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cm"/>
    </style:style>
    <style:style style:name="co2" style:family="table-column">
      <style:table-column-properties fo:break-before="auto" style:column-width="2.877cm"/>
    </style:style>
    <style:style style:name="co3" style:family="table-column">
      <style:table-column-properties fo:break-before="auto" style:column-width="1.866cm"/>
    </style:style>
    <style:style style:name="co4" style:family="table-column">
      <style:table-column-properties fo:break-before="auto" style:column-width="1.58cm"/>
    </style:style>
    <style:style style:name="co5" style:family="table-column">
      <style:table-column-properties fo:break-before="auto" style:column-width="1.383cm"/>
    </style:style>
    <style:style style:name="co6" style:family="table-column">
      <style:table-column-properties fo:break-before="auto" style:column-width="1.91cm"/>
    </style:style>
    <style:style style:name="co7" style:family="table-column">
      <style:table-column-properties fo:break-before="auto" style:column-width="1.032cm"/>
    </style:style>
    <style:style style:name="co8" style:family="table-column">
      <style:table-column-properties fo:break-before="auto" style:column-width="2.196cm"/>
    </style:style>
    <style:style style:name="co9" style:family="table-column">
      <style:table-column-properties fo:break-before="auto" style:column-width="0.944cm"/>
    </style:style>
    <style:style style:name="co10" style:family="table-column">
      <style:table-column-properties fo:break-before="auto" style:column-width="2.219cm"/>
    </style:style>
    <style:style style:name="co11" style:family="table-column">
      <style:table-column-properties fo:break-before="auto" style:column-width="2.263cm"/>
    </style:style>
    <style:style style:name="co12" style:family="table-column">
      <style:table-column-properties fo:break-before="auto" style:column-width="1.78cm"/>
    </style:style>
    <style:style style:name="co13" style:family="table-column">
      <style:table-column-properties fo:break-before="auto" style:column-width="2.438cm"/>
    </style:style>
    <style:style style:name="co14" style:family="table-column">
      <style:table-column-properties fo:break-before="auto" style:column-width="2.267cm"/>
    </style:style>
    <style:style style:name="co15" style:family="table-column">
      <style:table-column-properties fo:break-before="auto" style:column-width="3.318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18" style:family="table-column">
      <style:table-column-properties fo:break-before="auto" style:column-width="1.427cm"/>
    </style:style>
    <style:style style:name="co19" style:family="table-column">
      <style:table-column-properties fo:break-before="auto" style:column-width="0.9cm"/>
    </style:style>
    <style:style style:name="co20" style:family="table-column">
      <style:table-column-properties fo:break-before="auto" style:column-width="0.967cm"/>
    </style:style>
    <style:style style:name="co21" style:family="table-column">
      <style:table-column-properties fo:break-before="auto" style:column-width="1.406cm"/>
    </style:style>
    <style:style style:name="co22" style:family="table-column">
      <style:table-column-properties fo:break-before="auto" style:column-width="1.713cm"/>
    </style:style>
    <style:style style:name="co23" style:family="table-column">
      <style:table-column-properties fo:break-before="auto" style:column-width="0.725cm"/>
    </style:style>
    <style:style style:name="co24" style:family="table-column">
      <style:table-column-properties fo:break-before="auto" style:column-width="1.097cm"/>
    </style:style>
    <style:style style:name="co25" style:family="table-column">
      <style:table-column-properties fo:break-before="auto" style:column-width="1.318cm"/>
    </style:style>
    <style:style style:name="co26" style:family="table-column">
      <style:table-column-properties fo:break-before="auto" style:column-width="1.536cm"/>
    </style:style>
    <style:style style:name="co27" style:family="table-column">
      <style:table-column-properties fo:break-before="auto" style:column-width="0.988cm"/>
    </style:style>
    <style:style style:name="co28" style:family="table-column">
      <style:table-column-properties fo:break-before="auto" style:column-width="1.164cm"/>
    </style:style>
    <style:style style:name="co29" style:family="table-column">
      <style:table-column-properties fo:break-before="auto" style:column-width="1.362cm"/>
    </style:style>
    <style:style style:name="co30" style:family="table-column">
      <style:table-column-properties fo:break-before="auto" style:column-width="1.339cm"/>
    </style:style>
    <style:style style:name="co31" style:family="table-column">
      <style:table-column-properties fo:break-before="auto" style:column-width="1.252cm"/>
    </style:style>
    <style:style style:name="co32" style:family="table-column">
      <style:table-column-properties fo:break-before="auto" style:column-width="0.834cm"/>
    </style:style>
    <style:style style:name="co33" style:family="table-column">
      <style:table-column-properties fo:break-before="auto" style:column-width="0.746cm"/>
    </style:style>
    <style:style style:name="co34"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2"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3" style:family="table-cell" style:parent-style-name="Default">
      <style:text-properties style:font-name="Arial" fo:font-size="10pt" style:font-size-asian="10pt" style:font-size-complex="10pt"/>
    </style:style>
    <style:style style:name="ce4"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5"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6"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7"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8"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text-properties style:font-name="Arial" fo:font-size="10pt" fo:font-weight="bold" style:font-size-asian="10pt" style:font-weight-asian="bold" style:font-size-complex="10pt" style:font-weight-complex="bold"/>
    </style:style>
    <style:style style:name="ce12"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3" style:family="table-cell" style:parent-style-name="Default">
      <style:table-cell-properties fo:border="none"/>
    </style:style>
    <style:style style:name="ce14" style:family="table-cell" style:parent-style-name="Default">
      <style:table-cell-properties fo:border="none"/>
      <style:text-properties style:font-name="Arial" style:font-name-asian="Lucida Sans Unicode" style:font-name-complex="Tahoma"/>
    </style:style>
    <style:style style:name="ce15" style:family="table-cell" style:parent-style-name="Default">
      <style:table-cell-properties fo:border-bottom="0.002cm solid #000000" fo:border-left="none" fo:border-right="none" fo:border-top="none"/>
    </style:style>
    <style:style style:name="ce16" style:family="table-cell" style:parent-style-name="Default">
      <style:table-cell-properties fo:border-bottom="none" fo:background-color="#000000" fo:border-left="none" fo:border-right="none" fo:border-top="0.002cm solid #000000"/>
      <style:text-properties fo:color="#000000"/>
    </style:style>
    <style:style style:name="ce17"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19"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0"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2" style:family="table-cell" style:parent-style-name="Default" style:data-style-name="N174"/>
    <style:style style:name="ce23" style:family="table-cell" style:parent-style-name="Default">
      <style:text-properties style:font-name="Arial" style:font-name-asian="Lucida Sans Unicode" style:font-name-complex="Tahoma"/>
    </style:style>
    <style:style style:name="ce24" style:family="table-cell" style:parent-style-name="Default">
      <style:text-properties fo:color="#1a1a1a" style:font-name="Arial" style:font-name-asian="Lucida Sans Unicode" style:font-name-complex="Tahoma"/>
    </style:style>
    <style:style style:name="ce25"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6" style:family="table-cell" style:parent-style-name="Default">
      <style:text-properties fo:font-style="normal" style:font-style-asian="normal" style:font-style-complex="normal"/>
    </style:style>
    <style:style style:name="ce27" style:family="table-cell" style:parent-style-name="Default" style:data-style-name="N175"/>
    <style:style style:name="ce28" style:family="table-cell" style:parent-style-name="Default" style:data-style-name="N0"/>
    <style:style style:name="ce29"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0"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1"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2"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3"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ackground-color="transparent"/>
      <style:text-properties fo:font-style="normal" style:font-style-asian="normal" style:font-style-complex="normal"/>
    </style:style>
    <style:style style:name="ce36" style:family="table-cell" style:parent-style-name="Default">
      <style:table-cell-properties fo:border-bottom="0.002cm solid #000000" fo:background-color="transparent" fo:border-left="none" fo:border-right="none" fo:border-top="none"/>
    </style:style>
    <style:style style:name="ce37" style:family="table-cell" style:parent-style-name="Default">
      <style:table-cell-properties fo:background-color="transparent"/>
    </style:style>
    <style:style style:name="ce38"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39"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0"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1" style:family="table-cell" style:parent-style-name="Default">
      <style:table-cell-properties fo:border-bottom="0.002cm solid #000000" fo:background-color="transparent" fo:border-left="none" fo:border-right="0.002cm solid #000000" fo:border-top="none"/>
    </style:style>
    <style:style style:name="ce42"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3"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4" style:family="table-cell" style:parent-style-name="Default" style:data-style-name="N174">
      <style:table-cell-properties fo:background-color="#e6e6ff"/>
      <style:text-properties fo:font-weight="bold" style:font-weight-asian="bold" style:font-weight-complex="bold"/>
    </style:style>
    <style:style style:name="ce45"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6" style:family="table-cell" style:parent-style-name="Default">
      <style:table-cell-properties fo:background-color="#000000"/>
      <style:text-properties fo:color="#000000"/>
    </style:style>
    <style:style style:name="ce47" style:family="table-cell" style:parent-style-name="Default" style:data-style-name="N174">
      <style:table-cell-properties fo:border-bottom="0.002cm solid #000000" fo:border-left="none" fo:border-right="none" fo:border-top="none"/>
    </style:style>
    <style:style style:name="ce48" style:family="table-cell" style:parent-style-name="Default" style:data-style-name="N174">
      <style:text-properties style:font-name="Arial" fo:font-weight="bold" style:font-name-asian="Lucida Sans Unicode" style:font-weight-asian="bold" style:font-name-complex="Tahoma" style:font-weight-complex="bold"/>
    </style:style>
    <style:style style:name="ce49" style:family="table-cell" style:parent-style-name="Default">
      <style:text-properties fo:font-weight="bold" style:font-weight-asian="bold" style:font-weight-complex="bold"/>
    </style:style>
    <style:style style:name="ce50" style:family="table-cell" style:parent-style-name="Default" style:data-style-name="N173"/>
    <style:style style:name="ce51"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2" style:family="table-cell" style:parent-style-name="Default">
      <style:table-cell-properties fo:border-bottom="none" fo:border-left="0.002cm solid #000000" fo:border-right="none" fo:border-top="none"/>
    </style:style>
    <style:style style:name="ce53" style:family="table-cell" style:parent-style-name="Default">
      <style:table-cell-properties fo:border-bottom="0.002cm solid #000000" fo:border-left="0.002cm solid #000000" fo:border-right="none" fo:border-top="none"/>
    </style:style>
    <style:style style:name="ce54"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5" style:family="table-cell" style:parent-style-name="Default">
      <style:table-cell-properties style:diagonal-bl-tr="none" style:diagonal-tl-br="none" fo:border="none" style:rotation-align="none"/>
    </style:style>
    <style:style style:name="ce56" style:family="table-cell" style:parent-style-name="Excel_5f_BuiltIn_5f_Hyperlink">
      <style:text-properties style:use-window-font-color="true" style:text-underline-style="none"/>
    </style:style>
    <style:style style:name="ce57" style:family="table-cell" style:parent-style-name="Default">
      <style:text-properties style:use-window-font-color="true"/>
    </style:style>
    <style:style style:name="ce58"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59" style:family="table-cell" style:parent-style-name="Default">
      <style:text-properties fo:font-style="italic" style:font-style-asian="italic" style:font-style-complex="italic"/>
    </style:style>
    <style:style style:name="ce60"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1" style:family="table-cell" style:parent-style-name="Default">
      <style:table-cell-properties style:text-align-source="fix" style:repeat-content="false"/>
      <style:paragraph-properties fo:text-align="center" fo:margin-left="0cm"/>
    </style:style>
    <style:style style:name="ce62" style:family="table-cell" style:parent-style-name="Default">
      <style:table-cell-properties style:text-align-source="fix" style:repeat-content="false"/>
      <style:paragraph-properties fo:text-align="end" fo:margin-left="0cm"/>
    </style:style>
    <style:style style:name="ce63"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4" style:family="table-cell" style:parent-style-name="Default">
      <style:table-cell-properties style:text-align-source="fix" style:repeat-content="false" style:vertical-align="middle"/>
      <style:paragraph-properties fo:text-align="center"/>
    </style:style>
    <style:style style:name="ce65" style:family="table-cell" style:parent-style-name="Default" style:data-style-name="N0">
      <style:table-cell-properties style:text-align-source="fix" style:repeat-content="false" style:vertical-align="middle"/>
      <style:paragraph-properties fo:text-align="center"/>
    </style:style>
    <style:style style:name="ce66"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67"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68" style:family="table-cell" style:parent-style-name="Default">
      <style:text-properties fo:font-size="8pt" style:font-size-asian="8pt" style:font-size-complex="8pt"/>
    </style:style>
    <style:style style:name="ce69" style:family="table-cell" style:parent-style-name="Default">
      <style:table-cell-properties style:diagonal-bl-tr="none" style:diagonal-tl-br="none" fo:border="none" style:rotation-align="none"/>
      <style:text-properties fo:font-size="8pt" style:font-size-asian="8pt" style:font-size-complex="8pt"/>
    </style:style>
    <style:style style:name="ce70"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1"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2" style:family="table-cell" style:parent-style-name="Default">
      <style:table-cell-properties style:text-align-source="fix" style:repeat-content="false" style:vertical-align="middle"/>
      <style:paragraph-properties fo:text-align="center" fo:margin-left="0cm"/>
    </style:style>
    <style:style style:name="ce73" style:family="table-cell" style:parent-style-name="Default">
      <style:table-cell-properties style:diagonal-bl-tr="none" style:diagonal-tl-br="none" fo:background-color="transparent" fo:border="none" style:rotation-align="none"/>
    </style:style>
    <style:style style:name="ce74" style:family="table-cell" style:parent-style-name="Default">
      <style:text-properties style:font-name="Arial" fo:font-style="italic" style:font-name-asian="Lucida Sans Unicode" style:font-style-asian="italic" style:font-name-complex="Tahoma" style:font-style-complex="italic"/>
    </style:style>
    <style:style style:name="ce75" style:family="table-cell" style:parent-style-name="Default">
      <style:table-cell-properties style:text-align-source="value-type" style:repeat-content="false"/>
      <style:paragraph-properties fo:margin-left="0cm"/>
    </style:style>
    <style:style style:name="ce7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77" style:family="table-cell" style:parent-style-name="Default">
      <style:table-cell-properties style:text-align-source="fix" style:repeat-content="false" fo:border="none" style:vertical-align="middle"/>
      <style:paragraph-properties fo:text-align="center"/>
    </style:style>
    <style:style style:name="ce78"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79" style:family="table-cell" style:parent-style-name="Default">
      <style:table-cell-properties style:text-align-source="fix" style:repeat-content="false" fo:wrap-option="wrap" style:vertical-align="middle"/>
      <style:paragraph-properties fo:text-align="center"/>
    </style:style>
    <style:style style:name="ce80"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1" style:family="table-cell" style:parent-style-name="Default">
      <style:table-cell-properties fo:border-bottom="none" fo:border-left="none" fo:border-right="none" fo:border-top="0.002cm solid #000000"/>
    </style:style>
    <style:style style:name="ce82"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0.002cm solid #000000" fo:border-top="none"/>
    </style:style>
    <style:style style:name="ce84" style:family="table-cell" style:parent-style-name="Default">
      <style:table-cell-properties fo:border-bottom="0.002cm solid #000000" fo:border-left="none" fo:border-right="0.002cm solid #000000" fo:border-top="none"/>
    </style:style>
    <style:style style:name="ce85"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6"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87"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88" style:family="table-cell" style:parent-style-name="Default">
      <style:table-cell-properties fo:border-bottom="0.002cm solid #000000" fo:background-color="#e6e6ff" fo:border-left="none" fo:border-right="none" fo:border-top="0.002cm solid #000000"/>
    </style:style>
    <style:style style:name="ce89"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0" style:family="table-cell" style:parent-style-name="Default">
      <style:table-cell-properties fo:border-bottom="0.002cm solid #000000" fo:background-color="#e6e6ff" fo:border-left="none" fo:border-right="0.002cm solid #000000" fo:border-top="0.002cm solid #000000"/>
    </style:style>
    <style:style style:name="ce91"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14" table:number-columns-repeated="1009" table:default-cell-style-name="Default"/>
        <table:table-row table:style-name="ro1">
          <table:table-cell table:style-name="ce1" office:value-type="string">
            <text:p>Pavadinimas</text:p>
          </table:table-cell>
          <table:table-cell table:style-name="ce12" office:value-type="string">
            <text:p>Atributas</text:p>
          </table:table-cell>
          <table:table-cell table:style-name="ce21" office:value-type="string">
            <text:p>const (a)</text:p>
          </table:table-cell>
          <table:table-cell table:style-name="ce21" office:value-type="string">
            <text:p>lin (b)</text:p>
          </table:table-cell>
          <table:table-cell table:style-name="ce21" office:value-type="string">
            <text:p>b1</text:p>
          </table:table-cell>
          <table:table-cell table:style-name="ce21" office:value-type="string">
            <text:p>pow (c)</text:p>
          </table:table-cell>
          <table:table-cell table:style-name="ce21" office:value-type="string">
            <text:p>c1</text:p>
          </table:table-cell>
          <table:table-cell table:style-name="ce21" office:value-type="string">
            <text:p>c2</text:p>
          </table:table-cell>
          <table:table-cell table:style-name="ce21" office:value-type="string">
            <text:p>exp (d)</text:p>
          </table:table-cell>
          <table:table-cell table:style-name="ce21" office:value-type="string">
            <text:p>d1</text:p>
          </table:table-cell>
          <table:table-cell table:style-name="ce21" office:value-type="string">
            <text:p>max lvl</text:p>
            <draw:frame table:end-cell-address="Main.K2"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5" office:value-type="string">
            <text:p>Multiply?</text:p>
          </table:table-cell>
          <table:table-cell table:style-name="ce45" office:value-type="string">
            <text:p>Multiplier</text:p>
          </table:table-cell>
          <table:table-cell table:style-name="ce49" table:number-columns-repeated="1011"/>
        </table:table-row>
        <table:table-row table:style-name="ro1">
          <table:table-cell table:style-name="ce2" office:value-type="string">
            <text:p>B Mex t1</text:p>
          </table:table-cell>
          <table:table-cell table:style-name="ce13" office:value-type="string">
            <office:annotation draw:style-name="gr2" draw:text-style-name="P2" svg:width="3.429cm" svg:height="0.596cm" svg:x="6.683cm" svg:y="0cm" draw:caption-point-x="-0.61cm" draw:caption-point-y="0.466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B Mex t1</text:p>
          </table:table-cell>
          <table:table-cell table:style-name="ce13" office:value-type="string">
            <text:p>metal rate</text:p>
          </table:table-cell>
          <table:table-cell office:value-type="float" office:value="0">
            <text:p>0</text:p>
          </table:table-cell>
          <table:table-cell table:style-name="ce22" office:value-type="float" office:value="1">
            <text:p>1,0000</text:p>
          </table:table-cell>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2]" office:value-type="float" office:value="10">
            <text:p>10</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table-cell office:value-type="string">
            <text:p>B Mex t1</text:p>
          </table:table-cell>
          <table:table-cell table:style-name="ce13" office:value-type="string">
            <office:annotation draw:style-name="gr2" draw:text-style-name="P2" svg:width="7.908cm" svg:height="0.596cm" svg:x="6.683cm" svg:y="0.91cm" draw:caption-point-x="-0.61cm" draw:caption-point-y="0.466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3]" office:value-type="float" office:value="10">
            <text:p>10</text:p>
          </table:table-cell>
          <table:table-cell office:value-type="float" office:value="1">
            <text:p>1</text:p>
          </table:table-cell>
          <table:table-cell table:style-name="ce22" table:formula="of:=[Variables.$B$2]*0.33" office:value-type="float" office:value="0.0066">
            <text:p>0,0066</text:p>
          </table:table-cell>
          <table:table-cell table:number-columns-repeated="1011"/>
        </table:table-row>
        <table:table-row table:style-name="ro1">
          <table:table-cell office:value-type="string">
            <text:p>B Mex t1</text:p>
          </table:table-cell>
          <table:table-cell table:style-name="ce13" office:value-type="string">
            <office:annotation draw:style-name="gr3" draw:text-style-name="P2" svg:width="7.731cm" svg:height="0.991cm" svg:x="6.683cm" svg:y="1.365cm" draw:caption-point-x="-0.61cm" draw:caption-point-y="0.466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3" table:formula="of:=[.K4]" office:value-type="float" office:value="10">
            <text:p>10</text:p>
          </table:table-cell>
          <table:table-cell office:value-type="float" office:value="0">
            <text:p>0</text:p>
          </table:table-cell>
          <table:table-cell table:style-name="ce22" office:value-type="float" office:value="10">
            <text:p>10,0000</text:p>
          </table:table-cell>
          <table:table-cell table:number-columns-repeated="1011"/>
        </table:table-row>
        <table:table-row table:style-name="ro1">
          <table:table-cell office:value-type="string">
            <text:p>B Mex t1</text:p>
          </table:table-cell>
          <table:table-cell table:style-name="ce13" office:value-type="string">
            <office:annotation draw:style-name="gr3" draw:text-style-name="P2" svg:width="6.716cm" svg:height="0.991cm" svg:x="6.683cm" svg:y="1.82cm" draw:caption-point-x="-0.61cm" draw:caption-point-y="0.466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table:formula="of:=[.K5]" office:value-type="float" office:value="10">
            <text:p>10</text:p>
          </table:table-cell>
          <table:table-cell office:value-type="float" office:value="0">
            <text:p>0</text:p>
          </table:table-cell>
          <table:table-cell table:style-name="ce22" office:value-type="float" office:value="50">
            <text:p>50,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Mex t2</text:p>
          </table:table-cell>
          <table:table-cell table:style-name="ce13" office:value-type="string">
            <office:annotation draw:style-name="gr3" draw:text-style-name="P2" svg:width="4.686cm" svg:height="0.991cm" svg:x="6.683cm" svg:y="2.486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3" office:value-type="string">
            <office:annotation draw:style-name="gr4" draw:text-style-name="P2" svg:width="2.899cm" svg:height="2.176cm" svg:x="6.683cm" svg:y="2.941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2" office:value-type="float" office:value="1.6">
            <text:p>1,6000</text:p>
          </table:table-cell>
          <table:table-cell/>
          <table:table-cell table:style-name="ce28"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table-cell table:formula="of:=[.A9]" office:value-type="string" office:string-value="B Mex t2">
            <text:p>B Mex t2</text:p>
          </table:table-cell>
          <table:table-cell table:style-name="ce13" office:value-type="string">
            <office:annotation draw:style-name="gr4" draw:text-style-name="P2" svg:width="2.899cm" svg:height="1.386cm" svg:x="6.683cm" svg:y="3.396cm" draw:caption-point-x="-0.61cm" draw:caption-point-y="0.466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3" table:formula="of:=[.$K$8]" office:value-type="float" office:value="4">
            <text:p>4</text:p>
          </table:table-cell>
          <table:table-cell table:formula="of:=[.L21]" office:value-type="float" office:value="1">
            <text:p>1</text:p>
          </table:table-cell>
          <table:table-cell table:style-name="ce22" table:formula="of:=[.M21]*0.33" office:value-type="float" office:value="0.0066">
            <text:p>0,0066</text:p>
          </table:table-cell>
          <table:table-cell table:number-columns-repeated="1011"/>
        </table:table-row>
        <table:table-row table:style-name="ro1">
          <table:table-cell table:formula="of:=[.A10]" office:value-type="string" office:string-value="B Mex t2">
            <text:p>B Mex t2</text:p>
          </table:table-cell>
          <table:table-cell table:style-name="ce13" office:value-type="string">
            <office:annotation draw:style-name="gr3" draw:text-style-name="P2" svg:width="11.526cm" svg:height="0.991cm" svg:x="6.683cm" svg:y="3.852cm" draw:caption-point-x="-0.61cm" draw:caption-point-y="0.466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3"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3" draw:text-style-name="P2" svg:width="9.96cm" svg:height="0.991cm" svg:x="6.683cm" svg:y="4.307cm" draw:caption-point-x="-0.61cm" draw:caption-point-y="0.466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3" table:formula="of:=[.$K$8]" office:value-type="float" office:value="4">
            <text:p>4</text:p>
          </table:table-cell>
          <table:table-cell office:value-type="float" office:value="0">
            <text:p>0</text:p>
          </table:table-cell>
          <table:table-cell table:formula="of:=[.M21]*3600*3" office:value-type="float" office:value="216">
            <text:p>216</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3" draw:text-style-name="P2" svg:width="6.297cm" svg:height="0.991cm" svg:x="6.683cm" svg:y="4.762cm" draw:caption-point-x="-0.61cm" draw:caption-point-y="0.466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0">
            <text:p>0</text:p>
          </table:table-cell>
          <table:table-cell table:style-name="ce22" office:value-type="float" office:value="140">
            <text:p>140,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Collector t1</text:p>
          </table:table-cell>
          <table:table-cell table:style-name="ce13" office:value-type="string">
            <office:annotation draw:style-name="gr4" draw:text-style-name="P2" svg:width="2.899cm" svg:height="0.991cm" svg:x="6.683cm" svg:y="5.428cm" draw:caption-point-x="-0.61cm" draw:caption-point-y="0.466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3" office:value-type="string">
            <text:p>energy rat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table-cell table:formula="of:=[.A16]" office:value-type="string" office:string-value="B Collector t1">
            <text:p>B Collector t1</text:p>
          </table:table-cell>
          <table:table-cell table:style-name="ce13"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2"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3" office:value-type="string">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30">
            <text:p>30,0000</text:p>
          </table:table-cell>
          <table:table-cell table:number-columns-repeated="1011"/>
        </table:table-row>
        <table:table-row table:style-name="ro2">
          <table:table-cell/>
          <table:table-cell table:style-name="ce13"/>
          <table:table-cell/>
          <table:table-cell table:style-name="ce22"/>
          <table:table-cell/>
          <table:table-cell table:style-name="ce28"/>
          <table:table-cell table:number-columns-repeated="4"/>
          <table:table-cell table:style-name="ce13"/>
          <table:table-cell/>
          <table:table-cell table:style-name="ce22"/>
          <table:table-cell table:number-columns-repeated="1011"/>
        </table:table-row>
        <table:table-row table:style-name="ro3">
          <table:table-cell office:value-type="string">
            <text:p>B Collector t2</text:p>
          </table:table-cell>
          <table:table-cell table:style-name="ce13" office:value-type="string">
            <office:annotation draw:style-name="gr3" draw:text-style-name="P2" svg:width="6.893cm" svg:height="0.991cm" svg:x="6.683cm" svg:y="7.459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7" office:value-type="float" office:value="2000">
            <text:p>2000,000</text:p>
          </table:table-cell>
          <table:table-cell office:value-type="float" office:value="3">
            <text:p>3</text:p>
          </table:table-cell>
          <table:table-cell table:style-name="ce28"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3" office:value-type="string">
            <office:annotation draw:style-name="gr4" draw:text-style-name="P2" svg:width="2.899cm" svg:height="2.176cm" svg:x="6.683cm" svg:y="7.925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energy rate</text:p>
          </table:table-cell>
          <table:table-cell office:value-type="float" office:value="4">
            <text:p>4</text:p>
          </table:table-cell>
          <table:table-cell table:style-name="ce22"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table-cell table:formula="of:=[.A21]" office:value-type="string" office:string-value="B Collector t2">
            <text:p>B Collector t2</text:p>
          </table:table-cell>
          <table:table-cell table:style-name="ce13"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3" office:value-type="string">
            <text:p>energy cost</text:p>
          </table:table-cell>
          <table:table-cell office:value-type="float" office:value="4">
            <text:p>4</text:p>
          </table:table-cell>
          <table:table-cell table:style-name="ce22"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3" office:value-type="string">
            <office:annotation draw:style-name="gr5" draw:text-style-name="P2" svg:width="8.415cm" svg:height="1.781cm" svg:x="6.683cm" svg:y="9.29cm" draw:caption-point-x="-0.61cm" draw:caption-point-y="0.466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40">
            <text:p>140,0000</text:p>
          </table:table-cell>
          <table:table-cell table:number-columns-repeated="1011"/>
        </table:table-row>
        <table:table-row table:style-name="ro2">
          <table:table-cell/>
          <table:table-cell table:style-name="ce13"/>
          <table:table-cell/>
          <table:table-cell table:style-name="ce22"/>
          <table:table-cell/>
          <table:table-cell table:style-name="ce28"/>
          <table:table-cell table:number-columns-repeated="4"/>
          <table:table-cell table:style-name="ce13"/>
          <table:table-cell/>
          <table:table-cell table:style-name="ce22"/>
          <table:table-cell table:number-columns-repeated="1011"/>
        </table:table-row>
        <table:table-row table:style-name="ro1">
          <table:table-cell office:value-type="string">
            <text:p>B Collector t3</text:p>
          </table:table-cell>
          <table:table-cell table:style-name="ce13" office:value-type="string">
            <office:annotation draw:style-name="gr4" draw:text-style-name="P2" svg:width="2.899cm" svg:height="0.596cm" svg:x="6.683cm" svg:y="9.956cm" draw:caption-point-x="-0.61cm" draw:caption-point-y="0.466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3" office:value-type="float" office:value="2">
            <text:p>2</text:p>
          </table:table-cell>
          <table:table-cell office:value-type="float" office:value="0">
            <text:p>0</text:p>
          </table:table-cell>
          <table:table-cell table:style-name="ce22"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3" office:value-type="string">
            <office:annotation draw:style-name="gr4" draw:text-style-name="P2" svg:width="2.899cm" svg:height="0.991cm" svg:x="6.683cm" svg:y="10.412cm" draw:caption-point-x="-0.61cm" draw:caption-point-y="0.466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2" office:value-type="float" office:value="7">
            <text:p>7,0000</text:p>
          </table:table-cell>
          <table:table-cell/>
          <table:table-cell table:style-name="ce28"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3" office:value-type="float" office:value="2">
            <text:p>2</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table-cell table:formula="of:=[.A27]" office:value-type="string" office:string-value="B Collector t3">
            <text:p>B Collector t3</text:p>
          </table:table-cell>
          <table:table-cell table:style-name="ce13"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2" table:formula="of:=[.M9]*12*3600" office:value-type="float" office:value="216">
            <text:p>216,0000</text:p>
          </table:table-cell>
          <table:table-cell table:number-columns-repeated="1011"/>
        </table:table-row>
        <table:table-row table:style-name="ro1">
          <table:table-cell table:formula="of:=[.A28]" office:value-type="string" office:string-value="B Collector t3">
            <text:p>B Collector t3</text:p>
          </table:table-cell>
          <table:table-cell table:style-name="ce13"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2" table:formula="of:=[.M21]*3600*4" office:value-type="float" office:value="288">
            <text:p>288,0000</text:p>
          </table:table-cell>
          <table:table-cell table:number-columns-repeated="1011"/>
        </table:table-row>
        <table:table-row table:style-name="ro1">
          <table:table-cell table:formula="of:=[.A29]" office:value-type="string" office:string-value="B Collector t3">
            <text:p>B Collector t3</text:p>
          </table:table-cell>
          <table:table-cell table:style-name="ce13"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50">
            <text:p>150,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Zex t1</text:p>
          </table:table-cell>
          <table:table-cell table:style-name="ce13"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3" office:value-type="string">
            <text:p>zetium rate</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table-cell table:formula="of:=[.A33]" office:value-type="string" office:string-value="B Zex t1">
            <text:p>B Zex t1</text:p>
          </table:table-cell>
          <table:table-cell table:style-name="ce13" office:value-type="string">
            <office:annotation draw:style-name="gr2" draw:text-style-name="P2" svg:width="5.635cm" svg:height="0.596cm" svg:x="6.683cm" svg:y="13.353cm" draw:caption-point-x="-0.61cm" draw:caption-point-y="0.466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2" table:formula="of:=[.M16]*0.9" office:value-type="float" office:value="0.018">
            <text:p>0,0180</text:p>
          </table:table-cell>
          <table:table-cell table:number-columns-repeated="1011"/>
        </table:table-row>
        <table:table-row table:style-name="ro1">
          <table:table-cell table:formula="of:=[.A34]" office:value-type="string" office:string-value="B Zex t1">
            <text:p>B Zex t1</text:p>
          </table:table-cell>
          <table:table-cell table:style-name="ce13" office:value-type="string">
            <office:annotation draw:style-name="gr2" draw:text-style-name="P2" svg:width="4.355cm" svg:height="0.596cm" svg:x="6.683cm" svg:y="13.808cm" draw:caption-point-x="-0.61cm" draw:caption-point-y="0.466cm">
              <dc:creator>AŠ</dc:creator>
              <dc:date>2010-12-17T00:00:00</dc:date>
              <text:p text:style-name="P2"><text:span text:style-name="T1">== MEX T1 rate x 1,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2" table:formula="of:=[.M3]*4000*1.5" office:value-type="float" office:value="30">
            <text:p>30,0000</text:p>
          </table:table-cell>
          <table:table-cell table:number-columns-repeated="1011"/>
        </table:table-row>
        <table:table-row table:style-name="ro1">
          <table:table-cell table:formula="of:=[.A35]" office:value-type="string" office:string-value="B Zex t1">
            <text:p>B Zex t1</text:p>
          </table:table-cell>
          <table:table-cell table:style-name="ce13" office:value-type="string">
            <office:annotation draw:style-name="gr5" draw:text-style-name="P2" svg:width="8.349cm" svg:height="1.781cm" svg:x="6.683cm" svg:y="14.264cm" draw:caption-point-x="-0.61cm" draw:caption-point-y="0.466cm">
              <dc:creator>AŠ</dc:creator>
              <dc:date>2010-12-17T00:00:00</dc:date>
              <text:p text:style-name="P2"><text:span text:style-name="T1">== Collector T1 rate x 3,1val</text:span></text:p>
              <text:p text:style-name="P2"><text:span text:style-name="T1"/></text:p>
              <text:p text:style-name="P2"><text:span text:style-name="T1">Gali būti kad visur energijos kainos bus per didelės. Gali tekti didinti energijos reitus arba mažinti kainus.</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2" table:formula="of:=[.M16]*3.1*3600" office:value-type="float" office:value="223.2">
            <text:p>223,2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3">
          <table:table-cell office:value-type="string">
            <text:p>B Zex t2</text:p>
          </table:table-cell>
          <table:table-cell table:style-name="ce13" office:value-type="string">
            <office:annotation draw:style-name="gr6" draw:text-style-name="P2" svg:width="7.577cm" svg:height="2.176cm" svg:x="6.683cm" svg:y="14.93cm" draw:caption-point-x="-0.61cm" draw:caption-point-y="0.466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3" office:value-type="string">
            <office:annotation draw:style-name="gr4" draw:text-style-name="P2" svg:width="2.899cm" svg:height="2.176cm" svg:x="6.683cm" svg:y="15.395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2" office:value-type="float" office:value="0.24">
            <text:p>0,2400</text:p>
          </table:table-cell>
          <table:table-cell/>
          <table:table-cell table:style-name="ce28"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4.995cm" svg:height="0.596cm" svg:x="6.683cm" svg:y="15.85cm" draw:caption-point-x="-0.61cm" draw:caption-point-y="0.466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8">
            <text:p>0,02</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7.29cm" svg:height="0.991cm" svg:x="6.683cm" svg:y="16.306cm" draw:caption-point-x="-0.61cm" draw:caption-point-y="0.466cm">
              <dc:creator>AŠ</dc:creator>
              <dc:date>2010-12-17T00:00:00</dc:date>
              <text:p text:style-name="P2"><text:span text:style-name="T1">1lvl: MEX T2 lvl1 per 2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2*3600" office:value-type="float" office:value="36">
            <text:p>36</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6.231cm" svg:height="0.991cm" svg:x="6.683cm" svg:y="16.761cm" draw:caption-point-x="-0.61cm" draw:caption-point-y="0.466cm">
              <dc:creator>AŠ</dc:creator>
              <dc:date>2010-12-17T00:00:00</dc:date>
              <text:p text:style-name="P2"><text:span text:style-name="T1">1lvl: kaip Collector T2 1lvl per 4val</text:span></text:p>
              <text:p text:style-name="P2"><text:span text:style-name="T1">4lvl: 10 x 1lv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8.746cm" svg:height="0.991cm" svg:x="6.683cm" svg:y="17.216cm" draw:caption-point-x="-0.61cm" draw:caption-point-y="0.466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Metal Storage</text:p>
          </table:table-cell>
          <table:table-cell table:style-name="ce13"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3" office:value-type="string">
            <office:annotation draw:style-name="gr3" draw:text-style-name="P2" svg:width="7.602cm" svg:height="0.991cm" svg:x="6.683cm" svg:y="18.337cm" draw:caption-point-x="-0.61cm" draw:caption-point-y="0.466cm">
              <dc:creator>AŠ</dc:creator>
              <dc:date>2011-01-06T00:00:00</dc:date>
              <text:p text:style-name="P2"><text:span text:style-name="T1">1lvl: tiek kiek T1 MEX 6lvl per 3d.</text:span></text:p>
              <text:p text:style-name="P2"><text:span text:style-name="T1">8lvl: tiek kiek T2 MEX 4lvl per 3d. </text:span></text:p>
            </office:annotation>
            <text:p>metal storage</text:p>
          </table:table-cell>
          <table:table-cell table:number-matrix-columns-spanned="9" table:number-matrix-rows-spanned="1" table:formula="of:=LINEAR_DEP(6;[.C3:.M3]; SDAYS(3); [.K9];[.C9:.M9]; SDAYS(3); [.K45])" office:value-type="float" office:value="8706.18938022678">
            <text:p>8706,19</text:p>
          </table:table-cell>
          <table:table-cell office:value-type="float" office:value="1792.60151711046">
            <text:p>1792,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6]" office:value-type="string" office:string-value="B Metal Storage">
            <text:p>B Metal Storage</text:p>
          </table:table-cell>
          <table:table-cell table:style-name="ce13" office:value-type="string">
            <office:annotation draw:style-name="gr4" draw:text-style-name="P2" svg:width="7.315cm" svg:height="0.596cm" svg:x="6.683cm" svg:y="18.792cm" draw:caption-point-x="-0.61cm" draw:caption-point-y="0.466cm">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1792.60151711046">
            <text:p>1792,6</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table-cell table:formula="of:=[.A47]" office:value-type="string" office:string-value="B Metal Storage">
            <text:p>B Metal Storage</text:p>
          </table:table-cell>
          <table:table-cell table:style-name="ce13" office:value-type="string">
            <office:annotation draw:style-name="gr4" draw:text-style-name="P2" svg:width="8.33cm" svg:height="0.596cm" svg:x="6.683cm" svg:y="19.247cm" draw:caption-point-x="-0.61cm" draw:caption-point-y="0.466cm">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1792.60151711046">
            <text:p>1792,6</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B Energy Storage</text:p>
          </table:table-cell>
          <table:table-cell table:style-name="ce13"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3" office:value-type="string">
            <office:annotation draw:style-name="gr3" draw:text-style-name="P2" svg:width="9.146cm" svg:height="0.991cm" svg:x="6.683cm" svg:y="20.366cm" draw:caption-point-x="-0.61cm" draw:caption-point-y="0.468cm">
              <dc:creator>AŠ</dc:creator>
              <dc:date>2011-01-06T00:00:00</dc:date>
              <text:p text:style-name="P2"><text:span text:style-name="T1">1lvl: tiek kiek T1 Collector 6lvl per 3d.</text:span></text:p>
              <text:p text:style-name="P2"><text:span text:style-name="T1">8lvl: tiek kiek T2 Collector 4lvl per 3d. </text:span></text:p>
            </office:annotation>
            <text:p>energy storage</text:p>
          </table:table-cell>
          <table:table-cell table:number-matrix-columns-spanned="9" table:number-matrix-rows-spanned="1" table:formula="of:=LINEAR_DEP(6; [.C16:.M16]; SDAYS(3); [.K20]; [.C21:.M21]; SDAYS(3); [.K50])" office:value-type="float" office:value="19272.7575209071">
            <text:p>19272,76</text:p>
          </table:table-cell>
          <table:table-cell office:value-type="float" office:value="3605.18408917603">
            <text:p>3605,1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3" office:value-type="string">
            <office:annotation draw:style-name="gr4" draw:text-style-name="P2" svg:width="2.899cm" svg:height="0.596cm" svg:x="6.683cm" svg:y="20.822cm" draw:caption-point-x="-0.61cm" draw:caption-point-y="0.468cm">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3605.18408917603">
            <text:p>3605,18</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table-cell table:formula="of:=[.A52]" office:value-type="string" office:string-value="B Energy Storage">
            <text:p>B Energy Storage</text:p>
          </table:table-cell>
          <table:table-cell table:style-name="ce13" office:value-type="string">
            <office:annotation draw:style-name="gr4" draw:text-style-name="P2" svg:width="2.899cm" svg:height="0.596cm" svg:x="6.683cm" svg:y="21.277cm" draw:caption-point-x="-0.61cm" draw:caption-point-y="0.468cm">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3605.18408917603">
            <text:p>3605,18</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B Zetium Storage</text:p>
          </table:table-cell>
          <table:table-cell table:style-name="ce13"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3" office:value-type="string">
            <office:annotation draw:style-name="gr5" draw:text-style-name="P2" svg:width="9.279cm" svg:height="1.781cm" svg:x="6.683cm" svg:y="22.398cm" draw:caption-point-x="-0.61cm" draw:caption-point-y="0.468cm">
              <dc:creator>AŠ</dc:creator>
              <dc:date>2011-01-06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3d. </text:span></text:p>
            </office:annotation>
            <text:p>zetium storage</text:p>
          </table:table-cell>
          <table:table-cell table:number-matrix-columns-spanned="9" table:number-matrix-rows-spanned="1" table:formula="of:=LINEAR_DEP(6; [.C33:.M33]; SDAYS(3); [.K38];[.C39:.M39]; SDAYS(3); [.K55])" office:value-type="float" office:value="2363.31787604536">
            <text:p>2363,32</text:p>
          </table:table-cell>
          <table:table-cell office:value-type="float" office:value="792.810935208013">
            <text:p>792,8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3" office:value-type="string">
            <office:annotation draw:style-name="gr4" draw:text-style-name="P2" svg:width="2.899cm" svg:height="0.596cm" svg:x="6.683cm" svg:y="22.853cm" draw:caption-point-x="-0.61cm" draw:caption-point-y="0.468cm">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table-cell table:formula="of:=[.A57]" office:value-type="string" office:string-value="B Zetium Storage">
            <text:p>B Zetium Storage</text:p>
          </table:table-cell>
          <table:table-cell table:style-name="ce13" office:value-type="string">
            <office:annotation draw:style-name="gr4" draw:text-style-name="P2" svg:width="2.899cm" svg:height="0.596cm" svg:x="6.683cm" svg:y="23.308cm" draw:caption-point-x="-0.61cm" draw:caption-point-y="0.468cm">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table-cell table:formula="of:=[.A58]" office:value-type="string" office:string-value="B Zetium Storage">
            <text:p>B Zetium Storage</text:p>
          </table:table-cell>
          <table:table-cell table:style-name="ce13" office:value-type="string">
            <office:annotation draw:style-name="gr4" draw:text-style-name="P2" svg:width="2.899cm" svg:height="0.596cm" svg:x="6.683cm" svg:y="23.763cm" draw:caption-point-x="-0.61cm" draw:caption-point-y="0.468cm">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table-cell/>
          <table:table-cell table:style-name="ce13"/>
          <table:table-cell table:number-columns-repeated="1022"/>
        </table:table-row>
        <table:table-row table:style-name="ro1">
          <table:table-cell office:value-type="string">
            <text:p>B Mothership</text:p>
          </table:table-cell>
          <table:table-cell table:style-name="ce13" office:value-type="string">
            <office:annotation draw:style-name="gr4" draw:text-style-name="P2" svg:width="2.899cm" svg:height="0.596cm" svg:x="6.683cm" svg:y="24.45cm" draw:caption-point-x="-0.61cm" draw:caption-point-y="0.468cm">
              <dc:creator>AŠ</dc:creator>
              <dc:date>2010-12-18T00:00:00</dc:date>
              <text:p text:style-name="P2"><text:span text:style-name="T1">Kaip MEX t1 lvl5</text:span></text:p>
            </office:annotation>
            <text:p>metal rate</text:p>
          </table:table-cell>
          <table:table-cell table:style-name="ce22"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3" office:value-type="string">
            <office:annotation draw:style-name="gr2" draw:text-style-name="P2" svg:width="4.049cm" svg:height="0.596cm" svg:x="6.683cm" svg:y="24.906cm" draw:caption-point-x="-0.61cm" draw:caption-point-y="0.468cm">
              <dc:creator>AŠ</dc:creator>
              <dc:date>2010-12-18T00:00:00</dc:date>
              <text:p text:style-name="P2"><text:span text:style-name="T1">Kaip Collector t1 lvl5</text:span></text:p>
            </office:annotation>
            <text:p>energy rate</text:p>
          </table:table-cell>
          <table:table-cell table:style-name="ce22"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3" office:value-type="string">
            <office:annotation draw:style-name="gr2" draw:text-style-name="P2" svg:width="3.409cm" svg:height="0.596cm" svg:x="6.683cm" svg:y="25.361cm" draw:caption-point-x="-0.61cm" draw:caption-point-y="0.468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3]" office:value-type="string" office:string-value="B Mothership">
            <text:p>B Mothership</text:p>
          </table:table-cell>
          <table:table-cell table:style-name="ce13" office:value-type="string">
            <office:annotation draw:style-name="gr2" draw:text-style-name="P2" svg:width="3.498cm" svg:height="0.596cm" svg:x="6.683cm" svg:y="25.816cm" draw:caption-point-x="-0.61cm" draw:caption-point-y="0.468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table-cell table:formula="of:=[.A64]" office:value-type="string" office:string-value="B Mothership">
            <text:p>B Mothership</text:p>
          </table:table-cell>
          <table:table-cell table:style-name="ce13" office:value-type="string">
            <office:annotation draw:style-name="gr4" draw:text-style-name="P2" svg:width="2.899cm" svg:height="0.596cm" svg:x="6.683cm" svg:y="26.271cm" draw:caption-point-x="-0.61cm" draw:caption-point-y="0.468cm">
              <dc:creator>AŠ</dc:creator>
              <dc:date>2010-12-18T00:00:00</dc:date>
              <text:p text:style-name="P2"><text:span text:style-name="T1">ZEX T1 lvl5 x 4d.</text:span></text:p>
            </office:annotation>
            <text:p>zetium storage</text:p>
          </table:table-cell>
          <table:table-cell table:style-name="ce23"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5]" office:value-type="string" office:string-value="B Mothership">
            <text:p>B Mothership</text:p>
          </table:table-cell>
          <table:table-cell table:style-name="ce13" office:value-type="string">
            <office:annotation draw:style-name="gr4" draw:text-style-name="P2" svg:width="2.899cm" svg:height="0.596cm" svg:x="6.683cm" svg:y="26.726cm" draw:caption-point-x="-0.61cm" draw:caption-point-y="0.468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3" office:value-type="string">
            <office:annotation draw:style-name="gr4" draw:text-style-name="P2" svg:width="2.899cm" svg:height="0.596cm" svg:x="6.683cm" svg:y="27.181cm" draw:caption-point-x="-0.61cm" draw:caption-point-y="0.468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3"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3" office:value-type="string">
            <office:annotation draw:style-name="gr3" draw:text-style-name="P2" svg:width="5.816cm" svg:height="0.991cm" svg:x="6.683cm" svg:y="28.092cm" draw:caption-point-x="-0.61cm" draw:caption-point-y="0.468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table-cell/>
          <table:table-cell table:style-name="ce13"/>
          <table:table-cell table:number-columns-repeated="1022"/>
        </table:table-row>
        <table:table-row table:style-name="ro3">
          <table:table-cell office:value-type="string">
            <text:p>B Headquarters</text:p>
          </table:table-cell>
          <table:table-cell table:style-name="ce13" office:value-type="string">
            <office:annotation draw:style-name="gr2" draw:text-style-name="P2" svg:width="7.272cm" svg:height="0.596cm" svg:x="6.683cm" svg:y="28.758cm" draw:caption-point-x="-0.61cm" draw:caption-point-y="0.468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1]" office:value-type="string" office:string-value="B Headquarters">
            <text:p>B Headquarters</text:p>
          </table:table-cell>
          <table:table-cell table:style-name="ce13" office:value-type="string">
            <office:annotation draw:style-name="gr4" draw:text-style-name="P2" svg:width="2.899cm" svg:height="0.596cm" svg:x="6.683cm" svg:y="29.223cm" draw:caption-point-x="-0.61cm" draw:caption-point-y="0.468cm">
              <dc:creator>AŠ</dc:creator>
              <dc:date>2010-12-18T00:00:00</dc:date>
              <text:p text:style-name="P2"><text:span text:style-name="T1">Mothership x 0,3</text:span></text:p>
            </office:annotation>
            <text:p>metal rate</text:p>
          </table:table-cell>
          <table:table-cell table:style-name="ce22"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2]" office:value-type="string" office:string-value="B Headquarters">
            <text:p>B Headquarters</text:p>
          </table:table-cell>
          <table:table-cell table:style-name="ce13" office:value-type="string">
            <office:annotation draw:style-name="gr4" draw:text-style-name="P2" svg:width="2.899cm" svg:height="0.596cm" svg:x="6.683cm" svg:y="29.678cm" draw:caption-point-x="-0.61cm" draw:caption-point-y="0.468cm">
              <dc:creator>AŠ</dc:creator>
              <dc:date>2010-12-18T00:00:00</dc:date>
              <text:p text:style-name="P2"><text:span text:style-name="T1">Mothership x 0,3</text:span></text:p>
            </office:annotation>
            <text:p>energy rate</text:p>
          </table:table-cell>
          <table:table-cell table:style-name="ce22"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3]" office:value-type="string" office:string-value="B Headquarters">
            <text:p>B Headquarters</text:p>
          </table:table-cell>
          <table:table-cell table:style-name="ce13" office:value-type="string">
            <office:annotation draw:style-name="gr4" draw:text-style-name="P2" svg:width="2.899cm" svg:height="0.596cm" svg:x="6.683cm" svg:y="30.134cm" draw:caption-point-x="-0.61cm" draw:caption-point-y="0.468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table-cell table:formula="of:=[.A74]" office:value-type="string" office:string-value="B Headquarters">
            <text:p>B Headquarters</text:p>
          </table:table-cell>
          <table:table-cell table:style-name="ce13" office:value-type="string">
            <office:annotation draw:style-name="gr4" draw:text-style-name="P2" svg:width="2.899cm" svg:height="0.596cm" svg:x="6.683cm" svg:y="30.589cm" draw:caption-point-x="-0.61cm" draw:caption-point-y="0.468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table-cell table:formula="of:=[.A75]" office:value-type="string" office:string-value="B Headquarters">
            <text:p>B Headquarters</text:p>
          </table:table-cell>
          <table:table-cell table:style-name="ce13" office:value-type="string">
            <office:annotation draw:style-name="gr4" draw:text-style-name="P2" svg:width="2.899cm" svg:height="0.596cm" svg:x="6.683cm" svg:y="31.044cm" draw:caption-point-x="-0.61cm" draw:caption-point-y="0.468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5">
          <table:table-cell office:value-type="string">
            <text:p>B Radar</text:p>
          </table:table-cell>
          <table:table-cell table:style-name="ce13" office:value-type="string">
            <office:annotation draw:style-name="gr3" draw:text-style-name="P2" svg:width="8.047cm" svg:height="0.991cm" svg:x="6.683cm" svg:y="31.731cm" draw:caption-point-x="-0.61cm" draw:caption-point-y="0.468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78]" office:value-type="string" office:string-value="B Radar">
            <text:p>B Radar</text:p>
          </table:table-cell>
          <table:table-cell table:style-name="ce13" office:value-type="string">
            <office:annotation draw:style-name="gr5" draw:text-style-name="P2" svg:width="8.488cm" svg:height="1.781cm" svg:x="6.683cm" svg:y="32.26cm" draw:caption-point-x="-0.61cm" draw:caption-point-y="0.468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79]" office:value-type="string" office:string-value="B Radar">
            <text:p>B Radar</text:p>
          </table:table-cell>
          <table:table-cell table:style-name="ce13" office:value-type="string">
            <office:annotation draw:style-name="gr3" draw:text-style-name="P2" svg:width="6.502cm" svg:height="0.991cm" svg:x="6.683cm" svg:y="32.715cm" draw:caption-point-x="-0.61cm" draw:caption-point-y="0.468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2" office:value-type="float" office:value="0.0989">
            <text:p>0,0989</text:p>
          </table:table-cell>
          <table:table-cell table:style-name="ce27"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table-cell table:formula="of:=[.A80]" office:value-type="string" office:string-value="B Radar">
            <text:p>B Radar</text:p>
          </table:table-cell>
          <table:table-cell table:style-name="ce13" office:value-type="string">
            <office:annotation draw:style-name="gr3" draw:text-style-name="P2" svg:width="5.487cm" svg:height="0.991cm" svg:x="6.683cm" svg:y="33.17cm" draw:caption-point-x="-0.61cm" draw:caption-point-y="0.468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3" table:formula="of:=SUPERFORMULA(5; [.C3:.M3]) * SDAYS(2)" office:value-type="float" office:value="4827.43538341402">
            <text:p>4827,44</text:p>
          </table:table-cell>
          <table:table-cell table:formula="of:=[.C81]*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1]" office:value-type="string" office:string-value="B Radar">
            <text:p>B Radar</text:p>
          </table:table-cell>
          <table:table-cell table:style-name="ce13" office:value-type="string">
            <office:annotation draw:style-name="gr3" draw:text-style-name="P2" svg:width="5.09cm" svg:height="0.991cm" svg:x="6.683cm" svg:y="33.625cm" draw:caption-point-x="-0.61cm" draw:caption-point-y="0.468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2]*20" office:value-type="float" office:value="213394.830673122">
            <text:p>213394,83</text:p>
          </table:table-cell>
          <table:table-cell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table:formula="of:=[.K81]" office:value-type="float" office:value="2">
            <text:p>2</text:p>
          </table:table-cell>
          <table:table-cell table:formula="of:=[.L81]" office:value-type="float" office:value="0">
            <text:p>0</text:p>
          </table:table-cell>
          <table:table-cell table:formula="of:=[.M81]" office:value-type="float" office:value="1">
            <text:p>1</text:p>
          </table:table-cell>
          <table:table-cell table:number-columns-repeated="1011"/>
        </table:table-row>
        <table:table-row table:style-name="ro1">
          <table:table-cell table:formula="of:=[.A82]" office:value-type="string" office:string-value="B Radar">
            <text:p>B Radar</text:p>
          </table:table-cell>
          <table:table-cell table:style-name="ce13" office:value-type="string">
            <office:annotation draw:style-name="gr3" draw:text-style-name="P2" svg:width="4.472cm" svg:height="0.991cm" svg:x="6.683cm" svg:y="34.08cm" draw:caption-point-x="-0.61cm" draw:caption-point-y="0.468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3]*20" office:value-type="float" office:value="13110.870766828">
            <text:p>13110,87</text:p>
          </table:table-cell>
          <table:table-cell table:formula="of:=[.E82]" office:value-type="float" office:value="-1">
            <text:p>-1</text:p>
          </table:table-cell>
          <table:table-cell table:formula="of:=[.F82]" office:value-type="float" office:value="0">
            <text:p>0</text:p>
          </table:table-cell>
          <table:table-cell table:formula="of:=[.G82]" office:value-type="float" office:value="0">
            <text:p>0</text:p>
          </table:table-cell>
          <table:table-cell table:formula="of:=[.H82]" office:value-type="float" office:value="0">
            <text:p>0</text:p>
          </table:table-cell>
          <table:table-cell table:formula="of:=[.I82]" office:value-type="float" office:value="0">
            <text:p>0</text:p>
          </table:table-cell>
          <table:table-cell table:formula="of:=[.J82]" office:value-type="float" office:value="0">
            <text:p>0</text:p>
          </table:table-cell>
          <table:table-cell table:formula="of:=[.K82]" office:value-type="float" office:value="2">
            <text:p>2</text:p>
          </table:table-cell>
          <table:table-cell table:formula="of:=[.L82]" office:value-type="float" office:value="0">
            <text:p>0</text:p>
          </table:table-cell>
          <table:table-cell table:formula="of:=[.M82]" office:value-type="float" office:value="1">
            <text:p>1</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Barracks</text:p>
          </table:table-cell>
          <table:table-cell table:style-name="ce13" office:value-type="string">
            <office:annotation draw:style-name="gr3" draw:text-style-name="P2" svg:width="5.397cm" svg:height="0.991cm" svg:x="6.683cm" svg:y="34.746cm" draw:caption-point-x="-0.61cm" draw:caption-point-y="0.468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5]*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5]" office:value-type="string" office:string-value="B Barracks">
            <text:p>B Barracks</text:p>
          </table:table-cell>
          <table:table-cell table:style-name="ce13" office:value-type="string">
            <office:annotation draw:style-name="gr3" draw:text-style-name="P2" svg:width="7.272cm" svg:height="0.991cm" svg:x="6.683cm" svg:y="35.202cm" draw:caption-point-x="-0.61cm" draw:caption-point-y="0.468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6]" office:value-type="string" office:string-value="B Barracks">
            <text:p>B Barracks</text:p>
          </table:table-cell>
          <table:table-cell table:style-name="ce13" office:value-type="string">
            <office:annotation draw:style-name="gr3" draw:text-style-name="P2" svg:width="5.706cm" svg:height="0.991cm" svg:x="6.683cm" svg:y="35.657cm" draw:caption-point-x="-0.61cm" draw:caption-point-y="0.468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87]*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7]" office:value-type="string" office:string-value="B Barracks">
            <text:p>B Barracks</text:p>
          </table:table-cell>
          <table:table-cell table:style-name="ce13" office:value-type="string">
            <office:annotation draw:style-name="gr3" draw:text-style-name="P2" svg:width="5.883cm" svg:height="0.991cm" svg:x="6.683cm" svg:y="36.112cm" draw:caption-point-x="-0.61cm" draw:caption-point-y="0.468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88]*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Ground Factory</text:p>
          </table:table-cell>
          <table:table-cell table:style-name="ce13" office:value-type="string">
            <office:annotation draw:style-name="gr3" draw:text-style-name="P2" svg:width="5.684cm" svg:height="0.991cm" svg:x="6.683cm" svg:y="36.778cm" draw:caption-point-x="-0.61cm" draw:caption-point-y="0.468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3" table:formula="of:=ROUND(SMINUTES([Units.J56])*3.5)" office:value-type="float" office:value="17220">
            <text:p>17220</text:p>
          </table:table-cell>
          <table:table-cell table:formula="of:=[.C90]*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0]" office:value-type="string" office:string-value="B Ground Factory">
            <text:p>B Ground Factory</text:p>
          </table:table-cell>
          <table:table-cell table:style-name="ce13" office:value-type="string">
            <office:annotation draw:style-name="gr3" draw:text-style-name="P2" svg:width="6.412cm" svg:height="0.991cm" svg:x="6.683cm" svg:y="37.233cm" draw:caption-point-x="-0.61cm" draw:caption-point-y="0.468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1]" office:value-type="string" office:string-value="B Ground Factory">
            <text:p>B Ground Factory</text:p>
          </table:table-cell>
          <table:table-cell table:style-name="ce13" office:value-type="string">
            <office:annotation draw:style-name="gr3" draw:text-style-name="P2" svg:width="5.838cm" svg:height="0.991cm" svg:x="6.683cm" svg:y="37.688cm" draw:caption-point-x="-0.61cm" draw:caption-point-y="0.468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8217.975">
            <text:p>8217,98</text:p>
          </table:table-cell>
          <table:table-cell table:formula="of:=[.C92]*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2]" office:value-type="string" office:string-value="B Ground Factory">
            <text:p>B Ground Factory</text:p>
          </table:table-cell>
          <table:table-cell table:style-name="ce13" office:value-type="string">
            <office:annotation draw:style-name="gr3" draw:text-style-name="P2" svg:width="6.699cm" svg:height="0.991cm" svg:x="6.683cm" svg:y="38.143cm" draw:caption-point-x="-0.61cm" draw:caption-point-y="0.468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435.95">
            <text:p>16435,95</text:p>
          </table:table-cell>
          <table:table-cell table:formula="of:=[.C93]*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3]" office:value-type="string" office:string-value="B Ground Factory">
            <text:p>B Ground Factory</text:p>
          </table:table-cell>
          <table:table-cell table:style-name="ce13" office:value-type="string">
            <office:annotation draw:style-name="gr3" draw:text-style-name="P2" svg:width="6.831cm" svg:height="0.991cm" svg:x="6.683cm" svg:y="38.598cm" draw:caption-point-x="-0.61cm" draw:caption-point-y="0.468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547.865">
            <text:p>547,87</text:p>
          </table:table-cell>
          <table:table-cell table:formula="of:=[.C94]*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Space Factory</text:p>
          </table:table-cell>
          <table:table-cell table:style-name="ce13" office:value-type="string">
            <office:annotation draw:style-name="gr3" draw:text-style-name="P2" svg:width="5.772cm" svg:height="0.991cm" svg:x="6.683cm" svg:y="39.264cm" draw:caption-point-x="-0.61cm" draw:caption-point-y="0.468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3" table:formula="of:=ROUND(SMINUTES([Units.J60])*3.5)" office:value-type="float" office:value="27510">
            <text:p>27510</text:p>
          </table:table-cell>
          <table:table-cell table:formula="of:=[.C96]*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6]" office:value-type="string" office:string-value="B Space Factory">
            <text:p>B Space Factory</text:p>
          </table:table-cell>
          <table:table-cell table:style-name="ce13" office:value-type="string">
            <office:annotation draw:style-name="gr3" draw:text-style-name="P2" svg:width="7.162cm" svg:height="0.991cm" svg:x="6.683cm" svg:y="39.72cm" draw:caption-point-x="-0.61cm" draw:caption-point-y="0.468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7]" office:value-type="string" office:string-value="B Space Factory">
            <text:p>B Space Factory</text:p>
          </table:table-cell>
          <table:table-cell table:style-name="ce13" office:value-type="string">
            <office:annotation draw:style-name="gr3" draw:text-style-name="P2" svg:width="6.346cm" svg:height="0.991cm" svg:x="6.683cm" svg:y="40.175cm" draw:caption-point-x="-0.61cm" draw:caption-point-y="0.468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0]*5" office:value-type="float" office:value="19218.75">
            <text:p>19218,75</text:p>
          </table:table-cell>
          <table:table-cell table:formula="of:=[.C98]*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8]" office:value-type="string" office:string-value="B Space Factory">
            <text:p>B Space Factory</text:p>
          </table:table-cell>
          <table:table-cell table:style-name="ce13" office:value-type="string">
            <office:annotation draw:style-name="gr3" draw:text-style-name="P2" svg:width="6.39cm" svg:height="0.991cm" svg:x="6.683cm" svg:y="40.63cm" draw:caption-point-x="-0.61cm" draw:caption-point-y="0.468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0]*5" office:value-type="float" office:value="26906.25">
            <text:p>26906,25</text:p>
          </table:table-cell>
          <table:table-cell table:formula="of:=[.C99]*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9]" office:value-type="string" office:string-value="B Space Factory">
            <text:p>B Space Factory</text:p>
          </table:table-cell>
          <table:table-cell table:style-name="ce13" office:value-type="string">
            <office:annotation draw:style-name="gr3" draw:text-style-name="P2" svg:width="5.155cm" svg:height="0.991cm" svg:x="6.683cm" svg:y="41.085cm" draw:caption-point-x="-0.61cm" draw:caption-point-y="0.468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0]*5" office:value-type="float" office:value="1345.3125">
            <text:p>1345,31</text:p>
          </table:table-cell>
          <table:table-cell table:formula="of:=[.C100]*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Research Center</text:p>
          </table:table-cell>
          <table:table-cell table:style-name="ce13" office:value-type="string">
            <office:annotation draw:style-name="gr3" draw:text-style-name="P2" svg:width="6.191cm" svg:height="0.991cm" svg:x="6.683cm" svg:y="41.751cm" draw:caption-point-x="-0.61cm" draw:caption-point-y="0.468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2]*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2]" office:value-type="string" office:string-value="B Research Center">
            <text:p>B Research Center</text:p>
          </table:table-cell>
          <table:table-cell table:style-name="ce13" office:value-type="string">
            <office:annotation draw:style-name="gr3" draw:text-style-name="P2" svg:width="6.566cm" svg:height="0.991cm" svg:x="6.683cm" svg:y="42.204cm" draw:caption-point-x="-0.61cm" draw:caption-point-y="0.47cm">
              <dc:creator>AŠ</dc:creator>
              <dc:date>2010-12-27T00:00:00</dc:date>
              <text:p text:style-name="P2"><text:span text:style-name="T1">1lvl: kiek 7 lvl MEX t1 per 12val.</text:span></text:p>
              <text:p text:style-name="P2"><text:span text:style-name="T1">*lvl: 80% 1lvl</text:span></text:p>
            </office:annotation>
            <text:p>metal cost</text:p>
          </table:table-cell>
          <table:table-cell table:formula="of:=SUPERFORMULA(7; [.C3:.M3]) * SHOURS(12)" office:value-type="float" office:value="1695.67988345871">
            <text:p>1695,68</text:p>
          </table:table-cell>
          <table:table-cell table:formula="of:=[.C103]*0.8" office:value-type="float" office:value="1356.54390676697">
            <text:p>1356,54</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3]" office:value-type="string" office:string-value="B Research Center">
            <text:p>B Research Center</text:p>
          </table:table-cell>
          <table:table-cell table:style-name="ce13" office:value-type="string">
            <office:annotation draw:style-name="gr3" draw:text-style-name="P2" svg:width="6.5cm" svg:height="0.991cm" svg:x="6.683cm" svg:y="42.659cm" draw:caption-point-x="-0.61cm" draw:caption-point-y="0.47cm">
              <dc:creator>AŠ</dc:creator>
              <dc:date>2010-12-27T00:00:00</dc:date>
              <text:p text:style-name="P2"><text:span text:style-name="T1">1lvl: kiek 7 lvl Collector t1 per 12val.</text:span></text:p>
              <text:p text:style-name="P2"><text:span text:style-name="T1">*lvl: 80% 1lvl</text:span></text:p>
            </office:annotation>
            <text:p>energy cost</text:p>
          </table:table-cell>
          <table:table-cell table:formula="of:=SUPERFORMULA(7; [.C16:.M16]) * SHOURS(12)" office:value-type="float" office:value="3758.71953383483">
            <text:p>3758,72</text:p>
          </table:table-cell>
          <table:table-cell table:formula="of:=[.C104]*0.8" office:value-type="float" office:value="3006.97562706786">
            <text:p>3006,9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4]" office:value-type="string" office:string-value="B Research Center">
            <text:p>B Research Center</text:p>
          </table:table-cell>
          <table:table-cell table:style-name="ce13" office:value-type="string">
            <office:annotation draw:style-name="gr3" draw:text-style-name="P2" svg:width="5.441cm" svg:height="0.991cm" svg:x="6.683cm" svg:y="43.114cm" draw:caption-point-x="-0.61cm" draw:caption-point-y="0.47cm">
              <dc:creator>AŠ</dc:creator>
              <dc:date>2010-12-27T00:00:00</dc:date>
              <text:p text:style-name="P2"><text:span text:style-name="T1">1lvl: kiek 6 lvl ZEX t1 per 1d.</text:span></text:p>
              <text:p text:style-name="P2"><text:span text:style-name="T1">*lvl: 80% 1lvl</text:span></text:p>
            </office:annotation>
            <text:p>zetium cost</text:p>
          </table:table-cell>
          <table:table-cell table:formula="of:=SUPERFORMULA(6; [.C33:.M33]) * SDAYS(1)" office:value-type="float" office:value="787.772625348452">
            <text:p>787,77</text:p>
          </table:table-cell>
          <table:table-cell table:formula="of:=[.C105]*0.8" office:value-type="float" office:value="630.218100278762">
            <text:p>630,2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5]" office:value-type="string" office:string-value="B Research Center">
            <text:p>B Research Center</text:p>
          </table:table-cell>
          <table:table-cell table:style-name="ce14" office:value-type="string">
            <office:annotation draw:style-name="gr4" draw:text-style-name="P2" svg:width="2.899cm" svg:height="0.991cm" svg:x="6.683cm" svg:y="43.57cm" draw:caption-point-x="-0.61cm" draw:caption-point-y="0.47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Fiery Melters</text:p>
          </table:table-cell>
          <table:table-cell table:style-name="ce13" office:value-type="string">
            <office:annotation draw:style-name="gr6" draw:text-style-name="P2" svg:width="6.611cm" svg:height="2.176cm" svg:x="6.683cm" svg:y="44.236cm" draw:caption-point-x="-0.61cm" draw:caption-point-y="0.47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108]" office:value-type="string" office:string-value="T Fiery Melters">
            <text:p>T Fiery Melters</text:p>
          </table:table-cell>
          <table:table-cell table:style-name="ce13" office:value-type="string">
            <office:annotation draw:style-name="gr6" draw:text-style-name="P2" svg:width="5.331cm" svg:height="2.176cm" svg:x="6.683cm" svg:y="44.691cm" draw:caption-point-x="-0.61cm" draw:caption-point-y="0.47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4" table:number-matrix-columns-spanned="9" table:number-matrix-rows-spanned="1" table:formula="of:=POW_DEP(6; [.C$3:.M$3]; SDAYS(1); 4; [.C$9:.M$9]; SDAYS(20); [.$K108])" office:value-type="float" office:value="2902.06312674226">
            <text:p>2902,06</text:p>
          </table:table-cell>
          <table:table-cell office:value-type="float" office:value="0">
            <text:p>0</text:p>
          </table:table-cell>
          <table:table-cell office:value-type="float" office:value="0">
            <text:p>0</text:p>
          </table:table-cell>
          <table:table-cell table:style-name="ce29" office:value-type="float" office:value="5.14237049464909">
            <text:p>5,14</text:p>
          </table:table-cell>
          <table:table-cell office:value-type="float" office:value="0">
            <text:p>0</text:p>
          </table:table-cell>
          <table:table-cell office:value-type="float" office:value="1">
            <text:p>1</text:p>
          </table:table-cell>
          <table:table-cell table:style-name="ce38"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2" office:value-type="float" office:value="0.5">
            <text:p>0,5000</text:p>
          </table:table-cell>
          <table:table-cell table:number-columns-repeated="1011"/>
        </table:table-row>
        <table:table-row table:style-name="ro1">
          <table:table-cell table:formula="of:=[.A109]" office:value-type="string" office:string-value="T Fiery Melters">
            <text:p>T Fiery Melters</text:p>
          </table:table-cell>
          <table:table-cell table:style-name="ce13" office:value-type="string">
            <office:annotation draw:style-name="gr7" draw:text-style-name="P2" svg:width="5.993cm" svg:height="1.386cm" svg:x="6.683cm" svg:y="45.146cm" draw:caption-point-x="-0.61cm" draw:caption-point-y="0.4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3" table:number-matrix-columns-spanned="9" table:number-matrix-rows-spanned="1" table:formula="of:=POW_DEP(6; [.C$16:.M$16]; SDAYS(1); 4; [.C$21:.M$21]; SDAYS(20); [.$K108])" office:value-type="float" office:value="6424.25250696904">
            <text:p>6424,25</text:p>
          </table:table-cell>
          <table:table-cell office:value-type="float" office:value="0">
            <text:p>0</text:p>
          </table:table-cell>
          <table:table-cell office:value-type="float" office:value="0">
            <text:p>0</text:p>
          </table:table-cell>
          <table:table-cell table:style-name="ce23" office:value-type="float" office:value="5.46285110766962">
            <text:p>5,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0]" office:value-type="string" office:string-value="T Fiery Melters">
            <text:p>T Fiery Melters</text:p>
          </table:table-cell>
          <table:table-cell table:style-name="ce14" office:value-type="string">
            <office:annotation draw:style-name="gr7" draw:text-style-name="P2" svg:width="7.03cm" svg:height="1.386cm" svg:x="6.683cm" svg:y="45.601cm" draw:caption-point-x="-0.61cm" draw:caption-point-y="0.47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3" table:number-matrix-columns-spanned="9" table:number-matrix-rows-spanned="1" table:formula="of:=POW_DEP(6; [.C$33:.M$33]; SDAYS(1); 4; [.C$39:.M$39]; SDAYS(20); [.$K108])" office:value-type="float" office:value="787.772625348452">
            <text:p>787,77</text:p>
          </table:table-cell>
          <table:table-cell office:value-type="float" office:value="0">
            <text:p>0</text:p>
          </table:table-cell>
          <table:table-cell office:value-type="float" office:value="0">
            <text:p>0</text:p>
          </table:table-cell>
          <table:table-cell table:style-name="ce23"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2" office:value-type="float" office:value="0.2">
            <text:p>0,2000</text:p>
          </table:table-cell>
          <table:table-cell table:number-columns-repeated="1011"/>
        </table:table-row>
        <table:table-row table:style-name="ro1">
          <table:table-cell table:formula="of:=[.A111]" office:value-type="string" office:string-value="T Fiery Melters">
            <text:p>T Fiery Melters</text:p>
          </table:table-cell>
          <table:table-cell table:style-name="ce14" office:value-type="string">
            <text:p>scientists min</text:p>
          </table:table-cell>
          <table:table-cell table:number-matrix-columns-spanned="11" table:number-matrix-rows-spanned="1" table:formula="of:=RESEARCHTIME([.C108:.M108])"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112]" office:value-type="string" office:string-value="T Fiery Melters">
            <text:p>T Fiery Melters</text:p>
          </table:table-cell>
          <table:table-cell table:style-name="ce13" office:value-type="string">
            <office:annotation draw:style-name="gr4" draw:text-style-name="P2" svg:width="2.899cm" svg:height="0.596cm" svg:x="6.683cm" svg:y="46.511cm" draw:caption-point-x="-0.61cm" draw:caption-point-y="0.47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12]" office:value-type="float" office:value="10">
            <text:p>10</text:p>
          </table:table-cell>
          <table:table-cell table:formula="of:=[.L110]"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3]" office:value-type="string" office:string-value="T Fiery Melters">
            <text:p>T Fiery Melters</text:p>
          </table:table-cell>
          <table:table-cell table:style-name="ce13" office:value-type="string">
            <office:annotation draw:style-name="gr4" draw:text-style-name="P2" svg:width="2.899cm" svg:height="0.596cm" svg:x="6.683cm" svg:y="46.966cm" draw:caption-point-x="-0.61cm" draw:caption-point-y="0.47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13]" office:value-type="float" office:value="10">
            <text:p>10</text:p>
          </table:table-cell>
          <table:table-cell table:formula="of:=[.L111]" office:value-type="float" office:value="0">
            <text:p>0</text:p>
          </table:table-cell>
          <table:table-cell table:style-name="ce22" office:value-type="float" office:value="1">
            <text:p>1,0000</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Mex t2</text:p>
          </table:table-cell>
          <table:table-cell table:style-name="ce13" office:value-type="string">
            <office:annotation draw:style-name="gr2" draw:text-style-name="P2" svg:width="4.221cm" svg:height="0.596cm" svg:x="6.683cm" svg:y="47.654cm" draw:caption-point-x="-0.61cm" draw:caption-point-y="0.47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2" table:formula="of:=[.M2]*10" office:value-type="float" office:value="10">
            <text:p>10,0000</text:p>
          </table:table-cell>
          <table:table-cell table:number-columns-repeated="1011"/>
        </table:table-row>
        <table:table-row table:style-name="ro1">
          <table:table-cell table:formula="of:=[.A116]" office:value-type="string" office:string-value="T Mex t2">
            <text:p>T Mex t2</text:p>
          </table:table-cell>
          <table:table-cell table:style-name="ce13" office:value-type="string">
            <office:annotation draw:style-name="gr2" draw:text-style-name="P2" svg:width="4.31cm" svg:height="0.596cm" svg:x="6.683cm" svg:y="48.109cm" draw:caption-point-x="-0.61cm" draw:caption-point-y="0.47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16]" office:value-type="float" office:value="1">
            <text:p>1</text:p>
          </table:table-cell>
          <table:table-cell office:value-type="float" office:value="0">
            <text:p>0</text:p>
          </table:table-cell>
          <table:table-cell table:style-name="ce22" table:formula="of:=[.M11]*10" office:value-type="float" office:value="16">
            <text:p>16,0000</text:p>
          </table:table-cell>
          <table:table-cell table:number-columns-repeated="1011"/>
        </table:table-row>
        <table:table-row table:style-name="ro1">
          <table:table-cell table:formula="of:=[.A117]" office:value-type="string" office:string-value="T Mex t2">
            <text:p>T Mex t2</text:p>
          </table:table-cell>
          <table:table-cell table:style-name="ce13" office:value-type="string">
            <office:annotation draw:style-name="gr2" draw:text-style-name="P2" svg:width="3.824cm" svg:height="0.596cm" svg:x="6.683cm" svg:y="48.564cm" draw:caption-point-x="-0.61cm" draw:caption-point-y="0.47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17]" office:value-type="float" office:value="1">
            <text:p>1</text:p>
          </table:table-cell>
          <table:table-cell/>
          <table:table-cell table:style-name="ce22" table:formula="of:=[.M12]*10" office:value-type="float" office:value="2160">
            <text:p>2160,0000</text:p>
          </table:table-cell>
          <table:table-cell table:number-columns-repeated="1011"/>
        </table:table-row>
        <table:table-row table:style-name="ro1">
          <table:table-cell table:formula="of:=[.A118]" office:value-type="string" office:string-value="T Mex t2">
            <text:p>T Mex t2</text:p>
          </table:table-cell>
          <table:table-cell table:style-name="ce14" office:value-type="string">
            <office:annotation draw:style-name="gr2" draw:text-style-name="P2" svg:width="3.868cm" svg:height="0.596cm" svg:x="6.683cm" svg:y="49.019cm" draw:caption-point-x="-0.61cm" draw:caption-point-y="0.47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18]" office:value-type="float" office:value="1">
            <text:p>1</text:p>
          </table:table-cell>
          <table:table-cell/>
          <table:table-cell table:style-name="ce22" table:formula="of:=[.M13]*10" office:value-type="float" office:value="1400">
            <text:p>1400,0000</text:p>
          </table:table-cell>
          <table:table-cell table:number-columns-repeated="1011"/>
        </table:table-row>
        <table:table-row table:style-name="ro1">
          <table:table-cell table:formula="of:=[.A119]" office:value-type="string" office:string-value="T Mex t2">
            <text:p>T Mex t2</text:p>
          </table:table-cell>
          <table:table-cell table:style-name="ce14" office:value-type="string">
            <text:p>scientists min</text:p>
          </table:table-cell>
          <table:table-cell table:style-name="ce23" table:number-matrix-columns-spanned="11" table:number-matrix-rows-spanned="1" table:formula="of:=RESEARCHTIME([.C116:.M116])"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table:formula="of:=&quot;T SCond. Tech.&quot;" office:value-type="string" office:string-value="T SCond. Tech.">
            <text:p>T SCond. Tech.</text:p>
          </table:table-cell>
          <table:table-cell table:style-name="ce13" office:value-type="string">
            <office:annotation draw:style-name="gr6" draw:text-style-name="P2" svg:width="6.633cm" svg:height="2.176cm" svg:x="6.683cm" svg:y="50.14cm" draw:caption-point-x="-0.61cm" draw:caption-point-y="0.47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15:.M15]; 1; 4; [.C20:.M20]; 1; [.K108])" office:value-type="float" office:value="2304">
            <text:p>2304</text:p>
          </table:table-cell>
          <table:table-cell table:style-name="ce23"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08]" office:value-type="float" office:value="3">
            <text:p>3,0000</text:p>
          </table:table-cell>
          <table:table-cell table:number-columns-repeated="1011"/>
        </table:table-row>
        <table:table-row table:style-name="ro1">
          <table:table-cell table:formula="of:=[.A122]" office:value-type="string" office:string-value="T SCond. Tech.">
            <text:p>T SCond. Tech.</text:p>
          </table:table-cell>
          <table:table-cell table:style-name="ce13" office:value-type="string">
            <office:annotation draw:style-name="gr7" draw:text-style-name="P2" svg:width="5.993cm" svg:height="1.386cm" svg:x="6.683cm" svg:y="50.595cm" draw:caption-point-x="-0.61cm" draw:caption-point-y="0.4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09]" office:value-type="float" office:value="2902.06312674226">
            <text:p>2902,06</text:p>
          </table:table-cell>
          <table:table-cell table:formula="of:=[.D109]" office:value-type="float" office:value="0">
            <text:p>0</text:p>
          </table:table-cell>
          <table:table-cell table:formula="of:=[.E109]" office:value-type="float" office:value="0">
            <text:p>0</text:p>
          </table:table-cell>
          <table:table-cell table:formula="of:=[.F109]" office:value-type="float" office:value="5.14237049464909">
            <text:p>5,14</text:p>
          </table:table-cell>
          <table:table-cell table:formula="of:=[.G109]" office:value-type="float" office:value="0">
            <text:p>0</text:p>
          </table:table-cell>
          <table:table-cell table:formula="of:=[.H109]" office:value-type="float" office:value="1">
            <text:p>1</text:p>
          </table:table-cell>
          <table:table-cell table:formula="of:=[.I109]" office:value-type="float" office:value="0">
            <text:p>0</text:p>
          </table:table-cell>
          <table:table-cell table:formula="of:=[.J109]" office:value-type="float" office:value="0">
            <text:p>0</text:p>
          </table:table-cell>
          <table:table-cell table:formula="of:=[.K109]" office:value-type="float" office:value="10">
            <text:p>10</text:p>
          </table:table-cell>
          <table:table-cell table:formula="of:=[.L109]"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3]" office:value-type="string" office:string-value="T SCond. Tech.">
            <text:p>T SCond. Tech.</text:p>
          </table:table-cell>
          <table:table-cell table:style-name="ce13" office:value-type="string">
            <office:annotation draw:style-name="gr6" draw:text-style-name="P2" svg:width="6.853cm" svg:height="2.176cm" svg:x="6.683cm" svg:y="51.05cm" draw:caption-point-x="-0.61cm" draw:caption-point-y="0.47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10]" office:value-type="float" office:value="6424.25250696904">
            <text:p>6424,25</text:p>
          </table:table-cell>
          <table:table-cell table:formula="of:=[.D110]" office:value-type="float" office:value="0">
            <text:p>0</text:p>
          </table:table-cell>
          <table:table-cell table:formula="of:=[.E110]" office:value-type="float" office:value="0">
            <text:p>0</text:p>
          </table:table-cell>
          <table:table-cell table:formula="of:=[.F110]" office:value-type="float" office:value="5.46285110766962">
            <text:p>5,46</text:p>
          </table:table-cell>
          <table:table-cell table:formula="of:=[.G110]" office:value-type="float" office:value="0">
            <text:p>0</text:p>
          </table:table-cell>
          <table:table-cell table:formula="of:=[.H110]" office:value-type="float" office:value="1">
            <text:p>1</text:p>
          </table:table-cell>
          <table:table-cell table:formula="of:=[.I110]" office:value-type="float" office:value="0">
            <text:p>0</text:p>
          </table:table-cell>
          <table:table-cell table:formula="of:=[.J110]" office:value-type="float" office:value="0">
            <text:p>0</text:p>
          </table:table-cell>
          <table:table-cell table:formula="of:=[.K110]" office:value-type="float" office:value="10">
            <text:p>10</text:p>
          </table:table-cell>
          <table:table-cell table:formula="of:=[.L110]" office:value-type="float" office:value="0">
            <text:p>0</text:p>
          </table:table-cell>
          <table:table-cell table:style-name="ce22" office:value-type="float" office:value="0.5">
            <text:p>0,5000</text:p>
          </table:table-cell>
          <table:table-cell table:number-columns-repeated="1011"/>
        </table:table-row>
        <table:table-row table:style-name="ro1">
          <table:table-cell table:formula="of:=[.A124]" office:value-type="string" office:string-value="T SCond. Tech.">
            <text:p>T SCond. Tech.</text:p>
          </table:table-cell>
          <table:table-cell table:style-name="ce14" office:value-type="string">
            <office:annotation draw:style-name="gr7" draw:text-style-name="P2" svg:width="6.5cm" svg:height="1.386cm" svg:x="6.683cm" svg:y="51.506cm" draw:caption-point-x="-0.61cm" draw:caption-point-y="0.4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11]" office:value-type="float" office:value="787.772625348452">
            <text:p>787,77</text:p>
          </table:table-cell>
          <table:table-cell table:formula="of:=[.D111]" office:value-type="float" office:value="0">
            <text:p>0</text:p>
          </table:table-cell>
          <table:table-cell table:formula="of:=[.E111]" office:value-type="float" office:value="0">
            <text:p>0</text:p>
          </table:table-cell>
          <table:table-cell table:formula="of:=[.F111]" office:value-type="float" office:value="4.71571530692731">
            <text:p>4,72</text:p>
          </table:table-cell>
          <table:table-cell table:formula="of:=[.G111]" office:value-type="float" office:value="0">
            <text:p>0</text:p>
          </table:table-cell>
          <table:table-cell table:formula="of:=[.H111]" office:value-type="float" office:value="1">
            <text:p>1</text:p>
          </table:table-cell>
          <table:table-cell table:formula="of:=[.I111]" office:value-type="float" office:value="0">
            <text:p>0</text:p>
          </table:table-cell>
          <table:table-cell table:formula="of:=[.J111]" office:value-type="float" office:value="0">
            <text:p>0</text:p>
          </table:table-cell>
          <table:table-cell table:formula="of:=[.K111]" office:value-type="float" office:value="10">
            <text:p>10</text:p>
          </table:table-cell>
          <table:table-cell table:formula="of:=[.L111]" office:value-type="float" office:value="0">
            <text:p>0</text:p>
          </table:table-cell>
          <table:table-cell table:style-name="ce22" office:value-type="float" office:value="0.2">
            <text:p>0,2000</text:p>
          </table:table-cell>
          <table:table-cell table:number-columns-repeated="1011"/>
        </table:table-row>
        <table:table-row table:style-name="ro1">
          <table:table-cell table:formula="of:=[.A125]" office:value-type="string" office:string-value="T SCond. Tech.">
            <text:p>T SCond. Tech.</text:p>
          </table:table-cell>
          <table:table-cell table:style-name="ce14" office:value-type="string">
            <text:p>scientists min</text:p>
          </table:table-cell>
          <table:table-cell table:number-matrix-columns-spanned="11" table:number-matrix-rows-spanned="1" table:formula="of:=RESEARCHTIME([.C122:.M122])"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6">
          <table:table-cell table:formula="of:=[.A126]" office:value-type="string" office:string-value="T SCond. Tech.">
            <text:p>T SCond. Tech.</text:p>
          </table:table-cell>
          <table:table-cell table:style-name="ce13" office:value-type="string">
            <office:annotation draw:style-name="gr4" draw:text-style-name="P2" svg:width="2.899cm" svg:height="0.596cm" svg:x="6.683cm" svg:y="52.416cm" draw:caption-point-x="-0.61cm" draw:caption-point-y="0.47cm">
              <dc:creator>AŠ</dc:creator>
              <dc:date>2010-12-29T00:00:00</dc:date>
              <text:p text:style-name="P2"><text:span text:style-name="T1">Iki 100%</text:span></text:p>
            </office:annotation>
            <text:p>E gen mod</text:p>
          </table:table-cell>
          <table:table-cell office:value-type="float" office:value="0">
            <text:p>0</text:p>
          </table:table-cell>
          <table:table-cell table:formula="of:=[.D113]" office:value-type="float" office:value="10">
            <text:p>10</text:p>
          </table:table-cell>
          <table:table-cell table:number-columns-repeated="6"/>
          <table:table-cell table:formula="of:=[.K126]" office:value-type="float" office:value="10">
            <text:p>10</text:p>
          </table:table-cell>
          <table:table-cell table:formula="of:=[.L113]"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7]" office:value-type="string" office:string-value="T SCond. Tech.">
            <text:p>T SCond. Tech.</text:p>
          </table:table-cell>
          <table:table-cell table:style-name="ce13" office:value-type="string">
            <office:annotation draw:style-name="gr4" draw:text-style-name="P2" svg:width="2.899cm" svg:height="0.596cm" svg:x="6.683cm" svg:y="52.903cm" draw:caption-point-x="-0.61cm" draw:caption-point-y="0.47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14]" office:value-type="float" office:value="20">
            <text:p>20</text:p>
          </table:table-cell>
          <table:table-cell table:number-columns-repeated="6"/>
          <table:table-cell table:formula="of:=[.K127]" office:value-type="float" office:value="10">
            <text:p>10</text:p>
          </table:table-cell>
          <table:table-cell table:formula="of:=[.L114]" office:value-type="float" office:value="0">
            <text:p>0</text:p>
          </table:table-cell>
          <table:table-cell table:style-name="ce22" office:value-type="float" office:value="1">
            <text:p>1,0000</text:p>
          </table:table-cell>
          <table:table-cell table:number-columns-repeated="1011"/>
        </table:table-row>
        <table:table-row table:style-name="ro7">
          <table:table-cell/>
          <table:table-cell table:style-name="ce13"/>
          <table:table-cell table:number-columns-repeated="10"/>
          <table:table-cell table:style-name="ce22"/>
          <table:table-cell table:number-columns-repeated="1011"/>
        </table:table-row>
        <table:table-row table:style-name="ro1">
          <table:table-cell office:value-type="string">
            <text:p>T Collector t2</text:p>
          </table:table-cell>
          <table:table-cell table:style-name="ce13" office:value-type="string">
            <office:annotation draw:style-name="gr2" draw:text-style-name="P2" svg:width="4.95cm" svg:height="0.596cm" svg:x="6.683cm" svg:y="53.653cm" draw:caption-point-x="-0.61cm" draw:caption-point-y="0.47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2" table:formula="of:=[.M20]*10" office:value-type="float" office:value="10">
            <text:p>10,0000</text:p>
          </table:table-cell>
          <table:table-cell table:number-columns-repeated="1011"/>
        </table:table-row>
        <table:table-row table:style-name="ro1">
          <table:table-cell table:formula="of:=[.A130]" office:value-type="string" office:string-value="T Collector t2">
            <text:p>T Collector t2</text:p>
          </table:table-cell>
          <table:table-cell table:style-name="ce13" office:value-type="string">
            <office:annotation draw:style-name="gr2" draw:text-style-name="P2" svg:width="5.171cm" svg:height="0.596cm" svg:x="6.683cm" svg:y="54.108cm" draw:caption-point-x="-0.61cm" draw:caption-point-y="0.47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30]" office:value-type="float" office:value="1">
            <text:p>1</text:p>
          </table:table-cell>
          <table:table-cell/>
          <table:table-cell table:style-name="ce22" table:formula="of:=[.M22]*10" office:value-type="float" office:value="1800">
            <text:p>1800,0000</text:p>
          </table:table-cell>
          <table:table-cell table:number-columns-repeated="1011"/>
        </table:table-row>
        <table:table-row table:style-name="ro1">
          <table:table-cell table:formula="of:=[.A131]" office:value-type="string" office:string-value="T Collector t2">
            <text:p>T Collector t2</text:p>
          </table:table-cell>
          <table:table-cell table:style-name="ce13" office:value-type="string">
            <office:annotation draw:style-name="gr2" draw:text-style-name="P2" svg:width="5.038cm" svg:height="0.596cm" svg:x="6.683cm" svg:y="54.563cm" draw:caption-point-x="-0.61cm" draw:caption-point-y="0.47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31]" office:value-type="float" office:value="1">
            <text:p>1</text:p>
          </table:table-cell>
          <table:table-cell/>
          <table:table-cell table:style-name="ce22" table:formula="of:=[.M23]*10" office:value-type="float" office:value="2200">
            <text:p>2200,0000</text:p>
          </table:table-cell>
          <table:table-cell table:number-columns-repeated="1011"/>
        </table:table-row>
        <table:table-row table:style-name="ro1">
          <table:table-cell table:formula="of:=[.A132]" office:value-type="string" office:string-value="T Collector t2">
            <text:p>T Collector t2</text:p>
          </table:table-cell>
          <table:table-cell table:style-name="ce14" office:value-type="string">
            <office:annotation draw:style-name="gr2" draw:text-style-name="P2" svg:width="4.707cm" svg:height="0.596cm" svg:x="6.683cm" svg:y="55.018cm" draw:caption-point-x="-0.61cm" draw:caption-point-y="0.47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32]" office:value-type="float" office:value="1">
            <text:p>1</text:p>
          </table:table-cell>
          <table:table-cell/>
          <table:table-cell table:style-name="ce22" table:formula="of:=[.M24]*10" office:value-type="float" office:value="1400">
            <text:p>1400,0000</text:p>
          </table:table-cell>
          <table:table-cell table:number-columns-repeated="1011"/>
        </table:table-row>
        <table:table-row table:style-name="ro1">
          <table:table-cell table:formula="of:=[.A133]" office:value-type="string" office:string-value="T Collector t2">
            <text:p>T Collector t2</text:p>
          </table:table-cell>
          <table:table-cell table:style-name="ce14" office:value-type="string">
            <text:p>scientists min</text:p>
          </table:table-cell>
          <table:table-cell table:number-matrix-columns-spanned="11" table:number-matrix-rows-spanned="1" table:formula="of:=RESEARCHTIME([.C130:.M13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Collector t3</text:p>
          </table:table-cell>
          <table:table-cell table:style-name="ce13" office:value-type="string">
            <office:annotation draw:style-name="gr2" draw:text-style-name="P2" svg:width="4.817cm" svg:height="0.596cm" svg:x="6.683cm" svg:y="56.14cm" draw:caption-point-x="-0.61cm" draw:caption-point-y="0.47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2" table:formula="of:=[.M26]*10" office:value-type="float" office:value="11">
            <text:p>11,0000</text:p>
          </table:table-cell>
          <table:table-cell table:number-columns-repeated="1011"/>
        </table:table-row>
        <table:table-row table:style-name="ro1">
          <table:table-cell table:formula="of:=[.A136]" office:value-type="string" office:string-value="T Collector t3">
            <text:p>T Collector t3</text:p>
          </table:table-cell>
          <table:table-cell table:style-name="ce13" office:value-type="string">
            <office:annotation draw:style-name="gr4" draw:text-style-name="P2" svg:width="2.899cm" svg:height="0.991cm" svg:x="6.683cm" svg:y="56.595cm" draw:caption-point-x="-0.61cm" draw:caption-point-y="0.47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2" table:formula="of:=[.M28]*10" office:value-type="float" office:value="2160">
            <text:p>2160,0000</text:p>
          </table:table-cell>
          <table:table-cell table:number-columns-repeated="1011"/>
        </table:table-row>
        <table:table-row table:style-name="ro1">
          <table:table-cell table:formula="of:=[.A137]" office:value-type="string" office:string-value="T Collector t3">
            <text:p>T Collector t3</text:p>
          </table:table-cell>
          <table:table-cell table:style-name="ce13" office:value-type="string">
            <office:annotation draw:style-name="gr4" draw:text-style-name="P2" svg:width="2.899cm" svg:height="0.991cm" svg:x="6.683cm" svg:y="57.05cm" draw:caption-point-x="-0.61cm" draw:caption-point-y="0.47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2" table:formula="of:=[.M29]*10" office:value-type="float" office:value="2880">
            <text:p>2880,0000</text:p>
          </table:table-cell>
          <table:table-cell table:number-columns-repeated="1011"/>
        </table:table-row>
        <table:table-row table:style-name="ro1">
          <table:table-cell table:formula="of:=[.A138]" office:value-type="string" office:string-value="T Collector t3">
            <text:p>T Collector t3</text:p>
          </table:table-cell>
          <table:table-cell table:style-name="ce14" office:value-type="string">
            <office:annotation draw:style-name="gr4" draw:text-style-name="P2" svg:width="2.899cm" svg:height="0.991cm" svg:x="6.683cm" svg:y="57.505cm" draw:caption-point-x="-0.61cm" draw:caption-point-y="0.47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2" table:formula="of:=[.M30]*10" office:value-type="float" office:value="1500">
            <text:p>1500,0000</text:p>
          </table:table-cell>
          <table:table-cell table:number-columns-repeated="1011"/>
        </table:table-row>
        <table:table-row table:style-name="ro1">
          <table:table-cell table:formula="of:=[.A139]" office:value-type="string" office:string-value="T Collector t3">
            <text:p>T Collector t3</text:p>
          </table:table-cell>
          <table:table-cell table:style-name="ce14" office:value-type="string">
            <text:p>scientists min</text:p>
          </table:table-cell>
          <table:table-cell table:style-name="ce23" table:number-matrix-columns-spanned="11" table:number-matrix-rows-spanned="1" table:formula="of:=RESEARCHTIME([.C136:.M13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66666666666667">
            <text:p>0,0367</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Zetium Extraction</text:p>
          </table:table-cell>
          <table:table-cell table:style-name="ce13" office:value-type="string">
            <office:annotation draw:style-name="gr4" draw:text-style-name="P2" svg:width="2.899cm" svg:height="0.991cm" svg:x="6.683cm" svg:y="58.626cm" draw:caption-point-x="-0.61cm" draw:caption-point-y="0.47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2" table:formula="of:=[.M32]*10" office:value-type="float" office:value="10">
            <text:p>10,0000</text:p>
          </table:table-cell>
          <table:table-cell table:number-columns-repeated="1011"/>
        </table:table-row>
        <table:table-row table:style-name="ro1">
          <table:table-cell table:formula="of:=[.A142]" office:value-type="string" office:string-value="T Zetium Extraction">
            <text:p>T Zetium Extraction</text:p>
          </table:table-cell>
          <table:table-cell table:style-name="ce13" office:value-type="string">
            <office:annotation draw:style-name="gr4" draw:text-style-name="P2" svg:width="2.899cm" svg:height="0.991cm" svg:x="6.683cm" svg:y="59.081cm" draw:caption-point-x="-0.61cm" draw:caption-point-y="0.47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2]" office:value-type="float" office:value="1">
            <text:p>1</text:p>
          </table:table-cell>
          <table:table-cell/>
          <table:table-cell table:style-name="ce22" table:formula="of:=[.M35]*10" office:value-type="float" office:value="300">
            <text:p>300,0000</text:p>
          </table:table-cell>
          <table:table-cell table:number-columns-repeated="1011"/>
        </table:table-row>
        <table:table-row table:style-name="ro1">
          <table:table-cell table:formula="of:=[.A143]" office:value-type="string" office:string-value="T Zetium Extraction">
            <text:p>T Zetium Extraction</text:p>
          </table:table-cell>
          <table:table-cell table:style-name="ce13" office:value-type="string">
            <office:annotation draw:style-name="gr4" draw:text-style-name="P2" svg:width="2.899cm" svg:height="0.991cm" svg:x="6.683cm" svg:y="59.536cm" draw:caption-point-x="-0.61cm" draw:caption-point-y="0.47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3]" office:value-type="float" office:value="1">
            <text:p>1</text:p>
          </table:table-cell>
          <table:table-cell/>
          <table:table-cell table:style-name="ce22" table:formula="of:=[.M36]*10" office:value-type="float" office:value="2232">
            <text:p>2232,0000</text:p>
          </table:table-cell>
          <table:table-cell table:number-columns-repeated="1011"/>
        </table:table-row>
        <table:table-row table:style-name="ro1">
          <table:table-cell table:formula="of:=[.A144]" office:value-type="string" office:string-value="T Zetium Extraction">
            <text:p>T Zetium Extraction</text:p>
          </table:table-cell>
          <table:table-cell table:style-name="ce14" office:value-type="string">
            <text:p>scientists min</text:p>
          </table:table-cell>
          <table:table-cell table:number-matrix-columns-spanned="11" table:number-matrix-rows-spanned="1" table:formula="of:=RESEARCHTIME([.C142:.M14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Powd. Zet.</text:p>
          </table:table-cell>
          <table:table-cell table:style-name="ce13" office:value-type="string">
            <office:annotation draw:style-name="gr6" draw:text-style-name="P2" svg:width="7.074cm" svg:height="2.176cm" svg:x="6.683cm" svg:y="60.658cm" draw:caption-point-x="-0.61cm" draw:caption-point-y="0.47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32:.M32]; 1; 4; [.C38:.M38]; 1; [.K108])" office:value-type="float" office:value="9017">
            <text:p>9017</text:p>
          </table:table-cell>
          <table:table-cell table:style-name="ce23"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22]" office:value-type="float" office:value="3">
            <text:p>3,0000</text:p>
          </table:table-cell>
          <table:table-cell table:number-columns-repeated="1011"/>
        </table:table-row>
        <table:table-row table:style-name="ro1">
          <table:table-cell table:formula="of:=[.A147]" office:value-type="string" office:string-value="T Powd. Zet.">
            <text:p>T Powd. Zet.</text:p>
          </table:table-cell>
          <table:table-cell table:style-name="ce13" office:value-type="string">
            <office:annotation draw:style-name="gr7" draw:text-style-name="P2" svg:width="6.456cm" svg:height="1.386cm" svg:x="6.683cm" svg:y="61.113cm" draw:caption-point-x="-0.61cm" draw:caption-point-y="0.4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3]" office:value-type="float" office:value="2902.06312674226">
            <text:p>2902,06</text:p>
          </table:table-cell>
          <table:table-cell table:formula="of:=[.D123]" office:value-type="float" office:value="0">
            <text:p>0</text:p>
          </table:table-cell>
          <table:table-cell table:formula="of:=[.E123]" office:value-type="float" office:value="0">
            <text:p>0</text:p>
          </table:table-cell>
          <table:table-cell table:formula="of:=[.F123]" office:value-type="float" office:value="5.14237049464909">
            <text:p>5,14</text:p>
          </table:table-cell>
          <table:table-cell table:formula="of:=[.G123]" office:value-type="float" office:value="0">
            <text:p>0</text:p>
          </table:table-cell>
          <table:table-cell table:formula="of:=[.H123]" office:value-type="float" office:value="1">
            <text:p>1</text:p>
          </table:table-cell>
          <table:table-cell table:formula="of:=[.I123]" office:value-type="float" office:value="0">
            <text:p>0</text:p>
          </table:table-cell>
          <table:table-cell table:formula="of:=[.J123]" office:value-type="float" office:value="0">
            <text:p>0</text:p>
          </table:table-cell>
          <table:table-cell table:formula="of:=[.K123]" office:value-type="float" office:value="10">
            <text:p>10</text:p>
          </table:table-cell>
          <table:table-cell table:formula="of:=[.L123]" office:value-type="float" office:value="0">
            <text:p>0</text:p>
          </table:table-cell>
          <table:table-cell table:style-name="ce22" office:value-type="float" office:value="0.8">
            <text:p>0,8000</text:p>
          </table:table-cell>
          <table:table-cell table:number-columns-repeated="1011"/>
        </table:table-row>
        <table:table-row table:style-name="ro1">
          <table:table-cell table:formula="of:=[.A148]" office:value-type="string" office:string-value="T Powd. Zet.">
            <text:p>T Powd. Zet.</text:p>
          </table:table-cell>
          <table:table-cell table:style-name="ce13" office:value-type="string">
            <office:annotation draw:style-name="gr7" draw:text-style-name="P2" svg:width="6.081cm" svg:height="1.386cm" svg:x="6.683cm" svg:y="61.568cm" draw:caption-point-x="-0.61cm" draw:caption-point-y="0.4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24]" office:value-type="float" office:value="6424.25250696904">
            <text:p>6424,25</text:p>
          </table:table-cell>
          <table:table-cell table:formula="of:=[.D124]" office:value-type="float" office:value="0">
            <text:p>0</text:p>
          </table:table-cell>
          <table:table-cell table:formula="of:=[.E124]" office:value-type="float" office:value="0">
            <text:p>0</text:p>
          </table:table-cell>
          <table:table-cell table:formula="of:=[.F124]" office:value-type="float" office:value="5.46285110766962">
            <text:p>5,46</text:p>
          </table:table-cell>
          <table:table-cell table:formula="of:=[.G124]" office:value-type="float" office:value="0">
            <text:p>0</text:p>
          </table:table-cell>
          <table:table-cell table:formula="of:=[.H124]" office:value-type="float" office:value="1">
            <text:p>1</text:p>
          </table:table-cell>
          <table:table-cell table:formula="of:=[.I124]" office:value-type="float" office:value="0">
            <text:p>0</text:p>
          </table:table-cell>
          <table:table-cell table:formula="of:=[.J124]" office:value-type="float" office:value="0">
            <text:p>0</text:p>
          </table:table-cell>
          <table:table-cell table:formula="of:=[.K124]" office:value-type="float" office:value="10">
            <text:p>10</text:p>
          </table:table-cell>
          <table:table-cell table:formula="of:=[.L124]" office:value-type="float" office:value="0">
            <text:p>0</text:p>
          </table:table-cell>
          <table:table-cell table:style-name="ce22" office:value-type="float" office:value="0.8">
            <text:p>0,8000</text:p>
          </table:table-cell>
          <table:table-cell table:number-columns-repeated="1011"/>
        </table:table-row>
        <table:table-row table:style-name="ro1">
          <table:table-cell table:formula="of:=[.A149]" office:value-type="string" office:string-value="T Powd. Zet.">
            <text:p>T Powd. Zet.</text:p>
          </table:table-cell>
          <table:table-cell table:style-name="ce14" office:value-type="string">
            <office:annotation draw:style-name="gr6" draw:text-style-name="P2" svg:width="6.125cm" svg:height="2.176cm" svg:x="6.683cm" svg:y="62.023cm" draw:caption-point-x="-0.61cm" draw:caption-point-y="0.4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25]" office:value-type="float" office:value="787.772625348452">
            <text:p>787,77</text:p>
          </table:table-cell>
          <table:table-cell table:formula="of:=[.D125]" office:value-type="float" office:value="0">
            <text:p>0</text:p>
          </table:table-cell>
          <table:table-cell table:formula="of:=[.E125]" office:value-type="float" office:value="0">
            <text:p>0</text:p>
          </table:table-cell>
          <table:table-cell table:formula="of:=[.F125]" office:value-type="float" office:value="4.71571530692731">
            <text:p>4,72</text:p>
          </table:table-cell>
          <table:table-cell table:formula="of:=[.G125]" office:value-type="float" office:value="0">
            <text:p>0</text:p>
          </table:table-cell>
          <table:table-cell table:formula="of:=[.H125]" office:value-type="float" office:value="1">
            <text:p>1</text:p>
          </table:table-cell>
          <table:table-cell table:formula="of:=[.I125]" office:value-type="float" office:value="0">
            <text:p>0</text:p>
          </table:table-cell>
          <table:table-cell table:formula="of:=[.J125]" office:value-type="float" office:value="0">
            <text:p>0</text:p>
          </table:table-cell>
          <table:table-cell table:formula="of:=[.K125]" office:value-type="float" office:value="10">
            <text:p>10</text:p>
          </table:table-cell>
          <table:table-cell table:formula="of:=[.L125]" office:value-type="float" office:value="0">
            <text:p>0</text:p>
          </table:table-cell>
          <table:table-cell table:style-name="ce22" office:value-type="float" office:value="0.5">
            <text:p>0,5000</text:p>
          </table:table-cell>
          <table:table-cell table:number-columns-repeated="1011"/>
        </table:table-row>
        <table:table-row table:style-name="ro1">
          <table:table-cell table:formula="of:=[.A150]" office:value-type="string" office:string-value="T Powd. Zet.">
            <text:p>T Powd. Zet.</text:p>
          </table:table-cell>
          <table:table-cell table:style-name="ce14" office:value-type="string">
            <text:p>scientists min</text:p>
          </table:table-cell>
          <table:table-cell table:number-matrix-columns-spanned="11" table:number-matrix-rows-spanned="1" table:formula="of:=RESEARCHTIME([.C147:.M14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151]" office:value-type="string" office:string-value="T Powd. Zet.">
            <text:p>T Powd. Zet.</text:p>
          </table:table-cell>
          <table:table-cell table:style-name="ce13" office:value-type="string">
            <office:annotation draw:style-name="gr4" draw:text-style-name="P2" svg:width="2.899cm" svg:height="0.596cm" svg:x="6.683cm" svg:y="62.933cm" draw:caption-point-x="-0.61cm" draw:caption-point-y="0.47cm">
              <dc:creator>AŠ</dc:creator>
              <dc:date>2010-12-29T00:00:00</dc:date>
              <text:p text:style-name="P2"><text:span text:style-name="T1">Iki 100%</text:span></text:p>
            </office:annotation>
            <text:p>Z gen mod</text:p>
          </table:table-cell>
          <table:table-cell table:formula="of:=[.C127]" office:value-type="float" office:value="0">
            <text:p>0</text:p>
          </table:table-cell>
          <table:table-cell table:formula="of:=[.D127]" office:value-type="float" office:value="10">
            <text:p>10</text:p>
          </table:table-cell>
          <table:table-cell table:formula="of:=[.E127]" office:value-type="float" office:value="0">
            <text:p>0</text:p>
          </table:table-cell>
          <table:table-cell table:formula="of:=[.F127]" office:value-type="float" office:value="0">
            <text:p>0</text:p>
          </table:table-cell>
          <table:table-cell table:formula="of:=[.G127]" office:value-type="float" office:value="0">
            <text:p>0</text:p>
          </table:table-cell>
          <table:table-cell table:formula="of:=[.H127]" office:value-type="float" office:value="0">
            <text:p>0</text:p>
          </table:table-cell>
          <table:table-cell table:formula="of:=[.I127]" office:value-type="float" office:value="0">
            <text:p>0</text:p>
          </table:table-cell>
          <table:table-cell table:formula="of:=[.J127]" office:value-type="float" office:value="0">
            <text:p>0</text:p>
          </table:table-cell>
          <table:table-cell table:formula="of:=[.K127]" office:value-type="float" office:value="10">
            <text:p>10</text:p>
          </table:table-cell>
          <table:table-cell table:formula="of:=[.L127]"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2]" office:value-type="string" office:string-value="T Powd. Zet.">
            <text:p>T Powd. Zet.</text:p>
          </table:table-cell>
          <table:table-cell table:style-name="ce13" office:value-type="string">
            <office:annotation draw:style-name="gr4" draw:text-style-name="P2" svg:width="2.899cm" svg:height="0.596cm" svg:x="6.683cm" svg:y="63.388cm" draw:caption-point-x="-0.61cm" draw:caption-point-y="0.47cm">
              <dc:creator>AŠ</dc:creator>
              <dc:date>2010-12-29T00:00:00</dc:date>
              <text:p text:style-name="P2"><text:span text:style-name="T1">Iki 200%</text:span></text:p>
            </office:annotation>
            <text:p>Z store mod</text:p>
          </table:table-cell>
          <table:table-cell table:formula="of:=[.C128]" office:value-type="float" office:value="0">
            <text:p>0</text:p>
          </table:table-cell>
          <table:table-cell table:formula="of:=[.D128]" office:value-type="float" office:value="20">
            <text:p>20</text:p>
          </table:table-cell>
          <table:table-cell table:formula="of:=[.E128]" office:value-type="float" office:value="0">
            <text:p>0</text:p>
          </table:table-cell>
          <table:table-cell table:formula="of:=[.F128]" office:value-type="float" office:value="0">
            <text:p>0</text:p>
          </table:table-cell>
          <table:table-cell table:formula="of:=[.G128]" office:value-type="float" office:value="0">
            <text:p>0</text:p>
          </table:table-cell>
          <table:table-cell table:formula="of:=[.H128]" office:value-type="float" office:value="0">
            <text:p>0</text:p>
          </table:table-cell>
          <table:table-cell table:formula="of:=[.I128]" office:value-type="float" office:value="0">
            <text:p>0</text:p>
          </table:table-cell>
          <table:table-cell table:formula="of:=[.J128]" office:value-type="float" office:value="0">
            <text:p>0</text:p>
          </table:table-cell>
          <table:table-cell table:formula="of:=[.K128]" office:value-type="float" office:value="10">
            <text:p>10</text:p>
          </table:table-cell>
          <table:table-cell table:formula="of:=[.L128]"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Zex t2</text:p>
          </table:table-cell>
          <table:table-cell table:style-name="ce13" office:value-type="string">
            <office:annotation draw:style-name="gr2" draw:text-style-name="P2" svg:width="5.59cm" svg:height="0.596cm" svg:x="6.683cm" svg:y="64.054cm" draw:caption-point-x="-0.61cm" draw:caption-point-y="0.47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2" table:formula="of:=[.M38]*10" office:value-type="float" office:value="10">
            <text:p>10,0000</text:p>
          </table:table-cell>
          <table:table-cell table:number-columns-repeated="1011"/>
        </table:table-row>
        <table:table-row table:style-name="ro1">
          <table:table-cell table:formula="of:=[.A155]" office:value-type="string" office:string-value="T Zex t2">
            <text:p>T Zex t2</text:p>
          </table:table-cell>
          <table:table-cell table:style-name="ce13" office:value-type="string">
            <office:annotation draw:style-name="gr2" draw:text-style-name="P2" svg:width="5.59cm" svg:height="0.596cm" svg:x="6.683cm" svg:y="64.51cm" draw:caption-point-x="-0.61cm" draw:caption-point-y="0.47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55]" office:value-type="float" office:value="1">
            <text:p>1</text:p>
          </table:table-cell>
          <table:table-cell/>
          <table:table-cell table:style-name="ce22" table:formula="of:=[.M41]*10" office:value-type="float" office:value="360">
            <text:p>360,0000</text:p>
          </table:table-cell>
          <table:table-cell table:number-columns-repeated="1011"/>
        </table:table-row>
        <table:table-row table:style-name="ro1">
          <table:table-cell table:formula="of:=[.A156]" office:value-type="string" office:string-value="T Zex t2">
            <text:p>T Zex t2</text:p>
          </table:table-cell>
          <table:table-cell table:style-name="ce13" office:value-type="string">
            <office:annotation draw:style-name="gr2" draw:text-style-name="P2" svg:width="5.193cm" svg:height="0.596cm" svg:x="6.683cm" svg:y="64.965cm" draw:caption-point-x="-0.61cm" draw:caption-point-y="0.47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56]" office:value-type="float" office:value="1">
            <text:p>1</text:p>
          </table:table-cell>
          <table:table-cell/>
          <table:table-cell table:style-name="ce22" table:formula="of:=[.M42]*10" office:value-type="float" office:value="10">
            <text:p>10,0000</text:p>
          </table:table-cell>
          <table:table-cell table:number-columns-repeated="1011"/>
        </table:table-row>
        <table:table-row table:style-name="ro1">
          <table:table-cell table:formula="of:=[.A157]" office:value-type="string" office:string-value="T Zex t2">
            <text:p>T Zex t2</text:p>
          </table:table-cell>
          <table:table-cell table:style-name="ce14" office:value-type="string">
            <office:annotation draw:style-name="gr2" draw:text-style-name="P2" svg:width="4.795cm" svg:height="0.596cm" svg:x="6.683cm" svg:y="65.42cm" draw:caption-point-x="-0.61cm" draw:caption-point-y="0.47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57]" office:value-type="float" office:value="1">
            <text:p>1</text:p>
          </table:table-cell>
          <table:table-cell/>
          <table:table-cell table:style-name="ce22" table:formula="of:=[.M43]*10" office:value-type="float" office:value="10">
            <text:p>10,0000</text:p>
          </table:table-cell>
          <table:table-cell table:number-columns-repeated="1011"/>
        </table:table-row>
        <table:table-row table:style-name="ro1">
          <table:table-cell table:formula="of:=[.A158]" office:value-type="string" office:string-value="T Zex t2">
            <text:p>T Zex t2</text:p>
          </table:table-cell>
          <table:table-cell table:style-name="ce14" office:value-type="string">
            <text:p>scientists min</text:p>
          </table:table-cell>
          <table:table-cell table:style-name="ce23" table:number-matrix-columns-spanned="11" table:number-matrix-rows-spanned="1" table:formula="of:=RESEARCHTIME([.C155:.M155])"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table-cell/>
          <table:table-cell table:style-name="ce14"/>
          <table:table-cell table:number-columns-repeated="10"/>
          <table:table-cell table:style-name="ce22"/>
          <table:table-cell table:number-columns-repeated="1011"/>
        </table:table-row>
        <table:table-row table:style-name="ro1">
          <table:table-cell office:value-type="string">
            <text:p>T Trooper</text:p>
          </table:table-cell>
          <table:table-cell table:style-name="ce13" office:value-type="string">
            <office:annotation draw:style-name="gr3" draw:text-style-name="P2" svg:width="5.965cm" svg:height="0.991cm" svg:x="6.683cm" svg:y="66.541cm" draw:caption-point-x="-0.61cm" draw:caption-point-y="0.47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23" table:number-matrix-columns-spanned="11" table:number-matrix-rows-spanned="1" table:formula="of:=RESEARCHTIME([.C161:.M161])"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eeker</text:p>
          </table:table-cell>
          <table:table-cell table:style-name="ce13" office:value-type="string">
            <office:annotation draw:style-name="gr3" draw:text-style-name="P2" svg:width="5.965cm" svg:height="0.991cm" svg:x="6.683cm" svg:y="69.938cm" draw:caption-point-x="-0.61cm" draw:caption-point-y="0.47cm">
              <dc:creator>AŠ</dc:creator>
              <dc:date>2010-12-30T00:00:00</dc:date>
              <text:p text:style-name="P2"><text:span text:style-name="T1">Visi fieldai pagal UnitTechCoefs() funkciją.</text:span></text:p>
            </office:annotation>
            <text:p>time</text:p>
          </table:table-cell>
          <table:table-cell table:style-name="ce23"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69]" office:value-type="string" office:string-value="T Seeker">
            <text:p>T Seeker</text:p>
          </table:table-cell>
          <table:table-cell table:style-name="ce13"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0]" office:value-type="string" office:string-value="T Seeker">
            <text:p>T Seeker</text:p>
          </table:table-cell>
          <table:table-cell table:style-name="ce13"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1]" office:value-type="string" office:string-value="T Seeker">
            <text:p>T Seek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2]" office:value-type="string" office:string-value="T Seeker">
            <text:p>T See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3]" office:value-type="string" office:string-value="T Seeker">
            <text:p>T See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4]" office:value-type="string" office:string-value="T Seeker">
            <text:p>T Seeker</text:p>
          </table:table-cell>
          <table:table-cell office:value-type="string">
            <text:p>scientists min</text:p>
          </table:table-cell>
          <table:table-cell table:number-matrix-columns-spanned="11" table:number-matrix-rows-spanned="1" table:formula="of:=RESEARCHTIME([.C169:.M169])"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Shocker</text:p>
          </table:table-cell>
          <table:table-cell table:style-name="ce13"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7]" office:value-type="string" office:string-value="T Shocker">
            <text:p>T Shocker</text:p>
          </table:table-cell>
          <table:table-cell table:style-name="ce13"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8]" office:value-type="string" office:string-value="T Shocker">
            <text:p>T Shocker</text:p>
          </table:table-cell>
          <table:table-cell table:style-name="ce13"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9]" office:value-type="string" office:string-value="T Shocker">
            <text:p>T Shocker</text:p>
          </table:table-cell>
          <table:table-cell table:style-name="ce14"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0]" office:value-type="string" office:string-value="T Shocker">
            <text:p>T Shoc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1]" office:value-type="string" office:string-value="T Shocker">
            <text:p>T Shoc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2]" office:value-type="string" office:string-value="T Shocker">
            <text:p>T Shocker</text:p>
          </table:table-cell>
          <table:table-cell office:value-type="string">
            <text:p>scientists min</text:p>
          </table:table-cell>
          <table:table-cell table:number-matrix-columns-spanned="11" table:number-matrix-rows-spanned="1" table:formula="of:=RESEARCHTIME([.C177:.M177])"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Metabolic Chargers</text:p>
          </table:table-cell>
          <table:table-cell table:style-name="ce13"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5]" office:value-type="string" office:string-value="T Metabolic Chargers">
            <text:p>T Metabolic Chargers</text:p>
          </table:table-cell>
          <table:table-cell table:style-name="ce13"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6]" office:value-type="string" office:string-value="T Metabolic Chargers">
            <text:p>T Metabolic Chargers</text:p>
          </table:table-cell>
          <table:table-cell table:style-name="ce13"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7]" office:value-type="string" office:string-value="T Metabolic Chargers">
            <text:p>T Metabolic Chargers</text:p>
          </table:table-cell>
          <table:table-cell table:style-name="ce14"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89]" office:value-type="string" office:string-value="T Metabolic Chargers">
            <text:p>T Metabolic Chargers</text:p>
          </table:table-cell>
          <table:table-cell table:style-name="ce13" office:value-type="string">
            <text:p>scientists min</text:p>
          </table:table-cell>
          <table:table-cell table:number-matrix-columns-spanned="11" table:number-matrix-rows-spanned="1" table:formula="of:=RESEARCHTIME([.C185:.M185])"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HV Charges</text:p>
          </table:table-cell>
          <table:table-cell table:style-name="ce13" office:value-type="string">
            <text:p>time</text:p>
          </table:table-cell>
          <table:table-cell table:number-matrix-columns-spanned="11" table:number-matrix-rows-spanned="6" table:formula="of:=[.C185:.M19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92]" office:value-type="string" office:string-value="T HV Charges">
            <text:p>T HV Charges</text:p>
          </table:table-cell>
          <table:table-cell table:style-name="ce13"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93]" office:value-type="string" office:string-value="T HV Charges">
            <text:p>T HV Charges</text:p>
          </table:table-cell>
          <table:table-cell table:style-name="ce13"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94]" office:value-type="string" office:string-value="T HV Charges">
            <text:p>T HV Charges</text:p>
          </table:table-cell>
          <table:table-cell table:style-name="ce14"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95]" office:value-type="string" office:string-value="T HV Charges">
            <text:p>T HV Charges</text:p>
          </table:table-cell>
          <table:table-cell table:style-name="ce14"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96]" office:value-type="string" office:string-value="T HV Charges">
            <text:p>T HV Charges</text:p>
          </table:table-cell>
          <table:table-cell table:style-name="ce13"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Radar</text:p>
          </table:table-cell>
          <table:table-cell table:style-name="ce13" office:value-type="string">
            <office:annotation draw:style-name="gr4" draw:text-style-name="P2" svg:width="2.899cm" svg:height="0.991cm" svg:x="6.683cm" svg:y="82.636cm" draw:caption-point-x="-0.61cm" draw:caption-point-y="0.47cm">
              <dc:creator>AŠ</dc:creator>
              <dc:date>2011-01-02T00:00:00</dc:date>
              <text:p text:style-name="P2"><text:span text:style-name="T1">Visi attributai kaip pastato x 3.</text:span></text:p>
            </office:annotation>
            <text:p>time</text:p>
          </table:table-cell>
          <table:table-cell table:formula="of:=[.C78]" office:value-type="float" office:value="10800">
            <text:p>10800</text:p>
          </table:table-cell>
          <table:table-cell table:formula="of:=[.D78]" office:value-type="float" office:value="259200">
            <text:p>259200</text:p>
          </table:table-cell>
          <table:table-cell table:formula="of:=[.E78]" office:value-type="float" office:value="-1">
            <text:p>-1</text:p>
          </table:table-cell>
          <table:table-cell table:formula="of:=[.F78]" office:value-type="float" office:value="0">
            <text:p>0</text:p>
          </table:table-cell>
          <table:table-cell table:formula="of:=[.G78]" office:value-type="float" office:value="0">
            <text:p>0</text:p>
          </table:table-cell>
          <table:table-cell table:formula="of:=[.H78]" office:value-type="float" office:value="0">
            <text:p>0</text:p>
          </table:table-cell>
          <table:table-cell table:formula="of:=[.I78]" office:value-type="float" office:value="0">
            <text:p>0</text:p>
          </table:table-cell>
          <table:table-cell table:formula="of:=[.J78]" office:value-type="float" office:value="0">
            <text:p>0</text:p>
          </table:table-cell>
          <table:table-cell office:value-type="float" office:value="1">
            <text:p>1</text:p>
          </table:table-cell>
          <table:table-cell office:value-type="float" office:value="0">
            <text:p>0</text:p>
          </table:table-cell>
          <table:table-cell table:style-name="ce22" table:formula="of:=[.M78]*3" office:value-type="float" office:value="3">
            <text:p>3,0000</text:p>
          </table:table-cell>
          <table:table-cell table:number-columns-repeated="1011"/>
        </table:table-row>
        <table:table-row table:style-name="ro1">
          <table:table-cell table:formula="of:=[.A199]" office:value-type="string" office:string-value="T Radar">
            <text:p>T Radar</text:p>
          </table:table-cell>
          <table:table-cell table:style-name="ce13" office:value-type="string">
            <text:p>metal cost</text:p>
          </table:table-cell>
          <table:table-cell table:number-matrix-columns-spanned="8" table:number-matrix-rows-spanned="3" table:formula="of:=[.C81:.J83]"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number-matrix-columns-spanned="1" table:number-matrix-rows-spanned="3" table:formula="of:=[.M81:.M83]*3" office:value-type="float" office:value="3">
            <text:p>3,0000</text:p>
          </table:table-cell>
          <table:table-cell table:number-columns-repeated="1011"/>
        </table:table-row>
        <table:table-row table:style-name="ro1">
          <table:table-cell table:formula="of:=[.A200]" office:value-type="string" office:string-value="T Radar">
            <text:p>T Radar</text:p>
          </table:table-cell>
          <table:table-cell table:style-name="ce13"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201]" office:value-type="string" office:string-value="T Radar">
            <text:p>T Radar</text:p>
          </table:table-cell>
          <table:table-cell table:style-name="ce14"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202]" office:value-type="string" office:string-value="T Radar">
            <text:p>T Radar</text:p>
          </table:table-cell>
          <table:table-cell table:style-name="ce14" office:value-type="string">
            <text:p>scientists min</text:p>
          </table:table-cell>
          <table:table-cell table:style-name="ce23" table:number-matrix-columns-spanned="11" table:number-matrix-rows-spanned="1" table:formula="of:=RESEARCHTIME([.C199:.M199])"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Vulcan</text:p>
          </table:table-cell>
          <table:table-cell table:style-name="ce13" office:value-type="string">
            <office:annotation draw:style-name="gr4" draw:text-style-name="P2" svg:width="2.899cm" svg:height="0.991cm" svg:x="6.683cm" svg:y="85.123cm" draw:caption-point-x="-0.61cm" draw:caption-point-y="0.47cm">
              <dc:creator>AŠ</dc:creator>
              <dc:date>2011-01-02T00:00:00</dc:date>
              <text:p text:style-name="P2"><text:span text:style-name="T1">Visi attributai kaip pastato x 3.</text:span></text:p>
            </office:annotation>
            <text:p>time</text:p>
          </table:table-cell>
          <table:table-cell table:formula="of:=[Units.J77]*60" office:value-type="float" office:value="5484">
            <text:p>5484</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table-cell table:formula="of:=[.A205]" office:value-type="string" office:string-value="T Vulcan">
            <text:p>T Vulcan</text:p>
          </table:table-cell>
          <table:table-cell table:style-name="ce13" office:value-type="string">
            <text:p>metal cost</text:p>
          </table:table-cell>
          <table:table-cell table:formula="of:=[Units.R77]" office:value-type="float" office:value="3187.808">
            <text:p>3187,81</text:p>
          </table:table-cell>
          <table:table-cell table:number-columns-repeated="7"/>
          <table:table-cell table:formula="of:=[.K205]" office:value-type="float" office:value="1">
            <text:p>1</text:p>
          </table:table-cell>
          <table:table-cell/>
          <table:table-cell table:style-name="ce22" table:formula="of:=[.M205]" office:value-type="float" office:value="3">
            <text:p>3,0000</text:p>
          </table:table-cell>
          <table:table-cell table:number-columns-repeated="1011"/>
        </table:table-row>
        <table:table-row table:style-name="ro1">
          <table:table-cell table:formula="of:=[.A206]" office:value-type="string" office:string-value="T Vulcan">
            <text:p>T Vulcan</text:p>
          </table:table-cell>
          <table:table-cell table:style-name="ce13" office:value-type="string">
            <text:p>energy cost</text:p>
          </table:table-cell>
          <table:table-cell table:formula="of:=[Units.S77]" office:value-type="float" office:value="3923.456">
            <text:p>3923,46</text:p>
          </table:table-cell>
          <table:table-cell table:number-columns-repeated="7"/>
          <table:table-cell table:formula="of:=[.K206]" office:value-type="float" office:value="1">
            <text:p>1</text:p>
          </table:table-cell>
          <table:table-cell/>
          <table:table-cell table:style-name="ce22" table:formula="of:=[.M206]" office:value-type="float" office:value="3">
            <text:p>3,0000</text:p>
          </table:table-cell>
          <table:table-cell table:number-columns-repeated="1011"/>
        </table:table-row>
        <table:table-row table:style-name="ro1">
          <table:table-cell table:formula="of:=[.A207]" office:value-type="string" office:string-value="T Vulcan">
            <text:p>T Vulcan</text:p>
          </table:table-cell>
          <table:table-cell table:style-name="ce14" office:value-type="string">
            <text:p>zetium cost</text:p>
          </table:table-cell>
          <table:table-cell table:formula="of:=[Units.T77]" office:value-type="float" office:value="306.52">
            <text:p>306,52</text:p>
          </table:table-cell>
          <table:table-cell table:number-columns-repeated="7"/>
          <table:table-cell table:formula="of:=[.K207]" office:value-type="float" office:value="1">
            <text:p>1</text:p>
          </table:table-cell>
          <table:table-cell/>
          <table:table-cell table:style-name="ce22" table:formula="of:=[.M207]" office:value-type="float" office:value="3">
            <text:p>3,0000</text:p>
          </table:table-cell>
          <table:table-cell table:number-columns-repeated="1011"/>
        </table:table-row>
        <table:table-row table:style-name="ro1">
          <table:table-cell table:formula="of:=[.A208]" office:value-type="string" office:string-value="T Vulcan">
            <text:p>T Vulcan</text:p>
          </table:table-cell>
          <table:table-cell table:style-name="ce14" office:value-type="string">
            <text:p>scientists min</text:p>
          </table:table-cell>
          <table:table-cell table:style-name="ce23" table:number-matrix-columns-spanned="11" table:number-matrix-rows-spanned="1" table:formula="of:=RESEARCHTIME([.C205:.M205])" office:value-type="float" office:value="5484">
            <text:p>548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creamer</text:p>
          </table:table-cell>
          <table:table-cell table:style-name="ce13" office:value-type="string">
            <office:annotation draw:style-name="gr4" draw:text-style-name="P2" svg:width="2.899cm" svg:height="0.991cm" svg:x="6.683cm" svg:y="87.609cm" draw:caption-point-x="-0.61cm" draw:caption-point-y="0.47cm">
              <dc:creator>AŠ</dc:creator>
              <dc:date>2011-01-02T00:00:00</dc:date>
              <text:p text:style-name="P2"><text:span text:style-name="T1">Visi attributai kaip pastato x 3.</text:span></text:p>
            </office:annotation>
            <text:p>time</text:p>
          </table:table-cell>
          <table:table-cell table:formula="of:=[Units.J78]*60" office:value-type="float" office:value="7356">
            <text:p>7356</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table-cell table:formula="of:=[.A211]" office:value-type="string" office:string-value="T Screamer">
            <text:p>T Screamer</text:p>
          </table:table-cell>
          <table:table-cell table:style-name="ce13" office:value-type="string">
            <text:p>metal cost</text:p>
          </table:table-cell>
          <table:table-cell table:formula="of:=[Units.R78]" office:value-type="float" office:value="5376.8">
            <text:p>5376,8</text:p>
          </table:table-cell>
          <table:table-cell table:number-columns-repeated="7"/>
          <table:table-cell table:formula="of:=[.K211]" office:value-type="float" office:value="1">
            <text:p>1</text:p>
          </table:table-cell>
          <table:table-cell/>
          <table:table-cell table:style-name="ce22" table:formula="of:=[.M211]" office:value-type="float" office:value="3">
            <text:p>3,0000</text:p>
          </table:table-cell>
          <table:table-cell table:number-columns-repeated="1011"/>
        </table:table-row>
        <table:table-row table:style-name="ro1">
          <table:table-cell table:formula="of:=[.A212]" office:value-type="string" office:string-value="T Screamer">
            <text:p>T Screamer</text:p>
          </table:table-cell>
          <table:table-cell table:style-name="ce13" office:value-type="string">
            <text:p>energy cost</text:p>
          </table:table-cell>
          <table:table-cell table:formula="of:=[Units.S78]" office:value-type="float" office:value="6617.6">
            <text:p>6617,6</text:p>
          </table:table-cell>
          <table:table-cell table:number-columns-repeated="7"/>
          <table:table-cell table:formula="of:=[.K212]" office:value-type="float" office:value="1">
            <text:p>1</text:p>
          </table:table-cell>
          <table:table-cell/>
          <table:table-cell table:style-name="ce22" table:formula="of:=[.M212]" office:value-type="float" office:value="3">
            <text:p>3,0000</text:p>
          </table:table-cell>
          <table:table-cell table:number-columns-repeated="1011"/>
        </table:table-row>
        <table:table-row table:style-name="ro1">
          <table:table-cell table:formula="of:=[.A213]" office:value-type="string" office:string-value="T Screamer">
            <text:p>T Screamer</text:p>
          </table:table-cell>
          <table:table-cell table:style-name="ce14" office:value-type="string">
            <text:p>zetium cost</text:p>
          </table:table-cell>
          <table:table-cell table:formula="of:=[Units.T78]" office:value-type="float" office:value="517">
            <text:p>517</text:p>
          </table:table-cell>
          <table:table-cell table:number-columns-repeated="7"/>
          <table:table-cell table:formula="of:=[.K213]" office:value-type="float" office:value="1">
            <text:p>1</text:p>
          </table:table-cell>
          <table:table-cell/>
          <table:table-cell table:style-name="ce22" table:formula="of:=[.M213]" office:value-type="float" office:value="3">
            <text:p>3,0000</text:p>
          </table:table-cell>
          <table:table-cell table:number-columns-repeated="1011"/>
        </table:table-row>
        <table:table-row table:style-name="ro1">
          <table:table-cell table:formula="of:=[.A214]" office:value-type="string" office:string-value="T Screamer">
            <text:p>T Screamer</text:p>
          </table:table-cell>
          <table:table-cell table:style-name="ce14" office:value-type="string">
            <text:p>scientists min</text:p>
          </table:table-cell>
          <table:table-cell table:style-name="ce23" table:number-matrix-columns-spanned="11" table:number-matrix-rows-spanned="1" table:formula="of:=RESEARCHTIME([.C211:.M211])" office:value-type="float" office:value="7356">
            <text:p>73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Thunder</text:p>
          </table:table-cell>
          <table:table-cell table:style-name="ce13" office:value-type="string">
            <office:annotation draw:style-name="gr4" draw:text-style-name="P2" svg:width="2.899cm" svg:height="0.991cm" svg:x="6.683cm" svg:y="90.096cm" draw:caption-point-x="-0.61cm" draw:caption-point-y="0.47cm">
              <dc:creator>AŠ</dc:creator>
              <dc:date>2011-01-02T00:00:00</dc:date>
              <text:p text:style-name="P2"><text:span text:style-name="T1">Visi attributai kaip pastato x 3.</text:span></text:p>
            </office:annotation>
            <text:p>time</text:p>
          </table:table-cell>
          <table:table-cell table:formula="of:=[Units.J79]*60" office:value-type="float" office:value="15414">
            <text:p>15414</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table-cell table:formula="of:=[.A217]" office:value-type="string" office:string-value="T Thunder">
            <text:p>T Thunder</text:p>
          </table:table-cell>
          <table:table-cell table:style-name="ce13" office:value-type="string">
            <text:p>metal cost</text:p>
          </table:table-cell>
          <table:table-cell table:formula="of:=[Units.R79]" office:value-type="float" office:value="6170.736">
            <text:p>6170,74</text:p>
          </table:table-cell>
          <table:table-cell table:number-columns-repeated="7"/>
          <table:table-cell table:formula="of:=[.K217]" office:value-type="float" office:value="1">
            <text:p>1</text:p>
          </table:table-cell>
          <table:table-cell/>
          <table:table-cell table:style-name="ce22" table:formula="of:=[.M217]" office:value-type="float" office:value="3">
            <text:p>3,0000</text:p>
          </table:table-cell>
          <table:table-cell table:number-columns-repeated="1011"/>
        </table:table-row>
        <table:table-row table:style-name="ro1">
          <table:table-cell table:formula="of:=[.A218]" office:value-type="string" office:string-value="T Thunder">
            <text:p>T Thunder</text:p>
          </table:table-cell>
          <table:table-cell table:style-name="ce13" office:value-type="string">
            <text:p>energy cost</text:p>
          </table:table-cell>
          <table:table-cell table:formula="of:=[Units.S79]" office:value-type="float" office:value="7594.752">
            <text:p>7594,75</text:p>
          </table:table-cell>
          <table:table-cell table:number-columns-repeated="7"/>
          <table:table-cell table:formula="of:=[.K218]" office:value-type="float" office:value="1">
            <text:p>1</text:p>
          </table:table-cell>
          <table:table-cell/>
          <table:table-cell table:style-name="ce22" table:formula="of:=[.M218]" office:value-type="float" office:value="3">
            <text:p>3,0000</text:p>
          </table:table-cell>
          <table:table-cell table:number-columns-repeated="1011"/>
        </table:table-row>
        <table:table-row table:style-name="ro1">
          <table:table-cell table:formula="of:=[.A219]" office:value-type="string" office:string-value="T Thunder">
            <text:p>T Thunder</text:p>
          </table:table-cell>
          <table:table-cell table:style-name="ce14" office:value-type="string">
            <text:p>zetium cost</text:p>
          </table:table-cell>
          <table:table-cell table:formula="of:=[Units.T79]" office:value-type="float" office:value="593.34">
            <text:p>593,34</text:p>
          </table:table-cell>
          <table:table-cell table:number-columns-repeated="7"/>
          <table:table-cell table:formula="of:=[.K219]" office:value-type="float" office:value="1">
            <text:p>1</text:p>
          </table:table-cell>
          <table:table-cell/>
          <table:table-cell table:style-name="ce22" table:formula="of:=[.M219]" office:value-type="float" office:value="3">
            <text:p>3,0000</text:p>
          </table:table-cell>
          <table:table-cell table:number-columns-repeated="1011"/>
        </table:table-row>
        <table:table-row table:style-name="ro1">
          <table:table-cell table:formula="of:=[.A220]" office:value-type="string" office:string-value="T Thunder">
            <text:p>T Thunder</text:p>
          </table:table-cell>
          <table:table-cell table:style-name="ce14" office:value-type="string">
            <text:p>scientists min</text:p>
          </table:table-cell>
          <table:table-cell table:style-name="ce23" table:number-matrix-columns-spanned="11" table:number-matrix-rows-spanned="1" table:formula="of:=RESEARCHTIME([.C217:.M217])" office:value-type="float" office:value="15414">
            <text:p>1541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pace Factory</text:p>
          </table:table-cell>
          <table:table-cell table:style-name="ce13" office:value-type="string">
            <office:annotation draw:style-name="gr3" draw:text-style-name="P2" svg:width="6.296cm" svg:height="0.991cm" svg:x="6.683cm" svg:y="91.536cm" draw:caption-point-x="-0.61cm" draw:caption-point-y="1.516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96:.J96]"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4">
            <text:p>0,4000</text:p>
          </table:table-cell>
          <table:table-cell table:number-columns-repeated="1011"/>
        </table:table-row>
        <table:table-row table:style-name="ro1">
          <table:table-cell table:formula="of:=[.A223]" office:value-type="string" office:string-value="T Space Factory">
            <text:p>T Space Factory</text:p>
          </table:table-cell>
          <table:table-cell table:style-name="ce13" office:value-type="string">
            <text:p>metal cost</text:p>
          </table:table-cell>
          <table:table-cell table:number-matrix-columns-spanned="8" table:number-matrix-rows-spanned="3" table:formula="of:=[.C98:.J100]"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3]" office:value-type="float" office:value="1">
            <text:p>1</text:p>
          </table:table-cell>
          <table:table-cell/>
          <table:table-cell table:style-name="ce22" table:formula="of:=[.M223]" office:value-type="float" office:value="0.4">
            <text:p>0,4000</text:p>
          </table:table-cell>
          <table:table-cell table:number-columns-repeated="1011"/>
        </table:table-row>
        <table:table-row table:style-name="ro1">
          <table:table-cell table:formula="of:=[.A224]" office:value-type="string" office:string-value="T Space Factory">
            <text:p>T Space Factory</text:p>
          </table:table-cell>
          <table:table-cell table:style-name="ce13"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4]" office:value-type="float" office:value="1">
            <text:p>1</text:p>
          </table:table-cell>
          <table:table-cell/>
          <table:table-cell table:style-name="ce22" table:formula="of:=[.M224]" office:value-type="float" office:value="0.4">
            <text:p>0,4000</text:p>
          </table:table-cell>
          <table:table-cell table:number-columns-repeated="1011"/>
        </table:table-row>
        <table:table-row table:style-name="ro1">
          <table:table-cell table:formula="of:=[.A225]" office:value-type="string" office:string-value="T Space Factory">
            <text:p>T Space Factory</text:p>
          </table:table-cell>
          <table:table-cell table:style-name="ce14"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5]" office:value-type="float" office:value="1">
            <text:p>1</text:p>
          </table:table-cell>
          <table:table-cell/>
          <table:table-cell table:style-name="ce22" table:formula="of:=[.M225]" office:value-type="float" office:value="0.4">
            <text:p>0,4000</text:p>
          </table:table-cell>
          <table:table-cell table:number-columns-repeated="1011"/>
        </table:table-row>
        <table:table-row table:style-name="ro1">
          <table:table-cell table:formula="of:=[.A226]" office:value-type="string" office:string-value="T Space Factory">
            <text:p>T Space Factory</text:p>
          </table:table-cell>
          <table:table-cell table:style-name="ce14" office:value-type="string">
            <text:p>scientists min</text:p>
          </table:table-cell>
          <table:table-cell table:style-name="ce23" table:number-matrix-columns-spanned="11" table:number-matrix-rows-spanned="1" table:formula="of:=RESEARCHTIME([.C223:.M223])"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133333333333333">
            <text:p>0,0013</text:p>
          </table:table-cell>
          <table:table-cell table:number-columns-repeated="1011"/>
        </table:table-row>
        <table:table-row table:style-name="ro2">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Crow</text:p>
          </table:table-cell>
          <table:table-cell table:style-name="ce13" office:value-type="string">
            <text:p>time</text:p>
          </table:table-cell>
          <table:table-cell table:style-name="ce23" table:number-matrix-columns-spanned="11" table:number-matrix-rows-spanned="6" table:formula="of:=UNITTECHCOEFS([Units.J60];[Units.R60];[Units.S60];[Units.T60];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29]" office:value-type="string" office:string-value="T Crow">
            <text:p>T Crow</text:p>
          </table:table-cell>
          <table:table-cell table:style-name="ce13" office:value-type="string">
            <text:p>metal cost</text:p>
          </table:table-cell>
          <table:table-cell table:style-name="ce23"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0]" office:value-type="string" office:string-value="T Crow">
            <text:p>T Crow</text:p>
          </table:table-cell>
          <table:table-cell table:style-name="ce13" office:value-type="string">
            <text:p>energy cost</text:p>
          </table:table-cell>
          <table:table-cell table:style-name="ce23"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1]" office:value-type="string" office:string-value="T Crow">
            <text:p>T Crow</text:p>
          </table:table-cell>
          <table:table-cell table:style-name="ce14" office:value-type="string">
            <text:p>zetium cost</text:p>
          </table:table-cell>
          <table:table-cell table:style-name="ce23"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2]" office:value-type="string" office:string-value="T Crow">
            <text:p>T Crow</text:p>
          </table:table-cell>
          <table:table-cell table:style-name="ce14" office:value-type="string">
            <text:p>armor mod</text:p>
          </table:table-cell>
          <table:table-cell table:style-name="ce23"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3]" office:value-type="string" office:string-value="T Crow">
            <text:p>T Crow</text:p>
          </table:table-cell>
          <table:table-cell table:style-name="ce14" office:value-type="string">
            <text:p>damage mod</text:p>
          </table:table-cell>
          <table:table-cell table:style-name="ce23"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4]" office:value-type="string" office:string-value="T Crow">
            <text:p>T Crow</text:p>
          </table:table-cell>
          <table:table-cell table:style-name="ce14" office:value-type="string">
            <text:p>scientists min</text:p>
          </table:table-cell>
          <table:table-cell table:style-name="ce23" table:number-matrix-columns-spanned="11" table:number-matrix-rows-spanned="1" table:formula="of:=RESEARCHTIME([.C229:.M229])"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Cyrix</text:p>
          </table:table-cell>
          <table:table-cell table:style-name="ce13" office:value-type="string">
            <text:p>time</text:p>
          </table:table-cell>
          <table:table-cell table:number-matrix-columns-spanned="11" table:number-matrix-rows-spanned="6" table:formula="of:=UNITTECHCOEFS([Units.J61];[Units.R61];[Units.S61];[Units.T61];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7]" office:value-type="string" office:string-value="T Cyrix">
            <text:p>T Cyrix</text:p>
          </table:table-cell>
          <table:table-cell table:style-name="ce13" office:value-type="string">
            <text:p>metal cost</text:p>
          </table:table-cell>
          <table:table-cell office:value-type="float" office:value="18525.045">
            <text:p>18525,05</text:p>
          </table:table-cell>
          <table:table-cell office:value-type="float" office:value="0">
            <text:p>0</text:p>
          </table:table-cell>
          <table:table-cell office:value-type="float" office:value="0">
            <text:p>0</text:p>
          </table:table-cell>
          <table:table-cell office:value-type="float" office:value="5.02108693827505">
            <text:p>5,0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8]" office:value-type="string" office:string-value="T Cyrix">
            <text:p>T Cyrix</text:p>
          </table:table-cell>
          <table:table-cell table:style-name="ce13"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9]" office:value-type="string" office:string-value="T Cyrix">
            <text:p>T Cyrix</text:p>
          </table:table-cell>
          <table:table-cell table:style-name="ce14"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0]" office:value-type="string" office:string-value="T Cyrix">
            <text:p>T Cyrix</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1]" office:value-type="string" office:string-value="T Cyrix">
            <text:p>T Cyrix</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0]" office:value-type="string" office:string-value="T Cyrix">
            <text:p>T Cyrix</text:p>
          </table:table-cell>
          <table:table-cell table:style-name="ce14" office:value-type="string">
            <text:p>scientists min</text:p>
          </table:table-cell>
          <table:table-cell table:style-name="ce23" table:number-matrix-columns-spanned="11" table:number-matrix-rows-spanned="1" table:formula="of:=RESEARCHTIME([.C237:.M237])"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Rhyno</text:p>
          </table:table-cell>
          <table:table-cell table:style-name="ce13" office:value-type="string">
            <text:p>time</text:p>
          </table:table-cell>
          <table:table-cell table:number-matrix-columns-spanned="11" table:number-matrix-rows-spanned="6" table:formula="of:=UNITTECHCOEFS([Units.J62];[Units.R62];[Units.S62];[Units.T62];10)" office:value-type="float" office:value="184230">
            <text:p>184230</text:p>
          </table:table-cell>
          <table:table-cell office:value-type="float" office:value="0">
            <text:p>0</text:p>
          </table:table-cell>
          <table:table-cell office:value-type="float" office:value="0">
            <text:p>0</text:p>
          </table:table-cell>
          <table:table-cell office:value-type="float" office:value="6.01868801876044">
            <text:p>6,0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5]" office:value-type="string" office:string-value="T Rhyno">
            <text:p>T Rhyno</text:p>
          </table:table-cell>
          <table:table-cell table:style-name="ce13" office:value-type="string">
            <text:p>metal cost</text:p>
          </table:table-cell>
          <table:table-cell office:value-type="float" office:value="55565.136">
            <text:p>55565,14</text:p>
          </table:table-cell>
          <table:table-cell office:value-type="float" office:value="0">
            <text:p>0</text:p>
          </table:table-cell>
          <table:table-cell office:value-type="float" office:value="0">
            <text:p>0</text:p>
          </table:table-cell>
          <table:table-cell office:value-type="float" office:value="5.49813004831327">
            <text:p>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6]" office:value-type="string" office:string-value="T Rhyno">
            <text:p>T Rhyno</text:p>
          </table:table-cell>
          <table:table-cell table:style-name="ce13" office:value-type="string">
            <text:p>energy cost</text:p>
          </table:table-cell>
          <table:table-cell office:value-type="float" office:value="78296.328">
            <text:p>78296,33</text:p>
          </table:table-cell>
          <table:table-cell office:value-type="float" office:value="0">
            <text:p>0</text:p>
          </table:table-cell>
          <table:table-cell office:value-type="float" office:value="0">
            <text:p>0</text:p>
          </table:table-cell>
          <table:table-cell office:value-type="float" office:value="5.64706906132534">
            <text:p>5,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7]" office:value-type="string" office:string-value="T Rhyno">
            <text:p>T Rhyno</text:p>
          </table:table-cell>
          <table:table-cell table:style-name="ce14" office:value-type="string">
            <text:p>zetium cost</text:p>
          </table:table-cell>
          <table:table-cell office:value-type="float" office:value="5051.376">
            <text:p>5051,38</text:p>
          </table:table-cell>
          <table:table-cell office:value-type="float" office:value="0">
            <text:p>0</text:p>
          </table:table-cell>
          <table:table-cell office:value-type="float" office:value="0">
            <text:p>0</text:p>
          </table:table-cell>
          <table:table-cell office:value-type="float" office:value="4.45673736315505">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8]" office:value-type="string" office:string-value="T Rhyno">
            <text:p>T Rhyno</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9]" office:value-type="string" office:string-value="T Rhyno">
            <text:p>T Rhyno</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8]" office:value-type="string" office:string-value="T Rhyno">
            <text:p>T Rhyno</text:p>
          </table:table-cell>
          <table:table-cell table:style-name="ce14" office:value-type="string">
            <text:p>scientists min</text:p>
          </table:table-cell>
          <table:table-cell table:style-name="ce23" table:number-matrix-columns-spanned="11" table:number-matrix-rows-spanned="1" table:formula="of:=RESEARCHTIME([.C245:.M245])" office:value-type="float" office:value="184230">
            <text:p>184230</text:p>
          </table:table-cell>
          <table:table-cell office:value-type="float" office:value="0">
            <text:p>0</text:p>
          </table:table-cell>
          <table:table-cell office:value-type="float" office:value="0">
            <text:p>0</text:p>
          </table:table-cell>
          <table:table-cell office:value-type="float" office:value="6.01868801876044">
            <text:p>6,0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Dart</text:p>
          </table:table-cell>
          <table:table-cell table:style-name="ce13" office:value-type="string">
            <text:p>time</text:p>
          </table:table-cell>
          <table:table-cell table:number-matrix-columns-spanned="11" table:number-matrix-rows-spanned="6" table:formula="of:=UNITTECHCOEFS([Units.J66];[Units.R66];[Units.S66];[Units.T66];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3]" office:value-type="string" office:string-value="T Dart">
            <text:p>T Dart</text:p>
          </table:table-cell>
          <table:table-cell table:style-name="ce13" office:value-type="string">
            <text:p>metal cost</text:p>
          </table:table-cell>
          <table:table-cell office:value-type="float" office:value="30782.4">
            <text:p>30782,4</text:p>
          </table:table-cell>
          <table:table-cell office:value-type="float" office:value="0">
            <text:p>0</text:p>
          </table:table-cell>
          <table:table-cell office:value-type="float" office:value="0">
            <text:p>0</text:p>
          </table:table-cell>
          <table:table-cell office:value-type="float" office:value="5.24163014395144">
            <text:p>5,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4]" office:value-type="string" office:string-value="T Dart">
            <text:p>T Dart</text:p>
          </table:table-cell>
          <table:table-cell table:style-name="ce13"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5]" office:value-type="string" office:string-value="T Dart">
            <text:p>T Dart</text:p>
          </table:table-cell>
          <table:table-cell table:style-name="ce14"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6]" office:value-type="string" office:string-value="T Dart">
            <text:p>T Dart</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7]" office:value-type="string" office:string-value="T Dart">
            <text:p>T Dart</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56]" office:value-type="string" office:string-value="T Dart">
            <text:p>T Dart</text:p>
          </table:table-cell>
          <table:table-cell table:style-name="ce14" office:value-type="string">
            <text:p>scientists min</text:p>
          </table:table-cell>
          <table:table-cell table:style-name="ce23" table:number-matrix-columns-spanned="11" table:number-matrix-rows-spanned="1" table:formula="of:=RESEARCHTIME([.C253:.M253])"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Avenger</text:p>
          </table:table-cell>
          <table:table-cell table:style-name="ce13" office:value-type="string">
            <text:p>time</text:p>
          </table:table-cell>
          <table:table-cell table:number-matrix-columns-spanned="11" table:number-matrix-rows-spanned="6" table:formula="of:=UNITTECHCOEFS([Units.J67];[Units.R67];[Units.S67];[Units.T67];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1]" office:value-type="string" office:string-value="T Avenger">
            <text:p>T Avenger</text:p>
          </table:table-cell>
          <table:table-cell table:style-name="ce13" office:value-type="string">
            <text:p>metal cost</text:p>
          </table:table-cell>
          <table:table-cell office:value-type="float" office:value="26514.015">
            <text:p>26514,02</text:p>
          </table:table-cell>
          <table:table-cell office:value-type="float" office:value="0">
            <text:p>0</text:p>
          </table:table-cell>
          <table:table-cell office:value-type="float" office:value="0">
            <text:p>0</text:p>
          </table:table-cell>
          <table:table-cell office:value-type="float" office:value="5.17680316430174">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2]" office:value-type="string" office:string-value="T Avenger">
            <text:p>T Avenger</text:p>
          </table:table-cell>
          <table:table-cell table:style-name="ce13"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3]" office:value-type="string" office:string-value="T Avenger">
            <text:p>T Avenger</text:p>
          </table:table-cell>
          <table:table-cell table:style-name="ce14"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4]" office:value-type="string" office:string-value="T Avenger">
            <text:p>T Avenger</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5]" office:value-type="string" office:string-value="T Avenger">
            <text:p>T Avenger</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4]" office:value-type="string" office:string-value="T Avenger">
            <text:p>T Avenger</text:p>
          </table:table-cell>
          <table:table-cell table:style-name="ce14" office:value-type="string">
            <text:p>scientists min</text:p>
          </table:table-cell>
          <table:table-cell table:style-name="ce23" table:number-matrix-columns-spanned="11" table:number-matrix-rows-spanned="1" table:formula="of:=RESEARCHTIME([.C261:.M261])"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Ships Armor</text:p>
          </table:table-cell>
          <table:table-cell table:style-name="ce13" office:value-type="string">
            <text:p>time</text:p>
          </table:table-cell>
          <table:table-cell table:style-name="ce23" table:number-matrix-columns-spanned="11" table:number-matrix-rows-spanned="5" table:formula="of:=UNITTECHGROUPCOEFS(AVERAGE([Units.J60:.J62];[Units.J66:.J67]); AVERAGE([Units.R60:.R62];[Units.R66:.R67]); AVERAGE([Units.S60:.S62];[Units.S66:.S67]); AVERAGE([Units.T60:.T62];[Units.T66:.T67]); 10)" office:value-type="float" office:value="45906">
            <text:p>45906</text:p>
          </table:table-cell>
          <table:table-cell office:value-type="float" office:value="0">
            <text:p>0</text:p>
          </table:table-cell>
          <table:table-cell office:value-type="float" office:value="0">
            <text:p>0</text:p>
          </table:table-cell>
          <table:table-cell office:value-type="float" office:value="5.26392944367557">
            <text:p>5,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69]" office:value-type="string" office:string-value="T Ships Armor">
            <text:p>T Ships Armor</text:p>
          </table:table-cell>
          <table:table-cell table:style-name="ce13" office:value-type="string">
            <text:p>metal cost</text:p>
          </table:table-cell>
          <table:table-cell table:style-name="ce23" office:value-type="float" office:value="19055.7128">
            <text:p>19055,71</text:p>
          </table:table-cell>
          <table:table-cell office:value-type="float" office:value="0">
            <text:p>0</text:p>
          </table:table-cell>
          <table:table-cell office:value-type="float" office:value="0">
            <text:p>0</text:p>
          </table:table-cell>
          <table:table-cell office:value-type="float" office:value="4.88208519000512">
            <text:p>4,8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0]" office:value-type="string" office:string-value="T Ships Armor">
            <text:p>T Ships Armor</text:p>
          </table:table-cell>
          <table:table-cell table:style-name="ce13" office:value-type="string">
            <text:p>energy cost</text:p>
          </table:table-cell>
          <table:table-cell table:style-name="ce23" office:value-type="float" office:value="25826.3016">
            <text:p>25826,3</text:p>
          </table:table-cell>
          <table:table-cell office:value-type="float" office:value="0">
            <text:p>0</text:p>
          </table:table-cell>
          <table:table-cell office:value-type="float" office:value="0">
            <text:p>0</text:p>
          </table:table-cell>
          <table:table-cell office:value-type="float" office:value="5.0141222097462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1]" office:value-type="string" office:string-value="T Ships Armor">
            <text:p>T Ships Armor</text:p>
          </table:table-cell>
          <table:table-cell table:style-name="ce14" office:value-type="string">
            <text:p>zetium cost</text:p>
          </table:table-cell>
          <table:table-cell table:style-name="ce23" office:value-type="float" office:value="1608.285">
            <text:p>1608,29</text:p>
          </table:table-cell>
          <table:table-cell office:value-type="float" office:value="0">
            <text:p>0</text:p>
          </table:table-cell>
          <table:table-cell office:value-type="float" office:value="0">
            <text:p>0</text:p>
          </table:table-cell>
          <table:table-cell office:value-type="float" office:value="3.80842300275524">
            <text:p>3,8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2]" office:value-type="string" office:string-value="T Ships Armor">
            <text:p>T Ships Armor</text:p>
          </table:table-cell>
          <table:table-cell table:style-name="ce14" office:value-type="string">
            <text:p>armor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3]" office:value-type="string" office:string-value="T Ships Armor">
            <text:p>T Ships Armor</text:p>
          </table:table-cell>
          <table:table-cell table:style-name="ce14" office:value-type="string">
            <text:p>scientists min</text:p>
          </table:table-cell>
          <table:table-cell table:style-name="ce23" table:number-matrix-columns-spanned="11" table:number-matrix-rows-spanned="1" table:formula="of:=RESEARCHTIME([.C269:.M269])" office:value-type="float" office:value="45906">
            <text:p>45906</text:p>
          </table:table-cell>
          <table:table-cell office:value-type="float" office:value="0">
            <text:p>0</text:p>
          </table:table-cell>
          <table:table-cell office:value-type="float" office:value="0">
            <text:p>0</text:p>
          </table:table-cell>
          <table:table-cell office:value-type="float" office:value="5.26392944367557">
            <text:p>5,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Ships Damage</text:p>
          </table:table-cell>
          <table:table-cell table:style-name="ce13" office:value-type="string">
            <text:p>time</text:p>
          </table:table-cell>
          <table:table-cell table:style-name="ce23" table:number-matrix-columns-spanned="11" table:number-matrix-rows-spanned="6" table:formula="of:=[.C269:.M274]" office:value-type="float" office:value="45906">
            <text:p>45906</text:p>
          </table:table-cell>
          <table:table-cell office:value-type="float" office:value="0">
            <text:p>0</text:p>
          </table:table-cell>
          <table:table-cell office:value-type="float" office:value="0">
            <text:p>0</text:p>
          </table:table-cell>
          <table:table-cell office:value-type="float" office:value="5.26392944367557">
            <text:p>5,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6]" office:value-type="string" office:string-value="T Ships Damage">
            <text:p>T Ships Damage</text:p>
          </table:table-cell>
          <table:table-cell table:style-name="ce13" office:value-type="string">
            <text:p>metal cost</text:p>
          </table:table-cell>
          <table:table-cell table:style-name="ce23" office:value-type="float" office:value="19055.7128">
            <text:p>19055,71</text:p>
          </table:table-cell>
          <table:table-cell office:value-type="float" office:value="0">
            <text:p>0</text:p>
          </table:table-cell>
          <table:table-cell office:value-type="float" office:value="0">
            <text:p>0</text:p>
          </table:table-cell>
          <table:table-cell office:value-type="float" office:value="4.88208519000512">
            <text:p>4,8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7]" office:value-type="string" office:string-value="T Ships Damage">
            <text:p>T Ships Damage</text:p>
          </table:table-cell>
          <table:table-cell table:style-name="ce13" office:value-type="string">
            <text:p>energy cost</text:p>
          </table:table-cell>
          <table:table-cell table:style-name="ce23" office:value-type="float" office:value="25826.3016">
            <text:p>25826,3</text:p>
          </table:table-cell>
          <table:table-cell office:value-type="float" office:value="0">
            <text:p>0</text:p>
          </table:table-cell>
          <table:table-cell office:value-type="float" office:value="0">
            <text:p>0</text:p>
          </table:table-cell>
          <table:table-cell office:value-type="float" office:value="5.0141222097462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8]" office:value-type="string" office:string-value="T Ships Damage">
            <text:p>T Ships Damage</text:p>
          </table:table-cell>
          <table:table-cell table:style-name="ce14" office:value-type="string">
            <text:p>zetium cost</text:p>
          </table:table-cell>
          <table:table-cell table:style-name="ce23" office:value-type="float" office:value="1608.285">
            <text:p>1608,29</text:p>
          </table:table-cell>
          <table:table-cell office:value-type="float" office:value="0">
            <text:p>0</text:p>
          </table:table-cell>
          <table:table-cell office:value-type="float" office:value="0">
            <text:p>0</text:p>
          </table:table-cell>
          <table:table-cell office:value-type="float" office:value="3.80842300275524">
            <text:p>3,8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79]" office:value-type="string" office:string-value="T Ships Damage">
            <text:p>T Ships Damage</text:p>
          </table:table-cell>
          <table:table-cell table:style-name="ce14" office:value-type="string">
            <text:p>damage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0]" office:value-type="string" office:string-value="T Ships Damage">
            <text:p>T Ships Damage</text:p>
          </table:table-cell>
          <table:table-cell table:style-name="ce14" office:value-type="string">
            <text:p>scientists min</text:p>
          </table:table-cell>
          <table:table-cell table:style-name="ce23" office:value-type="float" office:value="45906">
            <text:p>45906</text:p>
          </table:table-cell>
          <table:table-cell office:value-type="float" office:value="0">
            <text:p>0</text:p>
          </table:table-cell>
          <table:table-cell office:value-type="float" office:value="0">
            <text:p>0</text:p>
          </table:table-cell>
          <table:table-cell office:value-type="float" office:value="5.26392944367557">
            <text:p>5,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Ground Factory</text:p>
          </table:table-cell>
          <table:table-cell table:style-name="ce13" office:value-type="string">
            <office:annotation draw:style-name="gr4" draw:text-style-name="P2" svg:width="2.899cm" svg:height="0.991cm" svg:x="6.683cm" svg:y="116.975cm" draw:caption-point-x="-0.61cm" draw:caption-point-y="1.516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0:.J90]"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8">
            <text:p>0,8000</text:p>
          </table:table-cell>
          <table:table-cell table:number-columns-repeated="1011"/>
        </table:table-row>
        <table:table-row table:style-name="ro1">
          <table:table-cell table:formula="of:=[.A283]" office:value-type="string" office:string-value="T Ground Factory">
            <text:p>T Ground Factory</text:p>
          </table:table-cell>
          <table:table-cell table:style-name="ce13" office:value-type="string">
            <text:p>metal cost</text:p>
          </table:table-cell>
          <table:table-cell table:number-matrix-columns-spanned="8" table:number-matrix-rows-spanned="3" table:formula="of:=[.C92:.J94]"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3]" office:value-type="float" office:value="1">
            <text:p>1</text:p>
          </table:table-cell>
          <table:table-cell/>
          <table:table-cell table:style-name="ce22" table:formula="of:=[.M283]" office:value-type="float" office:value="0.8">
            <text:p>0,8000</text:p>
          </table:table-cell>
          <table:table-cell table:number-columns-repeated="1011"/>
        </table:table-row>
        <table:table-row table:style-name="ro1">
          <table:table-cell table:formula="of:=[.A284]" office:value-type="string" office:string-value="T Ground Factory">
            <text:p>T Ground Factory</text:p>
          </table:table-cell>
          <table:table-cell table:style-name="ce13"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4]" office:value-type="float" office:value="1">
            <text:p>1</text:p>
          </table:table-cell>
          <table:table-cell/>
          <table:table-cell table:style-name="ce22" table:formula="of:=[.M284]" office:value-type="float" office:value="0.8">
            <text:p>0,8000</text:p>
          </table:table-cell>
          <table:table-cell table:number-columns-repeated="1011"/>
        </table:table-row>
        <table:table-row table:style-name="ro1">
          <table:table-cell table:formula="of:=[.A285]" office:value-type="string" office:string-value="T Ground Factory">
            <text:p>T Ground Factory</text:p>
          </table:table-cell>
          <table:table-cell table:style-name="ce14"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5]" office:value-type="float" office:value="1">
            <text:p>1</text:p>
          </table:table-cell>
          <table:table-cell/>
          <table:table-cell table:style-name="ce22" table:formula="of:=[.M285]" office:value-type="float" office:value="0.8">
            <text:p>0,8000</text:p>
          </table:table-cell>
          <table:table-cell table:number-columns-repeated="1011"/>
        </table:table-row>
        <table:table-row table:style-name="ro1">
          <table:table-cell table:formula="of:=[.A286]" office:value-type="string" office:string-value="T Ground Factory">
            <text:p>T Ground Factory</text:p>
          </table:table-cell>
          <table:table-cell table:style-name="ce14" office:value-type="string">
            <text:p>scientists min</text:p>
          </table:table-cell>
          <table:table-cell table:style-name="ce23" table:number-matrix-columns-spanned="11" table:number-matrix-rows-spanned="1" table:formula="of:=RESEARCHTIME([.C283:.M283])"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66666666666667">
            <text:p>0,0027</text:p>
          </table:table-cell>
          <table:table-cell table:number-columns-repeated="1011"/>
        </table:table-row>
        <table:table-row table:style-name="ro2">
          <table:table-cell/>
          <table:table-cell table:style-name="ce14"/>
          <table:table-cell table:number-columns-repeated="10"/>
          <table:table-cell table:style-name="ce22"/>
          <table:table-cell table:number-columns-repeated="1011"/>
        </table:table-row>
        <table:table-row table:style-name="ro1">
          <table:table-cell office:value-type="string">
            <text:p>T Tanks Armor</text:p>
          </table:table-cell>
          <table:table-cell table:style-name="ce13"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89]" office:value-type="string" office:string-value="T Tanks Armor">
            <text:p>T Tanks Armor</text:p>
          </table:table-cell>
          <table:table-cell table:style-name="ce13"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0]" office:value-type="string" office:string-value="T Tanks Armor">
            <text:p>T Tanks Armor</text:p>
          </table:table-cell>
          <table:table-cell table:style-name="ce13"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1]" office:value-type="string" office:string-value="T Tanks Armor">
            <text:p>T Tanks Armor</text:p>
          </table:table-cell>
          <table:table-cell table:style-name="ce14"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2]" office:value-type="string" office:string-value="T Tanks Armor">
            <text:p>T Tanks Armor</text:p>
          </table:table-cell>
          <table:table-cell table:style-name="ce14"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3]" office:value-type="string" office:string-value="T Tanks Armor">
            <text:p>T Tanks Armor</text:p>
          </table:table-cell>
          <table:table-cell table:style-name="ce14" office:value-type="string">
            <text:p>scientists min</text:p>
          </table:table-cell>
          <table:table-cell table:number-matrix-columns-spanned="11" table:number-matrix-rows-spanned="1" table:formula="of:=RESEARCHTIME([.C289:.M289])"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table-cell/>
          <table:table-cell table:style-name="ce14"/>
          <table:table-cell table:number-columns-repeated="10"/>
          <table:table-cell table:style-name="ce22"/>
          <table:table-cell table:number-columns-repeated="1011"/>
        </table:table-row>
        <table:table-row table:style-name="ro1">
          <table:table-cell office:value-type="string">
            <text:p>T Tanks Damage</text:p>
          </table:table-cell>
          <table:table-cell table:style-name="ce13" office:value-type="string">
            <text:p>time</text:p>
          </table:table-cell>
          <table:table-cell table:number-matrix-columns-spanned="11" table:number-matrix-rows-spanned="6" table:formula="of:=[.C289:.M294]"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6]" office:value-type="string" office:string-value="T Tanks Damage">
            <text:p>T Tanks Damage</text:p>
          </table:table-cell>
          <table:table-cell table:style-name="ce13"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7]" office:value-type="string" office:string-value="T Tanks Damage">
            <text:p>T Tanks Damage</text:p>
          </table:table-cell>
          <table:table-cell table:style-name="ce13"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8]" office:value-type="string" office:string-value="T Tanks Damage">
            <text:p>T Tanks Damage</text:p>
          </table:table-cell>
          <table:table-cell table:style-name="ce14"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9]" office:value-type="string" office:string-value="T Tanks Damage">
            <text:p>T Tanks Damage</text:p>
          </table:table-cell>
          <table:table-cell table:style-name="ce14"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0]" office:value-type="string" office:string-value="T Tanks Damage">
            <text:p>T Tanks Damage</text:p>
          </table:table-cell>
          <table:table-cell table:style-name="ce14"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table-cell/>
          <table:table-cell table:style-name="ce14"/>
          <table:table-cell table:number-columns-repeated="10"/>
          <table:table-cell table:style-name="ce22"/>
          <table:table-cell table:number-columns-repeated="1011"/>
        </table:table-row>
        <table:table-row table:style-name="ro1">
          <table:table-cell office:value-type="string">
            <text:p>T Scorpion</text:p>
          </table:table-cell>
          <table:table-cell table:style-name="ce13"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3"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3"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scientists min</text:p>
          </table:table-cell>
          <table:table-cell table:style-name="ce23" table:number-matrix-columns-spanned="11" table:number-matrix-rows-spanned="1" table:formula="of:=RESEARCHTIME([.C303:.M303])"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MDH</text:p>
          </table:table-cell>
          <table:table-cell table:style-name="ce13"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1]" office:value-type="string" office:string-value="T MDH">
            <text:p>T MDH</text:p>
          </table:table-cell>
          <table:table-cell table:style-name="ce13"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2]" office:value-type="string" office:string-value="T MDH">
            <text:p>T MDH</text:p>
          </table:table-cell>
          <table:table-cell table:style-name="ce13"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3]" office:value-type="string" office:string-value="T MDH">
            <text:p>T MDH</text:p>
          </table:table-cell>
          <table:table-cell table:style-name="ce14"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4]" office:value-type="string" office:string-value="T MDH">
            <text:p>T MDH</text:p>
          </table:table-cell>
          <table:table-cell table:style-name="ce14"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table-cell table:formula="of:=[.A315]" office:value-type="string" office:string-value="T MDH">
            <text:p>T MDH</text:p>
          </table:table-cell>
          <table:table-cell table:style-name="ce14"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table-cell table:formula="of:=[.A314]" office:value-type="string" office:string-value="T MDH">
            <text:p>T MDH</text:p>
          </table:table-cell>
          <table:table-cell table:style-name="ce14" office:value-type="string">
            <text:p>scientists min</text:p>
          </table:table-cell>
          <table:table-cell table:style-name="ce23" table:number-matrix-columns-spanned="11" table:number-matrix-rows-spanned="1" table:formula="of:=RESEARCHTIME([.C311:.M31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table-cell/>
          <table:table-cell table:style-name="ce13"/>
          <table:table-cell table:number-columns-repeated="10"/>
          <table:table-cell table:style-name="ce22"/>
          <table:table-cell table:number-columns-repeated="1011"/>
        </table:table-row>
        <table:table-row table:style-name="ro1">
          <table:table-cell office:value-type="string">
            <text:p>T Azure</text:p>
          </table:table-cell>
          <table:table-cell table:style-name="ce13"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9]" office:value-type="string" office:string-value="T Azure">
            <text:p>T Azure</text:p>
          </table:table-cell>
          <table:table-cell table:style-name="ce13"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0]" office:value-type="string" office:string-value="T Azure">
            <text:p>T Azure</text:p>
          </table:table-cell>
          <table:table-cell table:style-name="ce13"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1]" office:value-type="string" office:string-value="T Azure">
            <text:p>T Azure</text:p>
          </table:table-cell>
          <table:table-cell table:style-name="ce14"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2]" office:value-type="string" office:string-value="T Azure">
            <text:p>T Azure</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3]" office:value-type="string" office:string-value="T Azure">
            <text:p>T Azure</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2]" office:value-type="string" office:string-value="T Azure">
            <text:p>T Azure</text:p>
          </table:table-cell>
          <table:table-cell table:style-name="ce14" office:value-type="string">
            <text:p>scientists min</text:p>
          </table:table-cell>
          <table:table-cell table:style-name="ce23" table:number-matrix-columns-spanned="11" table:number-matrix-rows-spanned="1" table:formula="of:=RESEARCHTIME([.C319:.M319])"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U Mule</text:p>
          </table:table-cell>
          <table:table-cell table:style-name="ce13" office:value-type="string">
            <office:annotation draw:style-name="gr3" draw:text-style-name="P2" svg:width="5cm" svg:height="0.991cm" svg:x="6.683cm" svg:y="136.461cm" draw:caption-point-x="-0.61cm" draw:caption-point-y="0.94cm">
              <dc:creator>AŠ</dc:creator>
              <dc:date>2010-12-27T00:00:00</dc:date>
              <text:p text:style-name="P2"><text:span text:style-name="T1">1lvl: 2 trooperiai</text:span></text:p>
              <text:p text:style-name="P2"><text:span text:style-name="T1">Sekantys lvl: +70%</text:span></text:p>
            </office:annotation>
            <text:p>unload per tick</text:p>
          </table:table-cell>
          <table:table-cell table:formula="of:=[Units.U52]*2" office:value-type="float" office:value="40">
            <text:p>40</text:p>
          </table:table-cell>
          <table:table-cell table:formula="of:=[.C327]*0.7" office:value-type="float" office:value="28">
            <text:p>28</text:p>
          </table:table-cell>
          <table:table-cell office:value-type="float" office:value="-1">
            <text:p>-1</text:p>
          </table:table-cell>
          <table:table-cell table:number-columns-repeated="5" office:value-type="float" office:value="0">
            <text:p>0</text:p>
          </table:table-cell>
          <table:table-cell table:style-name="ce13" office:value-type="float" office:value="0">
            <text:p>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number-rows-repeated="3">
          <table:table-cell/>
          <table:table-cell table:style-name="ce13"/>
          <table:table-cell table:number-columns-repeated="8"/>
          <table:table-cell table:style-name="ce13"/>
          <table:table-cell/>
          <table:table-cell table:style-name="ce22"/>
          <table:table-cell table:number-columns-repeated="1011"/>
        </table:table-row>
        <table:table-row table:style-name="ro2">
          <table:table-cell table:style-name="ce4"/>
          <table:table-cell table:style-name="ce15" table:number-columns-repeated="11"/>
          <table:table-cell table:style-name="ce47"/>
          <table:table-cell table:number-columns-repeated="1011"/>
        </table:table-row>
        <table:table-row table:style-name="ro7">
          <table:table-cell table:style-name="ce5" office:value-type="string">
            <text:p>table_end</text:p>
          </table:table-cell>
          <table:table-cell table:style-name="ce16" table:number-columns-repeated="10"/>
          <table:table-cell table:style-name="ce46" table:number-columns-repeated="1013"/>
        </table:table-row>
        <table:table-row table:style-name="ro9">
          <table:table-cell table:number-columns-repeated="8"/>
          <table:table-cell table:style-name="ce37" table:number-columns-repeated="5"/>
          <table:table-cell table:number-columns-repeated="1011"/>
        </table:table-row>
        <table:table-row table:style-name="ro3">
          <table:table-cell table:style-name="ce6" office:value-type="string">
            <text:p>table_filter</text:p>
          </table:table-cell>
          <table:table-cell table:style-name="ce17" table:formula="of:=[.A1]" office:value-type="string" office:string-value="Pavadinimas" table:number-columns-spanned="4" table:number-rows-spanned="1">
            <text:p>Pavadinimas</text:p>
          </table:table-cell>
          <table:covered-table-cell table:style-name="ce25"/>
          <table:covered-table-cell table:style-name="ce25"/>
          <table:covered-table-cell table:style-name="ce25"/>
          <table:table-cell table:style-name="ce30" office:value-type="string" table:number-columns-spanned="4" table:number-rows-spanned="1">
            <text:p>Atributas</text:p>
          </table:table-cell>
          <table:covered-table-cell table:style-name="ce25"/>
          <table:covered-table-cell table:style-name="ce25"/>
          <table:covered-table-cell table:style-name="ce39"/>
          <table:table-cell table:style-name="ce37">
            <draw:control table:end-cell-address="Main.L336" table:end-x="2.213cm" table:end-y="0.366cm" draw:z-index="1" draw:text-style-name="P1" svg:width="4.437cm" svg:height="0.899cm" svg:x="0.927cm" svg:y="0.399cm" draw:control="control1"/>
          </table:table-cell>
          <table:table-cell table:style-name="ce37" office:value-type="string">
            <text:p><text:s/></text:p>
          </table:table-cell>
          <table:table-cell table:style-name="ce37" table:number-columns-repeated="2"/>
          <table:table-cell table:number-columns-repeated="1011"/>
        </table:table-row>
        <table:table-row table:style-name="ro3">
          <table:table-cell table:style-name="ce7" office:value-type="string">
            <text:p>Filtruoti pagal:</text:p>
          </table:table-cell>
          <table:table-cell table:style-name="ce18" table:content-validation-name="val1" office:value-type="string" table:number-columns-spanned="4" table:number-rows-spanned="1">
            <text:p>B Zetium Storage</text:p>
          </table:table-cell>
          <table:covered-table-cell table:style-name="ce26"/>
          <table:covered-table-cell table:style-name="ce26"/>
          <table:covered-table-cell table:style-name="ce26"/>
          <table:table-cell table:style-name="ce31" table:content-validation-name="val2" office:value-type="string" table:number-columns-spanned="4" table:number-rows-spanned="1">
            <text:p>metal storage</text:p>
          </table:table-cell>
          <table:covered-table-cell table:style-name="ce26"/>
          <table:covered-table-cell table:style-name="ce35"/>
          <table:covered-table-cell table:style-name="ce40"/>
          <table:table-cell table:style-name="ce37" table:number-columns-repeated="3"/>
          <table:table-cell table:number-columns-repeated="1012"/>
        </table:table-row>
        <table:table-row table:style-name="ro3">
          <table:table-cell table:style-name="ce8"/>
          <table:table-cell table:style-name="ce19" table:content-validation-name="val1" office:value-type="string" table:number-columns-spanned="4" table:number-rows-spanned="1">
            <text:p>B Zex t2</text:p>
          </table:table-cell>
          <table:covered-table-cell table:style-name="ce15"/>
          <table:covered-table-cell table:style-name="ce15"/>
          <table:covered-table-cell table:style-name="ce15"/>
          <table:table-cell table:style-name="ce32" table:content-validation-name="val2" office:value-type="string" table:number-columns-spanned="4" table:number-rows-spanned="1">
            <text:p>energy storage</text:p>
          </table:table-cell>
          <table:covered-table-cell table:style-name="ce15"/>
          <table:covered-table-cell table:style-name="ce36"/>
          <table:covered-table-cell table:style-name="ce41"/>
          <table:table-cell table:style-name="ce37" table:number-columns-repeated="3"/>
          <table:table-cell table:number-columns-repeated="1012"/>
        </table:table-row>
        <table:table-row table:style-name="ro3">
          <table:table-cell table:style-name="Default"/>
          <table:table-cell table:number-columns-repeated="6"/>
          <table:table-cell table:style-name="ce37" table:number-columns-repeated="2"/>
          <table:table-cell table:style-name="ce37">
            <draw:control table:end-cell-address="Main.L338" table:end-x="2.125cm" table:end-y="0.359cm" draw:z-index="2" draw:text-style-name="P1" svg:width="4.437cm" svg:height="0.698cm" svg:x="0.839cm" svg:y="0.127cm" draw:control="control2"/>
          </table:table-cell>
          <table:table-cell table:style-name="ce37" table:number-columns-repeated="2"/>
          <table:table-cell table:number-columns-repeated="1012"/>
        </table:table-row>
        <table:table-row table:style-name="ro10">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3"/>
          <table:table-cell table:style-name="ce34"/>
          <table:table-cell table:style-name="ce20" office:value-type="string" table:number-columns-spanned="2" table:number-rows-spanned="1">
            <text:p>exp (d)</text:p>
          </table:table-cell>
          <table:covered-table-cell table:style-name="ce42"/>
          <table:table-cell table:style-name="ce42"/>
          <table:table-cell table:style-name="ce43" office:value-type="string">
            <text:p>sec</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1">
          <table:table-cell table:style-name="ce9" office:value-type="string">
            <text:p>Coeficients</text:p>
          </table:table-cell>
          <table:table-cell table:style-name="ce20" table:number-matrix-columns-spanned="11" table:number-matrix-rows-spanned="1" table:formula="of:=FILTER_COEFS([.$A$2:.$M$331]; [.B335];[.F335])"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34" office:value-type="float" office:value="0">
            <text:p>0</text:p>
          </table:table-cell>
          <table:table-cell table:style-name="ce20" office:value-type="float" office:value="0">
            <text:p>0</text:p>
          </table:table-cell>
          <table:table-cell table:style-name="ce34" office:value-type="float" office:value="0">
            <text:p>0</text:p>
          </table:table-cell>
          <table:table-cell table:style-name="ce42" office:value-type="float" office:value="0">
            <text:p>0</text:p>
          </table:table-cell>
          <table:table-cell table:style-name="ce43" office:value-type="float" office:value="0">
            <text:p>0</text:p>
          </table:table-cell>
          <table:table-cell table:style-name="ce20" office:value-type="float" office:value="0">
            <text:p>0</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339]" office:value-type="float" office:value="0">
            <text:p>0</text:p>
          </table:table-cell>
          <table:table-cell table:style-name="ce27" table:formula="of:=SFLINEAR([.$A340]; [.$C$339]; [.$D$339])" office:value-type="float" office:value="0">
            <text:p>0,000</text:p>
          </table:table-cell>
          <table:table-cell/>
          <table:table-cell table:formula="of:=SFPOWER([.$A340]; [.$E$339]; [.$F$339]; [.$G$339])" office:value-type="float" office:value="0">
            <text:p>0</text:p>
          </table:table-cell>
          <table:table-cell table:number-columns-repeated="2"/>
          <table:table-cell table:formula="of:=SFEXP([.$A340]; [.$H$339]; [.$I$339])" office:value-type="float" office:value="0">
            <text:p>0</text:p>
          </table:table-cell>
          <table:table-cell table:number-columns-repeated="2"/>
          <table:table-cell table:style-name="ce44" table:formula="of:=SFJOIN([.B340];[.C340];[.E340];[.H340];[.$L$339])" office:value-type="float" office:value="0">
            <text:p>0,0000</text:p>
          </table:table-cell>
          <table:table-cell table:style-name="ce44" table:formula="of:=IF([.$K$339]=1; [.$K340]*60; [.$K340]/60)" office:value-type="float" office:value="0">
            <text:p>0,0000</text:p>
          </table:table-cell>
          <table:table-cell table:style-name="ce48" table:formula="of:=IF([.$K$339]=1; [.$K340]*60*60; [.$K340]/60/60)" office:value-type="float" office:value="0">
            <text:p>0,0000</text:p>
          </table:table-cell>
          <table:table-cell table:style-name="ce48" table:formula="of:=IF([.$K$339]=1; [.$K340]*60*60*24; [.$K340]/60/60/24)" office:value-type="float" office:value="0">
            <text:p>0,0000</text:p>
          </table:table-cell>
          <table:table-cell table:number-columns-repeated="1010"/>
        </table:table-row>
        <table:table-row table:style-name="ro1">
          <table:table-cell table:style-name="ce10" office:value-type="string">
            <text:p>2</text:p>
          </table:table-cell>
          <table:table-cell table:formula="of:=[.$B$339]" office:value-type="float" office:value="0">
            <text:p>0</text:p>
          </table:table-cell>
          <table:table-cell table:style-name="ce27" table:formula="of:=SFLINEAR([.$A341]; [.$C$339]; [.$D$339])" office:value-type="float" office:value="0">
            <text:p>0,000</text:p>
          </table:table-cell>
          <table:table-cell/>
          <table:table-cell table:formula="of:=SFPOWER([.$A341]; [.$E$339]; [.$F$339]; [.$G$339])" office:value-type="float" office:value="0">
            <text:p>0</text:p>
          </table:table-cell>
          <table:table-cell table:number-columns-repeated="2"/>
          <table:table-cell table:formula="of:=SFEXP([.$A341]; [.$H$339]; [.$I$339])" office:value-type="float" office:value="0">
            <text:p>0</text:p>
          </table:table-cell>
          <table:table-cell table:number-columns-repeated="2"/>
          <table:table-cell table:style-name="ce44" table:formula="of:=SFJOIN([.B341];[.C341];[.E341];[.H341];[.$L$339])" office:value-type="float" office:value="0">
            <text:p>0,0000</text:p>
          </table:table-cell>
          <table:table-cell table:style-name="ce44" table:formula="of:=IF([.$K$339]=1; [.$K341]*60; [.$K341]/60)" office:value-type="float" office:value="0">
            <text:p>0,0000</text:p>
          </table:table-cell>
          <table:table-cell table:style-name="ce48" table:formula="of:=IF([.$K$339]=1; [.$K341]*60*60; [.$K341]/60/60)" office:value-type="float" office:value="0">
            <text:p>0,0000</text:p>
          </table:table-cell>
          <table:table-cell table:style-name="ce48" table:formula="of:=IF([.$K$339]=1; [.$K341]*60*60*24; [.$K341]/60/60/24)" office:value-type="float" office:value="0">
            <text:p>0,0000</text:p>
          </table:table-cell>
          <table:table-cell table:formula="of:=[.K341]/[.K340]" office:value-type="float" office:value="0">
            <text:p>#DIV/0!</text:p>
          </table:table-cell>
          <table:table-cell table:number-columns-repeated="1009"/>
        </table:table-row>
        <table:table-row table:style-name="ro1">
          <table:table-cell table:style-name="ce10" office:value-type="string">
            <text:p>3</text:p>
          </table:table-cell>
          <table:table-cell table:formula="of:=[.$B$339]" office:value-type="float" office:value="0">
            <text:p>0</text:p>
          </table:table-cell>
          <table:table-cell table:style-name="ce27" table:formula="of:=SFLINEAR([.$A342]; [.$C$339]; [.$D$339])" office:value-type="float" office:value="0">
            <text:p>0,000</text:p>
          </table:table-cell>
          <table:table-cell/>
          <table:table-cell table:formula="of:=SFPOWER([.$A342]; [.$E$339]; [.$F$339]; [.$G$339])" office:value-type="float" office:value="0">
            <text:p>0</text:p>
          </table:table-cell>
          <table:table-cell table:number-columns-repeated="2"/>
          <table:table-cell table:formula="of:=SFEXP([.$A342]; [.$H$339]; [.$I$339])" office:value-type="float" office:value="0">
            <text:p>0</text:p>
          </table:table-cell>
          <table:table-cell table:number-columns-repeated="2"/>
          <table:table-cell table:style-name="ce44" table:formula="of:=SFJOIN([.B342];[.C342];[.E342];[.H342];[.$L$339])" office:value-type="float" office:value="0">
            <text:p>0,0000</text:p>
          </table:table-cell>
          <table:table-cell table:style-name="ce44" table:formula="of:=IF([.$K$339]=1; [.$K342]*60; [.$K342]/60)" office:value-type="float" office:value="0">
            <text:p>0,0000</text:p>
          </table:table-cell>
          <table:table-cell table:style-name="ce48" table:formula="of:=IF([.$K$339]=1; [.$K342]*60*60; [.$K342]/60/60)" office:value-type="float" office:value="0">
            <text:p>0,0000</text:p>
          </table:table-cell>
          <table:table-cell table:style-name="ce48" table:formula="of:=IF([.$K$339]=1; [.$K342]*60*60*24; [.$K342]/60/60/24)" office:value-type="float" office:value="0">
            <text:p>0,0000</text:p>
          </table:table-cell>
          <table:table-cell table:formula="of:=[.K342]/[.K341]" office:value-type="float" office:value="0">
            <text:p>#DIV/0!</text:p>
          </table:table-cell>
          <table:table-cell table:number-columns-repeated="1009"/>
        </table:table-row>
        <table:table-row table:style-name="ro1">
          <table:table-cell table:style-name="ce10" office:value-type="string">
            <text:p>4</text:p>
          </table:table-cell>
          <table:table-cell table:formula="of:=[.$B$339]" office:value-type="float" office:value="0">
            <text:p>0</text:p>
          </table:table-cell>
          <table:table-cell table:style-name="ce27" table:formula="of:=SFLINEAR([.$A343]; [.$C$339]; [.$D$339])" office:value-type="float" office:value="0">
            <text:p>0,000</text:p>
          </table:table-cell>
          <table:table-cell/>
          <table:table-cell table:formula="of:=SFPOWER([.$A343]; [.$E$339]; [.$F$339]; [.$G$339])" office:value-type="float" office:value="0">
            <text:p>0</text:p>
          </table:table-cell>
          <table:table-cell table:number-columns-repeated="2"/>
          <table:table-cell table:formula="of:=SFEXP([.$A343]; [.$H$339]; [.$I$339])" office:value-type="float" office:value="0">
            <text:p>0</text:p>
          </table:table-cell>
          <table:table-cell table:number-columns-repeated="2"/>
          <table:table-cell table:style-name="ce44" table:formula="of:=SFJOIN([.B343];[.C343];[.E343];[.H343];[.$L$339])" office:value-type="float" office:value="0">
            <text:p>0,0000</text:p>
          </table:table-cell>
          <table:table-cell table:style-name="ce44" table:formula="of:=IF([.$K$339]=1; [.$K343]*60; [.$K343]/60)" office:value-type="float" office:value="0">
            <text:p>0,0000</text:p>
          </table:table-cell>
          <table:table-cell table:style-name="ce48" table:formula="of:=IF([.$K$339]=1; [.$K343]*60*60; [.$K343]/60/60)" office:value-type="float" office:value="0">
            <text:p>0,0000</text:p>
          </table:table-cell>
          <table:table-cell table:style-name="ce48" table:formula="of:=IF([.$K$339]=1; [.$K343]*60*60*24; [.$K343]/60/60/24)" office:value-type="float" office:value="0">
            <text:p>0,0000</text:p>
          </table:table-cell>
          <table:table-cell table:formula="of:=[.K343]/[.K342]" office:value-type="float" office:value="0">
            <text:p>#DIV/0!</text:p>
          </table:table-cell>
          <table:table-cell table:number-columns-repeated="1009"/>
        </table:table-row>
        <table:table-row table:style-name="ro1">
          <table:table-cell table:style-name="ce10" office:value-type="string">
            <text:p>5</text:p>
          </table:table-cell>
          <table:table-cell table:formula="of:=[.$B$339]" office:value-type="float" office:value="0">
            <text:p>0</text:p>
          </table:table-cell>
          <table:table-cell table:style-name="ce27" table:formula="of:=SFLINEAR([.$A344]; [.$C$339]; [.$D$339])" office:value-type="float" office:value="0">
            <text:p>0,000</text:p>
          </table:table-cell>
          <table:table-cell/>
          <table:table-cell table:formula="of:=SFPOWER([.$A344]; [.$E$339]; [.$F$339]; [.$G$339])" office:value-type="float" office:value="0">
            <text:p>0</text:p>
          </table:table-cell>
          <table:table-cell table:number-columns-repeated="2"/>
          <table:table-cell table:formula="of:=SFEXP([.$A344]; [.$H$339]; [.$I$339])" office:value-type="float" office:value="0">
            <text:p>0</text:p>
          </table:table-cell>
          <table:table-cell table:number-columns-repeated="2"/>
          <table:table-cell table:style-name="ce44" table:formula="of:=SFJOIN([.B344];[.C344];[.E344];[.H344];[.$L$339])" office:value-type="float" office:value="0">
            <text:p>0,0000</text:p>
          </table:table-cell>
          <table:table-cell table:style-name="ce44" table:formula="of:=IF([.$K$339]=1; [.$K344]*60; [.$K344]/60)" office:value-type="float" office:value="0">
            <text:p>0,0000</text:p>
          </table:table-cell>
          <table:table-cell table:style-name="ce48" table:formula="of:=IF([.$K$339]=1; [.$K344]*60*60; [.$K344]/60/60)" office:value-type="float" office:value="0">
            <text:p>0,0000</text:p>
          </table:table-cell>
          <table:table-cell table:style-name="ce48" table:formula="of:=IF([.$K$339]=1; [.$K344]*60*60*24; [.$K344]/60/60/24)" office:value-type="float" office:value="0">
            <text:p>0,0000</text:p>
          </table:table-cell>
          <table:table-cell table:formula="of:=[.K344]/[.K343]" office:value-type="float" office:value="0">
            <text:p>#DIV/0!</text:p>
          </table:table-cell>
          <table:table-cell table:number-columns-repeated="1009"/>
        </table:table-row>
        <table:table-row table:style-name="ro1">
          <table:table-cell table:style-name="ce10" office:value-type="string">
            <text:p>6</text:p>
          </table:table-cell>
          <table:table-cell table:formula="of:=[.$B$339]" office:value-type="float" office:value="0">
            <text:p>0</text:p>
          </table:table-cell>
          <table:table-cell table:style-name="ce27" table:formula="of:=SFLINEAR([.$A345]; [.$C$339]; [.$D$339])" office:value-type="float" office:value="0">
            <text:p>0,000</text:p>
          </table:table-cell>
          <table:table-cell/>
          <table:table-cell table:formula="of:=SFPOWER([.$A345]; [.$E$339]; [.$F$339]; [.$G$339])" office:value-type="float" office:value="0">
            <text:p>0</text:p>
          </table:table-cell>
          <table:table-cell table:number-columns-repeated="2"/>
          <table:table-cell table:formula="of:=SFEXP([.$A345]; [.$H$339]; [.$I$339])" office:value-type="float" office:value="0">
            <text:p>0</text:p>
          </table:table-cell>
          <table:table-cell table:number-columns-repeated="2"/>
          <table:table-cell table:style-name="ce44" table:formula="of:=SFJOIN([.B345];[.C345];[.E345];[.H345];[.$L$339])" office:value-type="float" office:value="0">
            <text:p>0,0000</text:p>
          </table:table-cell>
          <table:table-cell table:style-name="ce44" table:formula="of:=IF([.$K$339]=1; [.$K345]*60; [.$K345]/60)" office:value-type="float" office:value="0">
            <text:p>0,0000</text:p>
          </table:table-cell>
          <table:table-cell table:style-name="ce48" table:formula="of:=IF([.$K$339]=1; [.$K345]*60*60; [.$K345]/60/60)" office:value-type="float" office:value="0">
            <text:p>0,0000</text:p>
          </table:table-cell>
          <table:table-cell table:style-name="ce48" table:formula="of:=IF([.$K$339]=1; [.$K345]*60*60*24; [.$K345]/60/60/24)" office:value-type="float" office:value="0">
            <text:p>0,0000</text:p>
          </table:table-cell>
          <table:table-cell table:formula="of:=[.K345]/[.K344]" office:value-type="float" office:value="0">
            <text:p>#DIV/0!</text:p>
          </table:table-cell>
          <table:table-cell table:number-columns-repeated="1009"/>
        </table:table-row>
        <table:table-row table:style-name="ro1">
          <table:table-cell table:style-name="ce10" office:value-type="string">
            <text:p>7</text:p>
          </table:table-cell>
          <table:table-cell table:formula="of:=[.$B$339]" office:value-type="float" office:value="0">
            <text:p>0</text:p>
          </table:table-cell>
          <table:table-cell table:style-name="ce27" table:formula="of:=SFLINEAR([.$A346]; [.$C$339]; [.$D$339])" office:value-type="float" office:value="0">
            <text:p>0,000</text:p>
          </table:table-cell>
          <table:table-cell/>
          <table:table-cell table:formula="of:=SFPOWER([.$A346]; [.$E$339]; [.$F$339]; [.$G$339])" office:value-type="float" office:value="0">
            <text:p>0</text:p>
          </table:table-cell>
          <table:table-cell table:number-columns-repeated="2"/>
          <table:table-cell table:formula="of:=SFEXP([.$A346]; [.$H$339]; [.$I$339])" office:value-type="float" office:value="0">
            <text:p>0</text:p>
          </table:table-cell>
          <table:table-cell table:number-columns-repeated="2"/>
          <table:table-cell table:style-name="ce44" table:formula="of:=SFJOIN([.B346];[.C346];[.E346];[.H346];[.$L$339])" office:value-type="float" office:value="0">
            <text:p>0,0000</text:p>
          </table:table-cell>
          <table:table-cell table:style-name="ce44" table:formula="of:=IF([.$K$339]=1; [.$K346]*60; [.$K346]/60)" office:value-type="float" office:value="0">
            <text:p>0,0000</text:p>
          </table:table-cell>
          <table:table-cell table:style-name="ce48" table:formula="of:=IF([.$K$339]=1; [.$K346]*60*60; [.$K346]/60/60)" office:value-type="float" office:value="0">
            <text:p>0,0000</text:p>
          </table:table-cell>
          <table:table-cell table:style-name="ce48" table:formula="of:=IF([.$K$339]=1; [.$K346]*60*60*24; [.$K346]/60/60/24)" office:value-type="float" office:value="0">
            <text:p>0,0000</text:p>
          </table:table-cell>
          <table:table-cell table:formula="of:=[.K346]/[.K345]" office:value-type="float" office:value="0">
            <text:p>#DIV/0!</text:p>
          </table:table-cell>
          <table:table-cell table:number-columns-repeated="1009"/>
        </table:table-row>
        <table:table-row table:style-name="ro1">
          <table:table-cell table:style-name="ce10" office:value-type="string">
            <text:p>8</text:p>
          </table:table-cell>
          <table:table-cell table:formula="of:=[.$B$339]" office:value-type="float" office:value="0">
            <text:p>0</text:p>
          </table:table-cell>
          <table:table-cell table:style-name="ce27" table:formula="of:=SFLINEAR([.$A347]; [.$C$339]; [.$D$339])" office:value-type="float" office:value="0">
            <text:p>0,000</text:p>
          </table:table-cell>
          <table:table-cell/>
          <table:table-cell table:formula="of:=SFPOWER([.$A347]; [.$E$339]; [.$F$339]; [.$G$339])" office:value-type="float" office:value="0">
            <text:p>0</text:p>
          </table:table-cell>
          <table:table-cell table:number-columns-repeated="2"/>
          <table:table-cell table:formula="of:=SFEXP([.$A347]; [.$H$339]; [.$I$339])" office:value-type="float" office:value="0">
            <text:p>0</text:p>
          </table:table-cell>
          <table:table-cell table:number-columns-repeated="2"/>
          <table:table-cell table:style-name="ce44" table:formula="of:=SFJOIN([.B347];[.C347];[.E347];[.H347];[.$L$339])" office:value-type="float" office:value="0">
            <text:p>0,0000</text:p>
          </table:table-cell>
          <table:table-cell table:style-name="ce44" table:formula="of:=IF([.$K$339]=1; [.$K347]*60; [.$K347]/60)" office:value-type="float" office:value="0">
            <text:p>0,0000</text:p>
          </table:table-cell>
          <table:table-cell table:style-name="ce48" table:formula="of:=IF([.$K$339]=1; [.$K347]*60*60; [.$K347]/60/60)" office:value-type="float" office:value="0">
            <text:p>0,0000</text:p>
          </table:table-cell>
          <table:table-cell table:style-name="ce48" table:formula="of:=IF([.$K$339]=1; [.$K347]*60*60*24; [.$K347]/60/60/24)" office:value-type="float" office:value="0">
            <text:p>0,0000</text:p>
          </table:table-cell>
          <table:table-cell table:formula="of:=[.K347]/[.K346]" office:value-type="float" office:value="0">
            <text:p>#DIV/0!</text:p>
          </table:table-cell>
          <table:table-cell table:number-columns-repeated="1009"/>
        </table:table-row>
        <table:table-row table:style-name="ro1">
          <table:table-cell table:style-name="ce10" office:value-type="string">
            <text:p>9</text:p>
          </table:table-cell>
          <table:table-cell table:formula="of:=[.$B$339]" office:value-type="float" office:value="0">
            <text:p>0</text:p>
          </table:table-cell>
          <table:table-cell table:style-name="ce27" table:formula="of:=SFLINEAR([.$A348]; [.$C$339]; [.$D$339])" office:value-type="float" office:value="0">
            <text:p>0,000</text:p>
          </table:table-cell>
          <table:table-cell/>
          <table:table-cell table:formula="of:=SFPOWER([.$A348]; [.$E$339]; [.$F$339]; [.$G$339])" office:value-type="float" office:value="0">
            <text:p>0</text:p>
          </table:table-cell>
          <table:table-cell table:number-columns-repeated="2"/>
          <table:table-cell table:formula="of:=SFEXP([.$A348]; [.$H$339]; [.$I$339])" office:value-type="float" office:value="0">
            <text:p>0</text:p>
          </table:table-cell>
          <table:table-cell table:number-columns-repeated="2"/>
          <table:table-cell table:style-name="ce44" table:formula="of:=SFJOIN([.B348];[.C348];[.E348];[.H348];[.$L$339])" office:value-type="float" office:value="0">
            <text:p>0,0000</text:p>
          </table:table-cell>
          <table:table-cell table:style-name="ce44" table:formula="of:=IF([.$K$339]=1; [.$K348]*60; [.$K348]/60)" office:value-type="float" office:value="0">
            <text:p>0,0000</text:p>
          </table:table-cell>
          <table:table-cell table:style-name="ce48" table:formula="of:=IF([.$K$339]=1; [.$K348]*60*60; [.$K348]/60/60)" office:value-type="float" office:value="0">
            <text:p>0,0000</text:p>
          </table:table-cell>
          <table:table-cell table:style-name="ce48" table:formula="of:=IF([.$K$339]=1; [.$K348]*60*60*24; [.$K348]/60/60/24)" office:value-type="float" office:value="0">
            <text:p>0,0000</text:p>
          </table:table-cell>
          <table:table-cell table:formula="of:=[.K348]/[.K347]" office:value-type="float" office:value="0">
            <text:p>#DIV/0!</text:p>
          </table:table-cell>
          <table:table-cell table:number-columns-repeated="1009"/>
        </table:table-row>
        <table:table-row table:style-name="ro1">
          <table:table-cell table:style-name="ce10" office:value-type="string">
            <text:p>10</text:p>
          </table:table-cell>
          <table:table-cell table:formula="of:=[.$B$339]" office:value-type="float" office:value="0">
            <text:p>0</text:p>
          </table:table-cell>
          <table:table-cell table:style-name="ce27" table:formula="of:=SFLINEAR([.$A349]; [.$C$339]; [.$D$339])" office:value-type="float" office:value="0">
            <text:p>0,000</text:p>
          </table:table-cell>
          <table:table-cell/>
          <table:table-cell table:formula="of:=SFPOWER([.$A349]; [.$E$339]; [.$F$339]; [.$G$339])" office:value-type="float" office:value="0">
            <text:p>0</text:p>
          </table:table-cell>
          <table:table-cell table:number-columns-repeated="2"/>
          <table:table-cell table:formula="of:=SFEXP([.$A349]; [.$H$339]; [.$I$339])" office:value-type="float" office:value="0">
            <text:p>0</text:p>
          </table:table-cell>
          <table:table-cell table:number-columns-repeated="2"/>
          <table:table-cell table:style-name="ce44" table:formula="of:=SFJOIN([.B349];[.C349];[.E349];[.H349];[.$L$339])" office:value-type="float" office:value="0">
            <text:p>0,0000</text:p>
          </table:table-cell>
          <table:table-cell table:style-name="ce44" table:formula="of:=IF([.$K$339]=1; [.$K349]*60; [.$K349]/60)" office:value-type="float" office:value="0">
            <text:p>0,0000</text:p>
          </table:table-cell>
          <table:table-cell table:style-name="ce48" table:formula="of:=IF([.$K$339]=1; [.$K349]*60*60; [.$K349]/60/60)" office:value-type="float" office:value="0">
            <text:p>0,0000</text:p>
          </table:table-cell>
          <table:table-cell table:style-name="ce48" table:formula="of:=IF([.$K$339]=1; [.$K349]*60*60*24; [.$K349]/60/60/24)" office:value-type="float" office:value="0">
            <text:p>0,0000</text:p>
          </table:table-cell>
          <table:table-cell table:formula="of:=[.K349]/[.K348]" office:value-type="float" office:value="0">
            <text:p>#DIV/0!</text:p>
          </table:table-cell>
          <table:table-cell table:number-columns-repeated="1009"/>
        </table:table-row>
        <table:table-row table:style-name="ro1">
          <table:table-cell table:style-name="Default"/>
          <table:table-cell table:number-columns-repeated="1023"/>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3"/>
          <table:table-cell table:style-name="ce34"/>
          <table:table-cell table:style-name="ce20" office:value-type="string" table:number-columns-spanned="2" table:number-rows-spanned="1">
            <text:p>exp (d)</text:p>
          </table:table-cell>
          <table:covered-table-cell table:style-name="ce42"/>
          <table:table-cell table:style-name="ce42"/>
          <table:table-cell table:style-name="ce43"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cell office:value-type="string">
            <text:p>Rel. change</text:p>
          </table:table-cell>
          <table:table-cell table:number-columns-repeated="1009"/>
        </table:table-row>
        <table:table-row table:style-name="ro12">
          <table:table-cell table:style-name="ce9" office:value-type="string">
            <text:p>Coeficients</text:p>
          </table:table-cell>
          <table:table-cell table:style-name="ce20" table:number-matrix-columns-spanned="11" table:number-matrix-rows-spanned="1" table:formula="of:=FILTER_COEFS([.$A$2:.$M$331]; [.B336];[.F336])"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34" office:value-type="float" office:value="0">
            <text:p>0</text:p>
          </table:table-cell>
          <table:table-cell table:style-name="ce20" office:value-type="float" office:value="0">
            <text:p>0</text:p>
          </table:table-cell>
          <table:table-cell table:style-name="ce34" office:value-type="float" office:value="0">
            <text:p>0</text:p>
          </table:table-cell>
          <table:table-cell table:style-name="ce42" office:value-type="float" office:value="0">
            <text:p>0</text:p>
          </table:table-cell>
          <table:table-cell table:style-name="ce43" office:value-type="float" office:value="0">
            <text:p>0</text:p>
          </table:table-cell>
          <table:table-cell table:style-name="ce20" office:value-type="float" office:value="0">
            <text:p>0</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352]" office:value-type="float" office:value="0">
            <text:p>0</text:p>
          </table:table-cell>
          <table:table-cell table:style-name="ce27" table:formula="of:=SFLINEAR([.$A353]; [.$C$352]; [.$D$352])" office:value-type="float" office:value="0">
            <text:p>0,000</text:p>
          </table:table-cell>
          <table:table-cell/>
          <table:table-cell table:formula="of:=SFPOWER([.$A353]; [.$E$352]; [.$F$352]; [.$G$352])" office:value-type="float" office:value="0">
            <text:p>0</text:p>
          </table:table-cell>
          <table:table-cell table:number-columns-repeated="2"/>
          <table:table-cell table:formula="of:=SFEXP([.$A353]; [.$H$352]; [.$I$352])" office:value-type="float" office:value="0">
            <text:p>0</text:p>
          </table:table-cell>
          <table:table-cell table:number-columns-repeated="2"/>
          <table:table-cell table:style-name="ce44" table:formula="of:=SFJOIN([.B353];[.C353];[.E353];[.H353];[.$L$352])" office:value-type="float" office:value="0">
            <text:p>0,0000</text:p>
          </table:table-cell>
          <table:table-cell table:style-name="ce44" table:formula="of:=IF([.$K$352]=1; [.$K353]*60; [.$K353]/60)" office:value-type="float" office:value="0">
            <text:p>0,0000</text:p>
          </table:table-cell>
          <table:table-cell table:style-name="ce48" table:formula="of:=IF([.$K$352]=1; [.$K353]*60*60; [.$K353]/60/60)" office:value-type="float" office:value="0">
            <text:p>0,0000</text:p>
          </table:table-cell>
          <table:table-cell table:style-name="ce48" table:formula="of:=IF([.$K$352]=1; [.$K353]*60*60*24; [.$K353]/60/60/24)" office:value-type="float" office:value="0">
            <text:p>0,0000</text:p>
          </table:table-cell>
          <table:table-cell table:number-columns-repeated="1010"/>
        </table:table-row>
        <table:table-row table:style-name="ro1">
          <table:table-cell table:style-name="ce10" office:value-type="string">
            <text:p>2</text:p>
          </table:table-cell>
          <table:table-cell table:formula="of:=[.$B$352]" office:value-type="float" office:value="0">
            <text:p>0</text:p>
          </table:table-cell>
          <table:table-cell table:style-name="ce27" table:formula="of:=SFLINEAR([.$A354]; [.$C$352]; [.$D$352])" office:value-type="float" office:value="0">
            <text:p>0,000</text:p>
          </table:table-cell>
          <table:table-cell/>
          <table:table-cell table:formula="of:=SFPOWER([.$A354]; [.$E$352]; [.$F$352]; [.$G$352])" office:value-type="float" office:value="0">
            <text:p>0</text:p>
          </table:table-cell>
          <table:table-cell table:number-columns-repeated="2"/>
          <table:table-cell table:formula="of:=SFEXP([.$A354]; [.$H$352]; [.$I$352])" office:value-type="float" office:value="0">
            <text:p>0</text:p>
          </table:table-cell>
          <table:table-cell table:number-columns-repeated="2"/>
          <table:table-cell table:style-name="ce44" table:formula="of:=SFJOIN([.B354];[.C354];[.E354];[.H354];[.$L$352])" office:value-type="float" office:value="0">
            <text:p>0,0000</text:p>
          </table:table-cell>
          <table:table-cell table:style-name="ce44" table:formula="of:=IF([.$K$352]=1; [.$K354]*60; [.$K354]/60)" office:value-type="float" office:value="0">
            <text:p>0,0000</text:p>
          </table:table-cell>
          <table:table-cell table:style-name="ce48" table:formula="of:=IF([.$K$352]=1; [.$K354]*60*60; [.$K354]/60/60)" office:value-type="float" office:value="0">
            <text:p>0,0000</text:p>
          </table:table-cell>
          <table:table-cell table:style-name="ce48" table:formula="of:=IF([.$K$352]=1; [.$K354]*60*60*24; [.$K354]/60/60/24)" office:value-type="float" office:value="0">
            <text:p>0,0000</text:p>
          </table:table-cell>
          <table:table-cell table:formula="of:=[.K354]/[.K353]" office:value-type="float" office:value="0">
            <text:p>#DIV/0!</text:p>
          </table:table-cell>
          <table:table-cell table:number-columns-repeated="1009"/>
        </table:table-row>
        <table:table-row table:style-name="ro1">
          <table:table-cell table:style-name="ce10" office:value-type="string">
            <text:p>3</text:p>
          </table:table-cell>
          <table:table-cell table:formula="of:=[.$B$352]" office:value-type="float" office:value="0">
            <text:p>0</text:p>
          </table:table-cell>
          <table:table-cell table:style-name="ce27" table:formula="of:=SFLINEAR([.$A355]; [.$C$352]; [.$D$352])" office:value-type="float" office:value="0">
            <text:p>0,000</text:p>
          </table:table-cell>
          <table:table-cell/>
          <table:table-cell table:formula="of:=SFPOWER([.$A355]; [.$E$352]; [.$F$352]; [.$G$352])" office:value-type="float" office:value="0">
            <text:p>0</text:p>
          </table:table-cell>
          <table:table-cell table:number-columns-repeated="2"/>
          <table:table-cell table:formula="of:=SFEXP([.$A355]; [.$H$352]; [.$I$352])" office:value-type="float" office:value="0">
            <text:p>0</text:p>
          </table:table-cell>
          <table:table-cell table:number-columns-repeated="2"/>
          <table:table-cell table:style-name="ce44" table:formula="of:=SFJOIN([.B355];[.C355];[.E355];[.H355];[.$L$352])" office:value-type="float" office:value="0">
            <text:p>0,0000</text:p>
          </table:table-cell>
          <table:table-cell table:style-name="ce44" table:formula="of:=IF([.$K$352]=1; [.$K355]*60; [.$K355]/60)" office:value-type="float" office:value="0">
            <text:p>0,0000</text:p>
          </table:table-cell>
          <table:table-cell table:style-name="ce48" table:formula="of:=IF([.$K$352]=1; [.$K355]*60*60; [.$K355]/60/60)" office:value-type="float" office:value="0">
            <text:p>0,0000</text:p>
          </table:table-cell>
          <table:table-cell table:style-name="ce48" table:formula="of:=IF([.$K$352]=1; [.$K355]*60*60*24; [.$K355]/60/60/24)" office:value-type="float" office:value="0">
            <text:p>0,0000</text:p>
          </table:table-cell>
          <table:table-cell table:formula="of:=[.K355]/[.K354]" office:value-type="float" office:value="0">
            <text:p>#DIV/0!</text:p>
          </table:table-cell>
          <table:table-cell table:number-columns-repeated="1009"/>
        </table:table-row>
        <table:table-row table:style-name="ro1">
          <table:table-cell table:style-name="ce10" office:value-type="string">
            <text:p>4</text:p>
          </table:table-cell>
          <table:table-cell table:formula="of:=[.$B$352]" office:value-type="float" office:value="0">
            <text:p>0</text:p>
          </table:table-cell>
          <table:table-cell table:style-name="ce27" table:formula="of:=SFLINEAR([.$A356]; [.$C$352]; [.$D$352])" office:value-type="float" office:value="0">
            <text:p>0,000</text:p>
          </table:table-cell>
          <table:table-cell/>
          <table:table-cell table:formula="of:=SFPOWER([.$A356]; [.$E$352]; [.$F$352]; [.$G$352])" office:value-type="float" office:value="0">
            <text:p>0</text:p>
          </table:table-cell>
          <table:table-cell table:number-columns-repeated="2"/>
          <table:table-cell table:formula="of:=SFEXP([.$A356]; [.$H$352]; [.$I$352])" office:value-type="float" office:value="0">
            <text:p>0</text:p>
          </table:table-cell>
          <table:table-cell table:number-columns-repeated="2"/>
          <table:table-cell table:style-name="ce44" table:formula="of:=SFJOIN([.B356];[.C356];[.E356];[.H356];[.$L$352])" office:value-type="float" office:value="0">
            <text:p>0,0000</text:p>
          </table:table-cell>
          <table:table-cell table:style-name="ce44" table:formula="of:=IF([.$K$352]=1; [.$K356]*60; [.$K356]/60)" office:value-type="float" office:value="0">
            <text:p>0,0000</text:p>
          </table:table-cell>
          <table:table-cell table:style-name="ce48" table:formula="of:=IF([.$K$352]=1; [.$K356]*60*60; [.$K356]/60/60)" office:value-type="float" office:value="0">
            <text:p>0,0000</text:p>
          </table:table-cell>
          <table:table-cell table:style-name="ce48" table:formula="of:=IF([.$K$352]=1; [.$K356]*60*60*24; [.$K356]/60/60/24)" office:value-type="float" office:value="0">
            <text:p>0,0000</text:p>
          </table:table-cell>
          <table:table-cell table:formula="of:=[.K356]/[.K355]" office:value-type="float" office:value="0">
            <text:p>#DIV/0!</text:p>
          </table:table-cell>
          <table:table-cell table:number-columns-repeated="1009"/>
        </table:table-row>
        <table:table-row table:style-name="ro1">
          <table:table-cell table:style-name="ce10" office:value-type="string">
            <text:p>5</text:p>
          </table:table-cell>
          <table:table-cell table:formula="of:=[.$B$352]" office:value-type="float" office:value="0">
            <text:p>0</text:p>
          </table:table-cell>
          <table:table-cell table:style-name="ce27" table:formula="of:=SFLINEAR([.$A357]; [.$C$352]; [.$D$352])" office:value-type="float" office:value="0">
            <text:p>0,000</text:p>
          </table:table-cell>
          <table:table-cell/>
          <table:table-cell table:formula="of:=SFPOWER([.$A357]; [.$E$352]; [.$F$352]; [.$G$352])" office:value-type="float" office:value="0">
            <text:p>0</text:p>
          </table:table-cell>
          <table:table-cell table:number-columns-repeated="2"/>
          <table:table-cell table:formula="of:=SFEXP([.$A357]; [.$H$352]; [.$I$352])" office:value-type="float" office:value="0">
            <text:p>0</text:p>
          </table:table-cell>
          <table:table-cell table:number-columns-repeated="2"/>
          <table:table-cell table:style-name="ce44" table:formula="of:=SFJOIN([.B357];[.C357];[.E357];[.H357];[.$L$352])" office:value-type="float" office:value="0">
            <text:p>0,0000</text:p>
          </table:table-cell>
          <table:table-cell table:style-name="ce44" table:formula="of:=IF([.$K$352]=1; [.$K357]*60; [.$K357]/60)" office:value-type="float" office:value="0">
            <text:p>0,0000</text:p>
          </table:table-cell>
          <table:table-cell table:style-name="ce48" table:formula="of:=IF([.$K$352]=1; [.$K357]*60*60; [.$K357]/60/60)" office:value-type="float" office:value="0">
            <text:p>0,0000</text:p>
          </table:table-cell>
          <table:table-cell table:style-name="ce48" table:formula="of:=IF([.$K$352]=1; [.$K357]*60*60*24; [.$K357]/60/60/24)" office:value-type="float" office:value="0">
            <text:p>0,0000</text:p>
          </table:table-cell>
          <table:table-cell table:formula="of:=[.K357]/[.K356]" office:value-type="float" office:value="0">
            <text:p>#DIV/0!</text:p>
          </table:table-cell>
          <table:table-cell table:number-columns-repeated="1009"/>
        </table:table-row>
        <table:table-row table:style-name="ro1">
          <table:table-cell table:style-name="ce10" office:value-type="string">
            <text:p>6</text:p>
          </table:table-cell>
          <table:table-cell table:formula="of:=[.$B$352]" office:value-type="float" office:value="0">
            <text:p>0</text:p>
          </table:table-cell>
          <table:table-cell table:style-name="ce27" table:formula="of:=SFLINEAR([.$A358]; [.$C$352]; [.$D$352])" office:value-type="float" office:value="0">
            <text:p>0,000</text:p>
          </table:table-cell>
          <table:table-cell/>
          <table:table-cell table:formula="of:=SFPOWER([.$A358]; [.$E$352]; [.$F$352]; [.$G$352])" office:value-type="float" office:value="0">
            <text:p>0</text:p>
          </table:table-cell>
          <table:table-cell table:number-columns-repeated="2"/>
          <table:table-cell table:formula="of:=SFEXP([.$A358]; [.$H$352]; [.$I$352])" office:value-type="float" office:value="0">
            <text:p>0</text:p>
          </table:table-cell>
          <table:table-cell table:number-columns-repeated="2"/>
          <table:table-cell table:style-name="ce44" table:formula="of:=SFJOIN([.B358];[.C358];[.E358];[.H358];[.$L$352])" office:value-type="float" office:value="0">
            <text:p>0,0000</text:p>
          </table:table-cell>
          <table:table-cell table:style-name="ce44" table:formula="of:=IF([.$K$352]=1; [.$K358]*60; [.$K358]/60)" office:value-type="float" office:value="0">
            <text:p>0,0000</text:p>
          </table:table-cell>
          <table:table-cell table:style-name="ce48" table:formula="of:=IF([.$K$352]=1; [.$K358]*60*60; [.$K358]/60/60)" office:value-type="float" office:value="0">
            <text:p>0,0000</text:p>
          </table:table-cell>
          <table:table-cell table:style-name="ce48" table:formula="of:=IF([.$K$352]=1; [.$K358]*60*60*24; [.$K358]/60/60/24)" office:value-type="float" office:value="0">
            <text:p>0,0000</text:p>
          </table:table-cell>
          <table:table-cell table:formula="of:=[.K358]/[.K357]" office:value-type="float" office:value="0">
            <text:p>#DIV/0!</text:p>
          </table:table-cell>
          <table:table-cell table:number-columns-repeated="1009"/>
        </table:table-row>
        <table:table-row table:style-name="ro1">
          <table:table-cell table:style-name="ce10" office:value-type="string">
            <text:p>7</text:p>
          </table:table-cell>
          <table:table-cell table:formula="of:=[.$B$352]" office:value-type="float" office:value="0">
            <text:p>0</text:p>
          </table:table-cell>
          <table:table-cell table:style-name="ce27" table:formula="of:=SFLINEAR([.$A359]; [.$C$352]; [.$D$352])" office:value-type="float" office:value="0">
            <text:p>0,000</text:p>
          </table:table-cell>
          <table:table-cell/>
          <table:table-cell table:formula="of:=SFPOWER([.$A359]; [.$E$352]; [.$F$352]; [.$G$352])" office:value-type="float" office:value="0">
            <text:p>0</text:p>
          </table:table-cell>
          <table:table-cell table:number-columns-repeated="2"/>
          <table:table-cell table:formula="of:=SFEXP([.$A359]; [.$H$352]; [.$I$352])" office:value-type="float" office:value="0">
            <text:p>0</text:p>
          </table:table-cell>
          <table:table-cell table:number-columns-repeated="2"/>
          <table:table-cell table:style-name="ce44" table:formula="of:=SFJOIN([.B359];[.C359];[.E359];[.H359];[.$L$352])" office:value-type="float" office:value="0">
            <text:p>0,0000</text:p>
          </table:table-cell>
          <table:table-cell table:style-name="ce44" table:formula="of:=IF([.$K$352]=1; [.$K359]*60; [.$K359]/60)" office:value-type="float" office:value="0">
            <text:p>0,0000</text:p>
          </table:table-cell>
          <table:table-cell table:style-name="ce48" table:formula="of:=IF([.$K$352]=1; [.$K359]*60*60; [.$K359]/60/60)" office:value-type="float" office:value="0">
            <text:p>0,0000</text:p>
          </table:table-cell>
          <table:table-cell table:style-name="ce48" table:formula="of:=IF([.$K$352]=1; [.$K359]*60*60*24; [.$K359]/60/60/24)" office:value-type="float" office:value="0">
            <text:p>0,0000</text:p>
          </table:table-cell>
          <table:table-cell table:formula="of:=[.K359]/[.K358]" office:value-type="float" office:value="0">
            <text:p>#DIV/0!</text:p>
          </table:table-cell>
          <table:table-cell table:number-columns-repeated="1009"/>
        </table:table-row>
        <table:table-row table:style-name="ro1">
          <table:table-cell table:style-name="ce10" office:value-type="string">
            <text:p>8</text:p>
          </table:table-cell>
          <table:table-cell table:formula="of:=[.$B$352]" office:value-type="float" office:value="0">
            <text:p>0</text:p>
          </table:table-cell>
          <table:table-cell table:style-name="ce27" table:formula="of:=SFLINEAR([.$A360]; [.$C$352]; [.$D$352])" office:value-type="float" office:value="0">
            <text:p>0,000</text:p>
          </table:table-cell>
          <table:table-cell/>
          <table:table-cell table:formula="of:=SFPOWER([.$A360]; [.$E$352]; [.$F$352]; [.$G$352])" office:value-type="float" office:value="0">
            <text:p>0</text:p>
          </table:table-cell>
          <table:table-cell table:number-columns-repeated="2"/>
          <table:table-cell table:formula="of:=SFEXP([.$A360]; [.$H$352]; [.$I$352])" office:value-type="float" office:value="0">
            <text:p>0</text:p>
          </table:table-cell>
          <table:table-cell table:number-columns-repeated="2"/>
          <table:table-cell table:style-name="ce44" table:formula="of:=SFJOIN([.B360];[.C360];[.E360];[.H360];[.$L$352])" office:value-type="float" office:value="0">
            <text:p>0,0000</text:p>
          </table:table-cell>
          <table:table-cell table:style-name="ce44" table:formula="of:=IF([.$K$352]=1; [.$K360]*60; [.$K360]/60)" office:value-type="float" office:value="0">
            <text:p>0,0000</text:p>
          </table:table-cell>
          <table:table-cell table:style-name="ce48" table:formula="of:=IF([.$K$352]=1; [.$K360]*60*60; [.$K360]/60/60)" office:value-type="float" office:value="0">
            <text:p>0,0000</text:p>
          </table:table-cell>
          <table:table-cell table:style-name="ce48" table:formula="of:=IF([.$K$352]=1; [.$K360]*60*60*24; [.$K360]/60/60/24)" office:value-type="float" office:value="0">
            <text:p>0,0000</text:p>
          </table:table-cell>
          <table:table-cell table:formula="of:=[.K360]/[.K359]" office:value-type="float" office:value="0">
            <text:p>#DIV/0!</text:p>
          </table:table-cell>
          <table:table-cell table:number-columns-repeated="1009"/>
        </table:table-row>
        <table:table-row table:style-name="ro1">
          <table:table-cell table:style-name="ce10" office:value-type="string">
            <text:p>9</text:p>
          </table:table-cell>
          <table:table-cell table:formula="of:=[.$B$352]" office:value-type="float" office:value="0">
            <text:p>0</text:p>
          </table:table-cell>
          <table:table-cell table:style-name="ce27" table:formula="of:=SFLINEAR([.$A361]; [.$C$352]; [.$D$352])" office:value-type="float" office:value="0">
            <text:p>0,000</text:p>
          </table:table-cell>
          <table:table-cell/>
          <table:table-cell table:formula="of:=SFPOWER([.$A361]; [.$E$352]; [.$F$352]; [.$G$352])" office:value-type="float" office:value="0">
            <text:p>0</text:p>
          </table:table-cell>
          <table:table-cell table:number-columns-repeated="2"/>
          <table:table-cell table:formula="of:=SFEXP([.$A361]; [.$H$352]; [.$I$352])" office:value-type="float" office:value="0">
            <text:p>0</text:p>
          </table:table-cell>
          <table:table-cell table:number-columns-repeated="2"/>
          <table:table-cell table:style-name="ce44" table:formula="of:=SFJOIN([.B361];[.C361];[.E361];[.H361];[.$L$352])" office:value-type="float" office:value="0">
            <text:p>0,0000</text:p>
          </table:table-cell>
          <table:table-cell table:style-name="ce44" table:formula="of:=IF([.$K$352]=1; [.$K361]*60; [.$K361]/60)" office:value-type="float" office:value="0">
            <text:p>0,0000</text:p>
          </table:table-cell>
          <table:table-cell table:style-name="ce48" table:formula="of:=IF([.$K$352]=1; [.$K361]*60*60; [.$K361]/60/60)" office:value-type="float" office:value="0">
            <text:p>0,0000</text:p>
          </table:table-cell>
          <table:table-cell table:style-name="ce48" table:formula="of:=IF([.$K$352]=1; [.$K361]*60*60*24; [.$K361]/60/60/24)" office:value-type="float" office:value="0">
            <text:p>0,0000</text:p>
          </table:table-cell>
          <table:table-cell table:formula="of:=[.K361]/[.K360]" office:value-type="float" office:value="0">
            <text:p>#DIV/0!</text:p>
          </table:table-cell>
          <table:table-cell table:number-columns-repeated="1009"/>
        </table:table-row>
        <table:table-row table:style-name="ro1">
          <table:table-cell table:style-name="ce10" office:value-type="string">
            <text:p>10</text:p>
          </table:table-cell>
          <table:table-cell table:formula="of:=[.$B$352]" office:value-type="float" office:value="0">
            <text:p>0</text:p>
          </table:table-cell>
          <table:table-cell table:style-name="ce27" table:formula="of:=SFLINEAR([.$A362]; [.$C$352]; [.$D$352])" office:value-type="float" office:value="0">
            <text:p>0,000</text:p>
          </table:table-cell>
          <table:table-cell/>
          <table:table-cell table:formula="of:=SFPOWER([.$A362]; [.$E$352]; [.$F$352]; [.$G$352])" office:value-type="float" office:value="0">
            <text:p>0</text:p>
          </table:table-cell>
          <table:table-cell table:number-columns-repeated="2"/>
          <table:table-cell table:formula="of:=SFEXP([.$A362]; [.$H$352]; [.$I$352])" office:value-type="float" office:value="0">
            <text:p>0</text:p>
          </table:table-cell>
          <table:table-cell table:number-columns-repeated="2"/>
          <table:table-cell table:style-name="ce44" table:formula="of:=SFJOIN([.B362];[.C362];[.E362];[.H362];[.$L$352])" office:value-type="float" office:value="0">
            <text:p>0,0000</text:p>
          </table:table-cell>
          <table:table-cell table:style-name="ce44" table:formula="of:=IF([.$K$352]=1; [.$K362]*60; [.$K362]/60)" office:value-type="float" office:value="0">
            <text:p>0,0000</text:p>
          </table:table-cell>
          <table:table-cell table:style-name="ce48" table:formula="of:=IF([.$K$352]=1; [.$K362]*60*60; [.$K362]/60/60)" office:value-type="float" office:value="0">
            <text:p>0,0000</text:p>
          </table:table-cell>
          <table:table-cell table:style-name="ce48" table:formula="of:=IF([.$K$352]=1; [.$K362]*60*60*24; [.$K362]/60/60/24)" office:value-type="float" office:value="0">
            <text:p>0,0000</text:p>
          </table:table-cell>
          <table:table-cell table:formula="of:=[.K362]/[.K361]" office:value-type="float" office:value="0">
            <text:p>#DIV/0!</text:p>
          </table:table-cell>
          <table:table-cell table:number-columns-repeated="1009"/>
        </table:table-row>
        <table:table-row table:style-name="ro1" table:number-rows-repeated="3">
          <table:table-cell table:number-columns-repeated="1024"/>
        </table:table-row>
        <table:table-row table:style-name="ro1">
          <table:table-cell table:style-name="ce11"/>
          <table:table-cell table:number-columns-repeated="1023"/>
        </table:table-row>
        <table:table-row table:style-name="ro1">
          <table:table-cell/>
          <table:table-cell table:style-name="ce3"/>
          <table:table-cell table:number-columns-repeated="1022"/>
        </table:table-row>
        <table:table-row table:style-name="ro1" table:number-rows-repeated="1048208">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0" office:value-type="float" office:value="0.005">
            <text:p>0,00500</text:p>
          </table:table-cell>
          <table:table-cell table:number-columns-repeated="3"/>
        </table:table-row>
        <table:table-row table:style-name="ro1">
          <table:table-cell office:value-type="string">
            <text:p>Base Energy</text:p>
          </table:table-cell>
          <table:table-cell table:style-name="ce50" office:value-type="float" office:value="0.02">
            <text:p>0,02000</text:p>
          </table:table-cell>
          <table:table-cell table:number-columns-repeated="3"/>
        </table:table-row>
        <table:table-row table:style-name="ro1">
          <table:table-cell office:value-type="string">
            <text:p>Base Zetium</text:p>
          </table:table-cell>
          <table:table-cell table:style-name="ce50"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8"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office:value-type="float" office:value="0.8">
            <text:p>0,8</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
      <table:table table:name="Units" table:style-name="ta1" table:print="false">
        <office:forms form:automatic-focus="false" form:apply-design-mode="false"/>
        <table:table-column table:style-name="co14" table:default-cell-style-name="Default"/>
        <table:table-column table:style-name="co18" table:default-cell-style-name="Default"/>
        <table:table-column table:style-name="co7" table:default-cell-style-name="Default"/>
        <table:table-column table:style-name="co19" table:default-cell-style-name="Default"/>
        <table:table-column table:style-name="co20" table:default-cell-style-name="Default"/>
        <table:table-column table:style-name="co19" table:default-cell-style-name="Default"/>
        <table:table-column table:style-name="co21" table:default-cell-style-name="Default"/>
        <table:table-column table:style-name="co19" table:default-cell-style-name="Default"/>
        <table:table-column table:style-name="co22" table:default-cell-style-name="Default"/>
        <table:table-column table:style-name="co18" table:default-cell-style-name="Default"/>
        <table:table-column table:style-name="co23" table:default-cell-style-name="Default"/>
        <table:table-column table:style-name="co24" table:default-cell-style-name="ce68"/>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ce85"/>
        <table:table-column table:style-name="co33" table:default-cell-style-name="ce85"/>
        <table:table-column table:style-name="co34" table:default-cell-style-name="ce85"/>
        <table:table-column table:style-name="co25" table:default-cell-style-name="ce85"/>
        <table:table-column table:style-name="co14" table:number-columns-repeated="1000" table:default-cell-style-name="ce85"/>
        <table:table-row table:style-name="ro13">
          <table:table-cell table:style-name="ce51" office:value-type="string">
            <text:p>Tier name</text:p>
          </table:table-cell>
          <table:table-cell table:style-name="ce63" office:value-type="string" table:number-columns-spanned="2" table:number-rows-spanned="1">
            <text:p>Metal mod</text:p>
          </table:table-cell>
          <table:covered-table-cell table:style-name="ce63"/>
          <table:table-cell table:style-name="ce63" office:value-type="string" table:number-columns-spanned="2" table:number-rows-spanned="1">
            <text:p>Energy mod</text:p>
          </table:table-cell>
          <table:covered-table-cell table:style-name="ce63"/>
          <table:table-cell table:style-name="ce76" office:value-type="string" table:number-columns-spanned="3" table:number-rows-spanned="1">
            <text:p>Zetium mod</text:p>
          </table:table-cell>
          <table:covered-table-cell table:style-name="ce78"/>
          <table:covered-table-cell table:style-name="ce78"/>
          <table:table-cell table:style-name="ce76" office:value-type="string">
            <text:p>Time HP mod.</text:p>
          </table:table-cell>
          <table:table-cell table:style-name="ce80" office:value-type="string">
            <text:p>Time dmg mod.</text:p>
          </table:table-cell>
          <table:table-cell table:style-name="ce80" office:value-type="string">
            <text:p>HP mod.</text:p>
          </table:table-cell>
          <table:table-cell table:style-name="ce80" office:value-type="string">
            <text:p>Dmg mod.</text:p>
          </table:table-cell>
          <table:table-cell table:style-name="ce82" office:value-type="string">
            <text:p>Init. diff %</text:p>
          </table:table-cell>
          <table:table-cell table:style-name="ce79" office:value-type="string">
            <text:p>SS hop HP coef</text:p>
          </table:table-cell>
          <table:table-cell table:style-name="ce79" office:value-type="string">
            <text:p>Glx hop HP coef</text:p>
          </table:table-cell>
          <table:table-cell table:style-name="ce79"/>
          <table:table-cell table:style-name="ce85" table:number-columns-repeated="4"/>
          <table:table-cell table:number-columns-repeated="1004"/>
        </table:table-row>
        <table:table-row table:style-name="ro14">
          <table:table-cell table:style-name="ce52" office:value-type="string">
            <text:p>T1</text:p>
          </table:table-cell>
          <table:table-cell table:style-name="ce64" office:value-type="float" office:value="2" table:number-columns-spanned="2" table:number-rows-spanned="1">
            <text:p>2</text:p>
          </table:table-cell>
          <table:covered-table-cell/>
          <table:table-cell table:style-name="ce72" office:value-type="float" office:value="4" table:number-columns-spanned="2" table:number-rows-spanned="1">
            <text:p>4</text:p>
          </table:table-cell>
          <table:covered-table-cell table:style-name="ce75"/>
          <table:table-cell table:style-name="ce77" office:value-type="float" office:value="0" table:number-columns-spanned="3" table:number-rows-spanned="1">
            <text:p>0</text:p>
          </table:table-cell>
          <table:covered-table-cell table:style-name="ce77"/>
          <table:covered-table-cell table:style-name="ce13"/>
          <table:table-cell table:style-name="ce27" office:value-type="float" office:value="0.05">
            <text:p>0,050</text:p>
          </table:table-cell>
          <table:table-cell table:style-name="ce81" office:value-type="float" office:value="0.3">
            <text:p>0,3</text:p>
          </table:table-cell>
          <table:table-cell table:style-name="ce81"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text:p>T1,5</text:p>
          </table:table-cell>
          <table:table-cell table:style-name="ce64" table:formula="of:=[.B2]*0.8" office:value-type="float" office:value="1.6" table:number-columns-spanned="2" table:number-rows-spanned="1">
            <text:p>1,6</text:p>
          </table:table-cell>
          <table:covered-table-cell/>
          <table:table-cell table:style-name="ce72" table:formula="of:=[.D2]*0.8" office:value-type="float" office:value="3.2" table:number-columns-spanned="2" table:number-rows-spanned="1">
            <text:p>3,2</text:p>
          </table:table-cell>
          <table:covered-table-cell table:style-name="ce75"/>
          <table:table-cell table:style-name="ce77" office:value-type="float" office:value="0.05" table:number-columns-spanned="3" table:number-rows-spanned="1">
            <text:p>0,05</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text:p>T2</text:p>
          </table:table-cell>
          <table:table-cell table:style-name="ce64" office:value-type="float" office:value="1.5" table:number-columns-spanned="2" table:number-rows-spanned="1">
            <text:p>1,5</text:p>
          </table:table-cell>
          <table:covered-table-cell/>
          <table:table-cell table:style-name="ce64" office:value-type="float" office:value="3" table:number-columns-spanned="2" table:number-rows-spanned="1">
            <text:p>3</text:p>
          </table:table-cell>
          <table:covered-table-cell/>
          <table:table-cell table:style-name="ce77" office:value-type="float" office:value="0.1" table:number-columns-spanned="3" table:number-rows-spanned="1">
            <text:p>0,1</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text:p>T3</text:p>
          </table:table-cell>
          <table:table-cell table:style-name="ce64" office:value-type="float" office:value="0.6" table:number-columns-spanned="2" table:number-rows-spanned="1">
            <text:p>0,6</text:p>
          </table:table-cell>
          <table:covered-table-cell/>
          <table:table-cell table:style-name="ce64" office:value-type="float" office:value="0.6" table:number-columns-spanned="2" table:number-rows-spanned="1">
            <text:p>0,6</text:p>
          </table:table-cell>
          <table:covered-table-cell/>
          <table:table-cell table:style-name="ce77" office:value-type="float" office:value="0.3" table:number-columns-spanned="3" table:number-rows-spanned="1">
            <text:p>0,3</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3" office:value-type="float" office:value="7">
            <text:p>7</text:p>
          </table:table-cell>
          <table:table-cell table:number-columns-repeated="1011"/>
        </table:table-row>
        <table:table-row table:style-name="ro14">
          <table:table-cell table:style-name="ce52" office:value-type="string">
            <office:annotation draw:style-name="gr4" draw:text-style-name="P2" svg:width="2.899cm" svg:height="0.596cm" svg:x="2.858cm" svg:y="2.438cm" draw:caption-point-x="-0.61cm" draw:caption-point-y="1.529cm">
              <dc:creator>AŠ</dc:creator>
              <dc:date>2010-12-24T00:00:00</dc:date>
              <text:p text:style-name="P2"><text:span text:style-name="T1">Space Tier 1</text:span></text:p>
            </office:annotation>
            <text:p>ST1</text:p>
          </table:table-cell>
          <table:table-cell table:style-name="ce65" office:value-type="float" office:value="2.5" table:number-columns-spanned="2" table:number-rows-spanned="1">
            <text:p>2,5</text:p>
          </table:table-cell>
          <table:covered-table-cell/>
          <table:table-cell table:style-name="ce64" office:value-type="float" office:value="3.5" table:number-columns-spanned="2" table:number-rows-spanned="1">
            <text:p>3,5</text:p>
          </table:table-cell>
          <table:covered-table-cell/>
          <table:table-cell table:style-name="ce77" table:formula="of:=0.35/2" office:value-type="float" office:value="0.175" table:number-columns-spanned="3" table:number-rows-spanned="1">
            <text:p>0,18</text:p>
          </table:table-cell>
          <table:covered-table-cell table:style-name="ce77"/>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3" office:value-type="float" office:value="7">
            <text:p>7</text:p>
          </table:table-cell>
          <table:table-cell table:style-name="ce22" office:value-type="float" office:value="0.008">
            <text:p>0,0080</text:p>
          </table:table-cell>
          <table:table-cell table:formula="of:=[.N6]*3" office:value-type="float" office:value="0.024">
            <text:p>0,02</text:p>
          </table:table-cell>
          <table:table-cell table:number-columns-repeated="1009"/>
        </table:table-row>
        <table:table-row table:style-name="ro14">
          <table:table-cell table:style-name="ce52" office:value-type="string">
            <text:p>ST2</text:p>
          </table:table-cell>
          <table:table-cell table:style-name="ce64" table:formula="of:=5.5/2" office:value-type="float" office:value="2.75" table:number-columns-spanned="2" table:number-rows-spanned="1">
            <text:p>2,75</text:p>
          </table:table-cell>
          <table:covered-table-cell/>
          <table:table-cell table:style-name="ce64" table:formula="of:=7.2/2" office:value-type="float" office:value="3.6" table:number-columns-spanned="2" table:number-rows-spanned="1">
            <text:p>3,6</text:p>
          </table:table-cell>
          <table:covered-table-cell/>
          <table:table-cell table:style-name="ce77" table:formula="of:=0.45/2" office:value-type="float" office:value="0.225" table:number-columns-spanned="3" table:number-rows-spanned="1">
            <text:p>0,23</text:p>
          </table:table-cell>
          <table:covered-table-cell table:style-name="ce77"/>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3" office:value-type="float" office:value="7">
            <text:p>7</text:p>
          </table:table-cell>
          <table:table-cell table:style-name="ce22" office:value-type="float" office:value="0.007">
            <text:p>0,0070</text:p>
          </table:table-cell>
          <table:table-cell table:formula="of:=[.N7]*3" office:value-type="float" office:value="0.021">
            <text:p>0,02</text:p>
          </table:table-cell>
          <table:table-cell table:number-columns-repeated="1009"/>
        </table:table-row>
        <table:table-row table:style-name="ro14">
          <table:table-cell table:style-name="ce52" office:value-type="string">
            <text:p>ST3</text:p>
          </table:table-cell>
          <table:table-cell table:style-name="ce64" table:formula="of:=4.4/2" office:value-type="float" office:value="2.2" table:number-columns-spanned="2" table:number-rows-spanned="1">
            <text:p>2,2</text:p>
          </table:table-cell>
          <table:covered-table-cell/>
          <table:table-cell table:style-name="ce64" office:value-type="float" office:value="3.1" table:number-columns-spanned="2" table:number-rows-spanned="1">
            <text:p>3,1</text:p>
          </table:table-cell>
          <table:covered-table-cell/>
          <table:table-cell table:style-name="ce77" office:value-type="float" office:value="0.2" table:number-columns-spanned="3" table:number-rows-spanned="1">
            <text:p>0,2</text:p>
          </table:table-cell>
          <table:covered-table-cell table:style-name="ce77"/>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3" office:value-type="float" office:value="7">
            <text:p>7</text:p>
          </table:table-cell>
          <table:table-cell table:style-name="ce22" office:value-type="float" office:value="0.002">
            <text:p>0,0020</text:p>
          </table:table-cell>
          <table:table-cell table:formula="of:=[.N8]*3" office:value-type="float" office:value="0.006">
            <text:p>0,01</text:p>
          </table:table-cell>
          <table:table-cell table:number-columns-repeated="1009"/>
        </table:table-row>
        <table:table-row table:style-name="ro14">
          <table:table-cell table:style-name="ce52" office:value-type="string">
            <text:p>Special</text:p>
          </table:table-cell>
          <table:table-cell table:style-name="ce64" office:value-type="float" office:value="7" table:number-columns-spanned="2" table:number-rows-spanned="1">
            <text:p>7</text:p>
          </table:table-cell>
          <table:covered-table-cell/>
          <table:table-cell table:style-name="ce64" office:value-type="float" office:value="10" table:number-columns-spanned="2" table:number-rows-spanned="1">
            <text:p>10</text:p>
          </table:table-cell>
          <table:covered-table-cell/>
          <table:table-cell table:style-name="ce77" office:value-type="float" office:value="0.6" table:number-columns-spanned="3" table:number-rows-spanned="1">
            <text:p>0,6</text:p>
          </table:table-cell>
          <table:covered-table-cell table:style-name="ce77"/>
          <table:covered-table-cell table:style-name="ce13"/>
          <table:table-cell table:style-name="ce27" office:value-type="float" office:value="0.1">
            <text:p>0,100</text:p>
          </table:table-cell>
          <table:table-cell table:style-name="ce13" office:value-type="float" office:value="0">
            <text:p>0</text:p>
          </table:table-cell>
          <table:table-cell office:value-type="float" office:value="0.3">
            <text:p>0,3</text:p>
          </table:table-cell>
          <table:table-cell table:style-name="ce13" office:value-type="float" office:value="0">
            <text:p>0</text:p>
          </table:table-cell>
          <table:table-cell table:style-name="ce83" office:value-type="float" office:value="0">
            <text:p>0</text:p>
          </table:table-cell>
          <table:table-cell table:style-name="ce22" office:value-type="float" office:value="0.011">
            <text:p>0,0110</text:p>
          </table:table-cell>
          <table:table-cell table:formula="of:=[.N9]*3" office:value-type="float" office:value="0.033">
            <text:p>0,03</text:p>
          </table:table-cell>
          <table:table-cell table:number-columns-repeated="1009"/>
        </table:table-row>
        <table:table-row table:style-name="ro14">
          <table:table-cell table:style-name="ce52" office:value-type="string">
            <text:p>Towers</text:p>
          </table:table-cell>
          <table:table-cell table:style-name="ce64" office:value-type="float" office:value="5.2" table:number-columns-spanned="2" table:number-rows-spanned="1">
            <text:p>5,2</text:p>
          </table:table-cell>
          <table:covered-table-cell/>
          <table:table-cell table:style-name="ce64" office:value-type="float" office:value="6.4" table:number-columns-spanned="2" table:number-rows-spanned="1">
            <text:p>6,4</text:p>
          </table:table-cell>
          <table:covered-table-cell/>
          <table:table-cell table:style-name="ce77" office:value-type="float" office:value="0.5" table:number-columns-spanned="3" table:number-rows-spanned="1">
            <text:p>0,5</text:p>
          </table:table-cell>
          <table:covered-table-cell table:style-name="ce77"/>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2">
            <text:p>2</text:p>
          </table:table-cell>
          <table:table-cell table:style-name="ce83" office:value-type="float" office:value="7">
            <text:p>7</text:p>
          </table:table-cell>
          <table:table-cell table:number-columns-repeated="1011"/>
        </table:table-row>
        <table:table-row table:style-name="ro14">
          <table:table-cell table:style-name="ce52" office:value-type="string">
            <text:p>MDH</text:p>
          </table:table-cell>
          <table:table-cell table:style-name="ce64" office:value-type="float" office:value="7" table:number-columns-spanned="2" table:number-rows-spanned="1">
            <text:p>7</text:p>
          </table:table-cell>
          <table:covered-table-cell/>
          <table:table-cell table:style-name="ce64" office:value-type="float" office:value="10" table:number-columns-spanned="2" table:number-rows-spanned="1">
            <text:p>10</text:p>
          </table:table-cell>
          <table:covered-table-cell/>
          <table:table-cell table:style-name="ce77" office:value-type="float" office:value="0.6" table:number-columns-spanned="3" table:number-rows-spanned="1">
            <text:p>0,6</text:p>
          </table:table-cell>
          <table:covered-table-cell table:style-name="ce77"/>
          <table:covered-table-cell table:style-name="ce13"/>
          <table:table-cell table:style-name="ce27" office:value-type="float" office:value="0.55">
            <text:p>0,550</text:p>
          </table:table-cell>
          <table:table-cell table:style-name="ce13" office:value-type="float" office:value="0">
            <text:p>0</text:p>
          </table:table-cell>
          <table:table-cell office:value-type="float" office:value="1.4">
            <text:p>1,4</text:p>
          </table:table-cell>
          <table:table-cell table:style-name="ce13" office:value-type="float" office:value="0">
            <text:p>0</text:p>
          </table:table-cell>
          <table:table-cell table:style-name="ce83" office:value-type="float" office:value="0">
            <text:p>0</text:p>
          </table:table-cell>
          <table:table-cell table:number-columns-repeated="1011"/>
        </table:table-row>
        <table:table-row table:style-name="ro14" table:number-rows-repeated="14">
          <table:table-cell table:style-name="ce52"/>
          <table:table-cell table:style-name="ce64"/>
          <table:table-cell/>
          <table:table-cell table:style-name="ce64"/>
          <table:table-cell/>
          <table:table-cell table:style-name="ce77" table:number-columns-repeated="2"/>
          <table:table-cell table:style-name="ce13"/>
          <table:table-cell table:style-name="ce27"/>
          <table:table-cell table:style-name="ce13"/>
          <table:table-cell/>
          <table:table-cell table:style-name="ce13"/>
          <table:table-cell table:style-name="ce83"/>
          <table:table-cell table:number-columns-repeated="1011"/>
        </table:table-row>
        <table:table-row table:style-name="ro14">
          <table:table-cell table:style-name="ce52"/>
          <table:table-cell table:style-name="ce64" table:number-columns-spanned="2" table:number-rows-spanned="1"/>
          <table:covered-table-cell/>
          <table:table-cell table:style-name="ce64" table:number-columns-spanned="2" table:number-rows-spanned="1"/>
          <table:covered-table-cell/>
          <table:table-cell table:number-columns-repeated="2"/>
          <table:table-cell table:style-name="ce77" table:number-columns-spanned="3" table:number-rows-spanned="1"/>
          <table:covered-table-cell table:style-name="ce77"/>
          <table:covered-table-cell table:style-name="ce13"/>
          <table:table-cell/>
          <table:table-cell table:style-name="ce13"/>
          <table:table-cell/>
          <table:table-cell table:style-name="ce13"/>
          <table:table-cell table:style-name="ce83" table:number-columns-repeated="2"/>
          <table:table-cell table:number-columns-repeated="1008"/>
        </table:table-row>
        <table:table-row table:style-name="ro14">
          <table:table-cell table:style-name="ce53"/>
          <table:table-cell table:style-name="ce19" table:number-columns-spanned="2" table:number-rows-spanned="1"/>
          <table:covered-table-cell table:style-name="ce15"/>
          <table:table-cell table:style-name="ce19" table:number-columns-spanned="2" table:number-rows-spanned="1"/>
          <table:covered-table-cell table:style-name="ce15"/>
          <table:table-cell table:style-name="ce15" table:number-columns-repeated="2"/>
          <table:table-cell table:style-name="ce19" table:number-columns-spanned="3" table:number-rows-spanned="1"/>
          <table:covered-table-cell table:style-name="ce19"/>
          <table:covered-table-cell table:style-name="ce15"/>
          <table:table-cell table:style-name="ce15" table:number-columns-repeated="4"/>
          <table:table-cell table:style-name="ce84" table:number-columns-repeated="2"/>
          <table:table-cell table:number-columns-repeated="1008"/>
        </table:table-row>
        <table:table-row table:style-name="ro2">
          <table:table-cell table:style-name="ce46" office:value-type="string">
            <text:p>damages_start</text:p>
          </table:table-cell>
          <table:table-cell table:style-name="ce46" table:number-columns-repeated="19"/>
          <table:table-cell table:style-name="ce86" table:number-columns-repeated="1004"/>
        </table:table-row>
        <table:table-row table:style-name="ro10">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79" table:number-columns-repeated="4"/>
          <table:table-cell table:style-name="Default"/>
          <table:table-cell table:number-columns-repeated="2"/>
          <table:table-cell table:style-name="ce79" table:number-columns-repeated="6"/>
          <table:table-cell table:number-columns-repeated="1004"/>
        </table:table-row>
        <table:table-row table:style-name="ro14">
          <table:table-cell office:value-type="string">
            <text:p>Piercing</text:p>
          </table:table-cell>
          <table:table-cell office:value-type="string">
            <text:p>Light</text:p>
          </table:table-cell>
          <table:table-cell table:style-name="ce28" office:value-type="float" office:value="1.6">
            <text:p>1,6</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Light</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Normal</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Heavy</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Fortified</text:p>
          </table:table-cell>
          <table:table-cell office:value-type="float" office:value="0.1">
            <text:p>0,1</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Fortified</text:p>
          </table:table-cell>
          <table:table-cell office:value-type="float" office:value="0.3">
            <text:p>0,3</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Fortified</text:p>
          </table:table-cell>
          <table:table-cell office:value-type="float" office:value="0.6">
            <text:p>0,6</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Fortified</text:p>
          </table:table-cell>
          <table:table-cell office:value-type="float" office:value="2">
            <text:p>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2">
          <table:table-cell table:style-name="ce46" office:value-type="string">
            <text:p>units_start</text:p>
          </table:table-cell>
          <table:table-cell table:style-name="ce46" table:number-columns-repeated="19"/>
          <table:table-cell table:style-name="ce86" table:number-columns-repeated="1004"/>
        </table:table-row>
        <table:table-row table:style-name="ro15">
          <table:table-cell table:style-name="ce54" office:value-type="string">
            <text:p>Unit name</text:p>
          </table:table-cell>
          <table:table-cell table:style-name="ce54" office:value-type="string">
            <text:p>Tier</text:p>
          </table:table-cell>
          <table:table-cell table:style-name="ce54" office:value-type="string">
            <text:p>HP</text:p>
          </table:table-cell>
          <table:table-cell table:style-name="ce54" office:value-type="string">
            <text:p>Init.</text:p>
          </table:table-cell>
          <table:table-cell table:style-name="ce54" office:value-type="string">
            <text:p>Dmg / Gun</text:p>
          </table:table-cell>
          <table:table-cell table:style-name="ce54" office:value-type="string">
            <text:p>cldn</text:p>
          </table:table-cell>
          <table:table-cell table:style-name="ce54" office:value-type="string">
            <text:p>Gun reach</text:p>
          </table:table-cell>
          <table:table-cell table:style-name="ce54" office:value-type="string">
            <text:p>Gun cnt</text:p>
          </table:table-cell>
          <table:table-cell table:style-name="ce54" office:value-type="string">
            <text:p>Dmg type</text:p>
          </table:table-cell>
          <table:table-cell table:style-name="ce54" office:value-type="string">
            <text:p>Build Time min</text:p>
          </table:table-cell>
          <table:table-cell table:style-name="ce54" office:value-type="string">
            <text:p>XP mod.</text:p>
          </table:table-cell>
          <table:table-cell table:style-name="ce54" office:value-type="string">
            <text:p>XP <text:s/>for level</text:p>
          </table:table-cell>
          <table:table-cell table:style-name="ce54" office:value-type="string">
            <text:p>Armor type</text:p>
          </table:table-cell>
          <table:table-cell table:style-name="ce54" office:value-type="string">
            <text:p>Dmg mod</text:p>
          </table:table-cell>
          <table:table-cell table:style-name="ce54" office:value-type="string">
            <text:p>Arm mod</text:p>
          </table:table-cell>
          <table:table-cell table:style-name="ce54" office:value-type="string">
            <text:p>Max lvl</text:p>
          </table:table-cell>
          <table:table-cell table:style-name="ce54" office:value-type="string">
            <text:p>Base cost</text:p>
          </table:table-cell>
          <table:table-cell table:style-name="ce54" office:value-type="string">
            <text:p>Metal</text:p>
          </table:table-cell>
          <table:table-cell table:style-name="ce54" office:value-type="string">
            <text:p>Energy</text:p>
          </table:table-cell>
          <table:table-cell table:style-name="ce54" office:value-type="string">
            <text:p>Zetium</text:p>
          </table:table-cell>
          <table:table-cell table:style-name="ce54" office:value-type="string">
            <office:annotation draw:style-name="gr4" draw:text-style-name="P2" svg:width="2.899cm" svg:height="2.176cm" svg:x="26.219cm" svg:y="22.494cm" draw:caption-point-x="-0.61cm" draw:caption-point-y="1.518cm">
              <dc:creator>AŠ</dc:creator>
              <dc:date>2011-01-02T00:00:00</dc:date>
              <text:p text:style-name="P2"><text:span text:style-name="T1">Pagal kainą – unitas užima tiek, kiek užima resursai skirti jį pagaminti.</text:span></text:p>
            </office:annotation>
            <text:p>Volume</text:p>
          </table:table-cell>
          <table:table-cell table:style-name="ce54" office:value-type="string">
            <office:annotation draw:style-name="gr4" draw:text-style-name="P2" svg:width="2.899cm" svg:height="1.386cm" svg:x="26.962cm" svg:y="22.494cm" draw:caption-point-x="-0.61cm" draw:caption-point-y="1.518cm">
              <dc:creator>AŠ</dc:creator>
              <dc:date>2011-01-02T00:00:00</dc:date>
              <text:p text:style-name="P2"><text:span text:style-name="T1">Kaip volume, tik dar padauginta iš storage mod'o.</text:span></text:p>
            </office:annotation>
            <text:p>Storage</text:p>
          </table:table-cell>
          <table:table-cell table:style-name="ce54" office:value-type="string">
            <text:p>SS jump time (min)</text:p>
          </table:table-cell>
          <table:table-cell table:style-name="ce54" office:value-type="string">
            <text:p>Galaxy jump time (min)</text:p>
          </table:table-cell>
          <table:table-cell table:style-name="ce54" table:number-columns-repeated="1000"/>
        </table:table-row>
        <table:table-row table:style-name="ro1">
          <table:table-cell table:style-name="ce55" office:value-type="string">
            <text:p>Trooper</text:p>
          </table:table-cell>
          <table:table-cell table:style-name="ce66" table:content-validation-name="val5" office:value-type="string">
            <text:p>T1</text:p>
          </table:table-cell>
          <table:table-cell table:style-name="ce68"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68" table:formula="of:=([.C52]*VLOOKUP([.$B52];[.$A$2:.$N27];11;0)+[.E52]*[.H52]*VLOOKUP([.$B52];[.$A$2:.$N27];12;0))*(1 + ([.D52]-[Variables.$B$7])*VLOOKUP([.$B52];[.$A$2:.$O27];13;0)/100)" office:value-type="float" office:value="113">
            <text:p>113</text:p>
          </table:table-cell>
          <table:table-cell table:style-name="ce68" table:formula="of:=VLOOKUP([.$B52];[.$A$2:.$H5];2;0)*[.$Q52]" office:value-type="float" office:value="226">
            <text:p>226</text:p>
          </table:table-cell>
          <table:table-cell table:style-name="ce68" table:formula="of:=VLOOKUP([.$B52];[.$A$2:.$H5];4;0)*[.$Q52]" office:value-type="float" office:value="452">
            <text:p>452</text:p>
          </table:table-cell>
          <table:table-cell table:style-name="ce68" table:formula="of:=VLOOKUP([.$B52];[.$A$2:.$H5];6;0)*[.$Q52]" office:value-type="float" office:value="0">
            <text:p>0</text:p>
          </table:table-cell>
          <table:table-cell table:style-name="Default" table:formula="of:=CEILING([.R52]/[Variables.$B$12];1)+CEILING([.S52]/[Variables.$B$13];1)+CEILING([.T52]/[Variables.$B$14];1)" office:value-type="float" office:value="20">
            <text:p>20</text:p>
          </table:table-cell>
          <table:table-cell table:style-name="Default" table:number-columns-repeated="1003"/>
        </table:table-row>
        <table:table-row table:style-name="ro1">
          <table:table-cell table:style-name="ce55" office:value-type="string">
            <text:p>Shocker</text:p>
          </table:table-cell>
          <table:table-cell table:style-name="ce66" table:content-validation-name="val5" office:value-type="string">
            <text:p>T1,5</text:p>
          </table:table-cell>
          <table:table-cell table:style-name="ce68" office:value-type="float" office:value="370">
            <text:p>370</text:p>
          </table:table-cell>
          <table:table-cell office:value-type="float" office:value="8">
            <office:annotation draw:style-name="gr3" draw:text-style-name="P2" svg:width="7.811cm" svg:height="0.991cm" svg:x="6.204cm" svg:y="24.481cm" draw:caption-point-x="-0.61cm" draw:caption-point-y="1.531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68" table:formula="of:=([.C53]*VLOOKUP([.$B53];[.$A$2:.$N28];11;0)+[.E53]*[.H53]*VLOOKUP([.$B53];[.$A$2:.$N28];12;0))*(1 + ([.D53]-[Variables.$B$7])*VLOOKUP([.$B53];[.$A$2:.$O28];13;0)/100)" office:value-type="float" office:value="333.938">
            <text:p>333,94</text:p>
          </table:table-cell>
          <table:table-cell table:style-name="ce68" table:formula="of:=VLOOKUP([.$B53];[.$A$2:.$H26];2;0)*[.$Q53]" office:value-type="float" office:value="534.3008">
            <text:p>534,3</text:p>
          </table:table-cell>
          <table:table-cell table:style-name="ce68" table:formula="of:=VLOOKUP([.$B53];[.$A$2:.$H26];4;0)*[.$Q53]" office:value-type="float" office:value="1068.6016">
            <text:p>1068,6</text:p>
          </table:table-cell>
          <table:table-cell table:style-name="ce68" table:formula="of:=VLOOKUP([.$B53];[.$A$2:.$H26];6;0)*[.$Q53]" office:value-type="float" office:value="16.6969">
            <text:p>16,7</text:p>
          </table:table-cell>
          <table:table-cell table:style-name="Default" table:formula="of:=CEILING([.R53]/[Variables.$B$12];1)+CEILING([.S53]/[Variables.$B$13];1)+CEILING([.T53]/[Variables.$B$14];1)" office:value-type="float" office:value="47">
            <text:p>47</text:p>
          </table:table-cell>
          <table:table-cell table:style-name="Default" table:number-columns-repeated="1003"/>
        </table:table-row>
        <table:table-row table:style-name="ro1">
          <table:table-cell table:style-name="ce55" office:value-type="string">
            <text:p>Seeker</text:p>
          </table:table-cell>
          <table:table-cell table:style-name="ce66" table:content-validation-name="val5" office:value-type="string">
            <text:p>T1</text:p>
          </table:table-cell>
          <table:table-cell table:style-name="ce68" office:value-type="float" office:value="90">
            <text:p>90</text:p>
          </table:table-cell>
          <table:table-cell office:value-type="float" office:value="9">
            <office:annotation draw:style-name="gr3" draw:text-style-name="P2" svg:width="6.821cm" svg:height="0.991cm" svg:x="6.204cm" svg:y="24.936cm" draw:caption-point-x="-0.61cm" draw:caption-point-y="1.531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68" table:formula="of:=([.C54]*VLOOKUP([.$B54];[.$A$2:.$N29];11;0)+[.E54]*[.H54]*VLOOKUP([.$B54];[.$A$2:.$N29];12;0))*(1 + ([.D54]-[Variables.$B$7])*VLOOKUP([.$B54];[.$A$2:.$O29];13;0)/100)" office:value-type="float" office:value="165.54">
            <text:p>165,54</text:p>
          </table:table-cell>
          <table:table-cell table:style-name="ce68" table:formula="of:=VLOOKUP([.$B54];[.$A$2:.$H27];2;0)*[.$Q54]" office:value-type="float" office:value="331.08">
            <text:p>331,08</text:p>
          </table:table-cell>
          <table:table-cell table:style-name="ce68" table:formula="of:=VLOOKUP([.$B54];[.$A$2:.$H27];4;0)*[.$Q54]" office:value-type="float" office:value="662.16">
            <text:p>662,16</text:p>
          </table:table-cell>
          <table:table-cell table:style-name="ce68" table:formula="of:=VLOOKUP([.$B54];[.$A$2:.$H27];6;0)*[.$Q54]" office:value-type="float" office:value="0">
            <text:p>0</text:p>
          </table:table-cell>
          <table:table-cell table:style-name="Default" table:formula="of:=CEILING([.R54]/[Variables.$B$12];1)+CEILING([.S54]/[Variables.$B$13];1)+CEILING([.T54]/[Variables.$B$14];1)" office:value-type="float" office:value="29">
            <text:p>29</text:p>
          </table:table-cell>
          <table:table-cell table:style-name="Default" table:number-columns-repeated="1003"/>
        </table:table-row>
        <table:table-row table:style-name="ro1">
          <table:table-cell table:style-name="ce55"/>
          <table:table-cell table:style-name="ce66" table:content-validation-name="val5" office:value-type="string">
            <text:p>T1</text:p>
          </table:table-cell>
          <table:table-cell table:style-name="ce68"/>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68" table:formula="of:=([.C55]*VLOOKUP([.$B55];[.$A$2:.$N30];11;0)+[.E55]*[.H55]*VLOOKUP([.$B55];[.$A$2:.$N30];12;0))*(1 + ([.D55]-[Variables.$B$7])*VLOOKUP([.$B55];[.$A$2:.$O30];13;0)/100)" office:value-type="float" office:value="0">
            <text:p>0</text:p>
          </table:table-cell>
          <table:table-cell table:style-name="ce68"/>
          <table:table-cell table:style-name="ce68"/>
          <table:table-cell table:style-name="ce68"/>
          <table:table-cell table:style-name="Default" table:formula="of:=CEILING([.R55]/[Variables.$B$12];1)+CEILING([.S55]/[Variables.$B$13];1)+CEILING([.T55]/[Variables.$B$14];1)" office:value-type="float" office:value="0">
            <text:p>0</text:p>
          </table:table-cell>
          <table:table-cell table:style-name="Default" table:number-columns-repeated="1003"/>
        </table:table-row>
        <table:table-row table:style-name="ro1">
          <table:table-cell office:value-type="string">
            <text:p>Scorpion</text:p>
          </table:table-cell>
          <table:table-cell table:style-name="ce66" table:content-validation-name="val5" office:value-type="string">
            <text:p>T2</text:p>
          </table:table-cell>
          <table:table-cell table:style-name="ce68"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IF([.P56]=1; 0; ROUND(([.C56]*[Variables.$B$5]*[Variables.$B$6])/([.P56]-1)))" office:value-type="float" office:value="2432">
            <text:p>2432</text:p>
          </table:table-cell>
          <table:table-cell table:content-validation-name="val10" office:value-type="string">
            <text:p>Normal</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68" table:formula="of:=([.C56]*VLOOKUP([.$B56];[.$A$2:.$N31];11;0)+[.E56]*[.H56]*VLOOKUP([.$B56];[.$A$2:.$N31];12;0))*(1 + ([.D56]-[Variables.$B$7])*VLOOKUP([.$B56];[.$A$2:.$O31];13;0)/100)" office:value-type="float" office:value="547.865">
            <text:p>547,87</text:p>
          </table:table-cell>
          <table:table-cell table:style-name="ce68" table:formula="of:=VLOOKUP([.$B56];[.$A$2:.$H28];2;0)*[.$Q56]" office:value-type="float" office:value="821.7975">
            <text:p>821,8</text:p>
          </table:table-cell>
          <table:table-cell table:style-name="ce68" table:formula="of:=VLOOKUP([.$B56];[.$A$2:.$H28];4;0)*[.$Q56]" office:value-type="float" office:value="1643.595">
            <text:p>1643,6</text:p>
          </table:table-cell>
          <table:table-cell table:style-name="ce68" table:formula="of:=VLOOKUP([.$B56];[.$A$2:.$H28];6;0)*[.$Q56]" office:value-type="float" office:value="54.7865">
            <text:p>54,79</text:p>
          </table:table-cell>
          <table:table-cell table:style-name="Default" table:formula="of:=CEILING([.R56]/[Variables.$B$12];1)+CEILING([.S56]/[Variables.$B$13];1)+CEILING([.T56]/[Variables.$B$14];1)" office:value-type="float" office:value="76">
            <text:p>76</text:p>
          </table:table-cell>
          <table:table-cell table:style-name="Default" table:number-columns-repeated="1003"/>
        </table:table-row>
        <table:table-row table:style-name="ro1">
          <table:table-cell office:value-type="string">
            <text:p>Azure</text:p>
          </table:table-cell>
          <table:table-cell table:style-name="ce66" table:content-validation-name="val5" office:value-type="string">
            <text:p>T2</text:p>
          </table:table-cell>
          <table:table-cell table:style-name="ce68"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Normal</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68" table:formula="of:=([.C57]*VLOOKUP([.$B57];[.$A$2:.$N32];11;0)+[.E57]*[.H57]*VLOOKUP([.$B57];[.$A$2:.$N32];12;0))*(1 + ([.D57]-[Variables.$B$7])*VLOOKUP([.$B57];[.$A$2:.$O32];13;0)/100)" office:value-type="float" office:value="746">
            <text:p>746</text:p>
          </table:table-cell>
          <table:table-cell table:style-name="ce68" table:formula="of:=VLOOKUP([.$B57];[.$A$2:.$H29];2;0)*[.$Q57]" office:value-type="float" office:value="1119">
            <text:p>1119</text:p>
          </table:table-cell>
          <table:table-cell table:style-name="ce68" table:formula="of:=VLOOKUP([.$B57];[.$A$2:.$H29];4;0)*[.$Q57]" office:value-type="float" office:value="2238">
            <text:p>2238</text:p>
          </table:table-cell>
          <table:table-cell table:style-name="ce68" table:formula="of:=VLOOKUP([.$B57];[.$A$2:.$H29];6;0)*[.$Q57]" office:value-type="float" office:value="74.6">
            <text:p>74,6</text:p>
          </table:table-cell>
          <table:table-cell table:style-name="Default" table:formula="of:=CEILING([.R57]/[Variables.$B$12];1)+CEILING([.S57]/[Variables.$B$13];1)+CEILING([.T57]/[Variables.$B$14];1)" office:value-type="float" office:value="102">
            <text:p>102</text:p>
          </table:table-cell>
          <table:table-cell table:style-name="Default" table:number-columns-repeated="1003"/>
        </table:table-row>
        <table:table-row table:style-name="ro1">
          <table:table-cell office:value-type="string">
            <text:p>MDH</text:p>
          </table:table-cell>
          <table:table-cell table:style-name="ce66" table:content-validation-name="val6" office:value-type="string">
            <text:p>MDH</text:p>
          </table:table-cell>
          <table:table-cell table:style-name="ce68"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8" table:formula="of:=([.C58]*VLOOKUP([.$B58];[.$A$2:.$N33];11;0)+[.E58]*[.H58]*VLOOKUP([.$B58];[.$A$2:.$N33];12;0))*(1 + ([.D58]-[Variables.$B$7])*VLOOKUP([.$B58];[.$A$2:.$O33];13;0)/100)" office:value-type="float" office:value="700">
            <text:p>700</text:p>
          </table:table-cell>
          <table:table-cell table:style-name="ce68" table:formula="of:=VLOOKUP([.$B58];[.$A$2:.$H30];2;0)*[.$Q58]" office:value-type="float" office:value="4900">
            <text:p>4900</text:p>
          </table:table-cell>
          <table:table-cell table:style-name="ce68" table:formula="of:=VLOOKUP([.$B58];[.$A$2:.$H30];4;0)*[.$Q58]" office:value-type="float" office:value="7000">
            <text:p>7000</text:p>
          </table:table-cell>
          <table:table-cell table:style-name="ce68" table:formula="of:=VLOOKUP([.$B58];[.$A$2:.$H30];6;0)*[.$Q58]" office:value-type="float" office:value="420">
            <text:p>420</text:p>
          </table:table-cell>
          <table:table-cell table:style-name="Default" table:formula="of:=CEILING([.R58]/[Variables.$B$12];1)+CEILING([.S58]/[Variables.$B$13];1)+CEILING([.T58]/[Variables.$B$14];1)" office:value-type="float" office:value="404">
            <text:p>404</text:p>
          </table:table-cell>
          <table:table-cell table:style-name="Default" table:number-columns-repeated="1003"/>
        </table:table-row>
        <table:table-row table:style-name="ro1">
          <table:table-cell office:value-type="string">
            <text:p>Mule</text:p>
          </table:table-cell>
          <table:table-cell table:style-name="ce66" table:content-validation-name="val6" office:value-type="string">
            <text:p>Special</text:p>
          </table:table-cell>
          <table:table-cell table:style-name="ce68"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68" table:formula="of:=([.C59]*VLOOKUP([.$B59];[.$A$2:.$N34];11;0)+[.E59]*[.H59]*VLOOKUP([.$B59];[.$A$2:.$N34];12;0))*(1 + ([.D59]-[Variables.$B$7])*VLOOKUP([.$B59];[.$A$2:.$O34];13;0)/100)" office:value-type="float" office:value="900">
            <text:p>900</text:p>
          </table:table-cell>
          <table:table-cell table:style-name="ce68" table:formula="of:=VLOOKUP([.$B59];[.$A$2:.$H31];2;0)*[.$Q59]" office:value-type="float" office:value="6300">
            <text:p>6300</text:p>
          </table:table-cell>
          <table:table-cell table:style-name="ce68" table:formula="of:=VLOOKUP([.$B59];[.$A$2:.$H31];4;0)*[.$Q59]" office:value-type="float" office:value="9000">
            <text:p>9000</text:p>
          </table:table-cell>
          <table:table-cell table:style-name="ce68" table:formula="of:=VLOOKUP([.$B59];[.$A$2:.$H31];6;0)*[.$Q59]" office:value-type="float" office:value="540">
            <text:p>540</text:p>
          </table:table-cell>
          <table:table-cell table:style-name="Default"/>
          <table:table-cell table:style-name="ce23" table:formula="of:=ROUND((CEILING([.R59]/[Variables.$B$12];1)+CEILING([.S59]/[Variables.$B$13];1)+CEILING([.T59]/[Variables.$B$14];1))*[Variables.$B$15])" office:value-type="float" office:value="415">
            <text:p>415</text:p>
          </table:table-cell>
          <table:table-cell table:style-name="Default" table:formula="of:=[.C59]*TBLFIND([.$A$1:.$N$27];[.B59]; [.$N$1])" office:value-type="float" office:value="33">
            <text:p>33</text:p>
          </table:table-cell>
          <table:table-cell table:style-name="ce23" table:formula="of:=[.C59]*TBLFIND([.$A$1:.$O$27];[.B59]; [.$O$1])" office:value-type="float" office:value="99">
            <text:p>99</text:p>
          </table:table-cell>
          <table:table-cell table:style-name="Default" table:number-columns-repeated="1000"/>
        </table:table-row>
        <table:table-row table:style-name="ro1">
          <table:table-cell office:value-type="string">
            <text:p>Crow</text:p>
          </table:table-cell>
          <table:table-cell table:style-name="ce66" table:content-validation-name="val5" office:value-type="string">
            <text:p>ST1</text:p>
          </table:table-cell>
          <table:table-cell table:style-name="ce69"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31.25">
            <text:p>131,25</text:p>
          </table:table-cell>
          <table:table-cell office:value-type="float" office:value="1">
            <text:p>1</text:p>
          </table:table-cell>
          <table:table-cell table:formula="of:=IF([.P60]=1; 0; ROUND(([.C60]*[Variables.$B$5]*[Variables.$B$6])/([.P60]-1)))" office:value-type="float" office:value="4114">
            <text:p>4114</text:p>
          </table:table-cell>
          <table:table-cell table:content-validation-name="val10" office:value-type="string">
            <text:p>Light</text:p>
          </table:table-cell>
          <table:table-cell table:formula="of:=[Variables.$B$17]/([.P60]-1)" office:value-type="float" office:value="64.2857142857143">
            <text:p>64,29</text:p>
          </table:table-cell>
          <table:table-cell table:formula="of:=[Variables.$B$18]/([.P60]-1)" office:value-type="float" office:value="9">
            <text:p>9</text:p>
          </table:table-cell>
          <table:table-cell office:value-type="float" office:value="8">
            <text:p>8</text:p>
          </table:table-cell>
          <table:table-cell table:style-name="ce68" table:formula="of:=([.C60]*VLOOKUP([.$B60];[.$A$2:.$N35];11;0)+[.E60]*[.H60]*VLOOKUP([.$B60];[.$A$2:.$N35];12;0))*(1 + ([.D60]-[Variables.$B$7])*VLOOKUP([.$B60];[.$A$2:.$O35];13;0)/100)" office:value-type="float" office:value="1537.5">
            <text:p>1537,5</text:p>
          </table:table-cell>
          <table:table-cell table:style-name="ce68" table:formula="of:=VLOOKUP([.$B60];[.$A$2:.$H50];2;0)*[.$Q60]" office:value-type="float" office:value="3843.75">
            <text:p>3843,75</text:p>
          </table:table-cell>
          <table:table-cell table:style-name="ce68" table:formula="of:=VLOOKUP([.$B60];[.$A$2:.$H50];4;0)*[.$Q60]" office:value-type="float" office:value="5381.25">
            <text:p>5381,25</text:p>
          </table:table-cell>
          <table:table-cell table:style-name="ce68" table:formula="of:=VLOOKUP([.$B60];[.$A$2:.$H50];6;0)*[.$Q60]" office:value-type="float" office:value="269.0625">
            <text:p>269,06</text:p>
          </table:table-cell>
          <table:table-cell table:style-name="Default" table:number-columns-repeated="2"/>
          <table:table-cell table:style-name="Default" table:formula="of:=[.C60]*TBLFIND([.$A$1:.$N$27];[.B60]; [.$N$1])" office:value-type="float" office:value="18">
            <text:p>18</text:p>
          </table:table-cell>
          <table:table-cell table:style-name="ce23" table:formula="of:=[.C60]*TBLFIND([.$A$1:.$O$27];[.B60]; [.$O$1])" office:value-type="float" office:value="54">
            <text:p>54</text:p>
          </table:table-cell>
          <table:table-cell table:style-name="Default" table:number-columns-repeated="1000"/>
        </table:table-row>
        <table:table-row table:style-name="ro1">
          <table:table-cell table:style-name="ce56" office:value-type="string">
            <text:p>Cyrix</text:p>
          </table:table-cell>
          <table:table-cell table:style-name="ce66" table:content-validation-name="val5" office:value-type="string">
            <text:p>ST2</text:p>
          </table:table-cell>
          <table:table-cell table:style-name="ce70"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221.5">
            <text:p>221,5</text:p>
          </table:table-cell>
          <table:table-cell office:value-type="float" office:value="1">
            <text:p>1</text:p>
          </table:table-cell>
          <table:table-cell table:formula="of:=IF([.P61]=1; 0; ROUND(([.C61]*[Variables.$B$5]*[Variables.$B$6])/([.P61]-1)))" office:value-type="float" office:value="6546">
            <text:p>6546</text:p>
          </table:table-cell>
          <table:table-cell table:content-validation-name="val10" office:value-type="string">
            <text:p>Normal</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68" table:formula="of:=([.C61]*VLOOKUP([.$B61];[.$A$2:.$N36];11;0)+[.E61]*[.H61]*VLOOKUP([.$B61];[.$A$2:.$N36];12;0))*(1 + ([.D61]-[Variables.$B$7])*VLOOKUP([.$B61];[.$A$2:.$O36];13;0)/100)" office:value-type="float" office:value="2245.46">
            <text:p>2245,46</text:p>
          </table:table-cell>
          <table:table-cell table:style-name="ce68" table:formula="of:=VLOOKUP([.$B61];[.$A$2:.$H51];2;0)*[.$Q61]" office:value-type="float" office:value="6175.015">
            <text:p>6175,02</text:p>
          </table:table-cell>
          <table:table-cell table:style-name="ce68" table:formula="of:=VLOOKUP([.$B61];[.$A$2:.$H51];4;0)*[.$Q61]" office:value-type="float" office:value="8083.656">
            <text:p>8083,66</text:p>
          </table:table-cell>
          <table:table-cell table:style-name="ce68" table:formula="of:=VLOOKUP([.$B61];[.$A$2:.$H51];6;0)*[.$Q61]" office:value-type="float" office:value="505.2285">
            <text:p>505,23</text:p>
          </table:table-cell>
          <table:table-cell table:style-name="Default" table:number-columns-repeated="2"/>
          <table:table-cell table:style-name="Default" table:formula="of:=[.C61]*TBLFIND([.$A$1:.$N$27];[.B61]; [.$N$1])" office:value-type="float" office:value="25.06">
            <text:p>25,06</text:p>
          </table:table-cell>
          <table:table-cell table:style-name="ce23" table:formula="of:=[.C61]*TBLFIND([.$A$1:.$O$27];[.B61]; [.$O$1])" office:value-type="float" office:value="75.18">
            <text:p>75,18</text:p>
          </table:table-cell>
          <table:table-cell table:style-name="Default" table:number-columns-repeated="1000"/>
        </table:table-row>
        <table:table-row table:style-name="ro1">
          <table:table-cell table:style-name="ce56" office:value-type="string">
            <text:p>Rhyno</text:p>
          </table:table-cell>
          <table:table-cell table:style-name="ce66" table:content-validation-name="val5" office:value-type="string">
            <text:p>ST3</text:p>
          </table:table-cell>
          <table:table-cell table:style-name="ce70" office:value-type="float" office:value="21500">
            <text:p>21500</text:p>
          </table:table-cell>
          <table:table-cell office:value-type="float" office:value="6">
            <office:annotation draw:style-name="gr2" draw:text-style-name="P2" svg:width="4.754cm" svg:height="0.596cm" svg:x="6.204cm" svg:y="28.579cm" draw:caption-point-x="-0.61cm" draw:caption-point-y="1.53cm">
              <dc:creator>AŠ</dc:creator>
              <dc:date>2010-12-22T00:00:00</dc:date>
              <text:p text:style-name="P2"><text:span text:style-name="T1">Lėčiausiai, bet galingiausias.</text:span></text:p>
            </office:annotation>
            <text:p>6</text:p>
          </table:table-cell>
          <table:table-cell table:formula="of:=AVERAGE([.E63:.E65])" office:value-type="float" office:value="540">
            <text:p>540</text:p>
          </table:table-cell>
          <table:table-cell table:number-columns-repeated="2"/>
          <table:table-cell office:value-type="float" office:value="3">
            <text:p>3</text:p>
          </table:table-cell>
          <table:table-cell table:content-validation-name="val9"/>
          <table:table-cell table:formula="of:=[.C62]*VLOOKUP([.$B62];[.$A$2:.$N37];9;0)+[.E62]*[.H62]*VLOOKUP([.$B62];[.$A$2:.$N37];10;0)" office:value-type="float" office:value="1023.5">
            <text:p>1023,5</text:p>
          </table:table-cell>
          <table:table-cell office:value-type="float" office:value="1">
            <text:p>1</text:p>
          </table:table-cell>
          <table:table-cell table:formula="of:=IF([.P62]=1; 0; ROUND(([.C62]*[Variables.$B$5]*[Variables.$B$6])/([.P62]-1)))" office:value-type="float" office:value="30578">
            <text:p>30578</text:p>
          </table:table-cell>
          <table:table-cell table:content-validation-name="val10" office:value-type="string">
            <text:p>Heavy</text:p>
          </table:table-cell>
          <table:table-cell table:formula="of:=[Variables.$B$17]/([.P62]-1)" office:value-type="float" office:value="50">
            <text:p>50</text:p>
          </table:table-cell>
          <table:table-cell table:formula="of:=[Variables.$B$18]/([.P62]-1)" office:value-type="float" office:value="7">
            <text:p>7</text:p>
          </table:table-cell>
          <table:table-cell office:value-type="float" office:value="10">
            <text:p>10</text:p>
          </table:table-cell>
          <table:table-cell table:style-name="ce68" table:formula="of:=([.C62]*VLOOKUP([.$B62];[.$A$2:.$N37];11;0)+[.E62]*[.H62]*VLOOKUP([.$B62];[.$A$2:.$N37];12;0))*(1 + ([.D62]-[Variables.$B$7])*VLOOKUP([.$B62];[.$A$2:.$O37];13;0)/100)" office:value-type="float" office:value="8418.96">
            <text:p>8418,96</text:p>
          </table:table-cell>
          <table:table-cell table:style-name="ce68" table:formula="of:=VLOOKUP([.$B62];[.$A$2:.$H52];2;0)*[.$Q62]" office:value-type="float" office:value="18521.712">
            <text:p>18521,71</text:p>
          </table:table-cell>
          <table:table-cell table:style-name="ce68" table:formula="of:=VLOOKUP([.$B62];[.$A$2:.$H52];4;0)*[.$Q62]" office:value-type="float" office:value="26098.776">
            <text:p>26098,78</text:p>
          </table:table-cell>
          <table:table-cell table:style-name="ce68" table:formula="of:=VLOOKUP([.$B62];[.$A$2:.$H52];6;0)*[.$Q62]" office:value-type="float" office:value="1683.792">
            <text:p>1683,79</text:p>
          </table:table-cell>
          <table:table-cell table:style-name="Default" table:number-columns-repeated="2"/>
          <table:table-cell table:style-name="Default" table:formula="of:=[.C62]*TBLFIND([.$A$1:.$N$27];[.B62]; [.$N$1])" office:value-type="float" office:value="43">
            <text:p>43</text:p>
          </table:table-cell>
          <table:table-cell table:style-name="ce23" table:formula="of:=[.C62]*TBLFIND([.$A$1:.$O$27];[.B62]; [.$O$1])" office:value-type="float" office:value="129">
            <text:p>129</text:p>
          </table:table-cell>
          <table:table-cell table:style-name="Default" table:number-columns-repeated="1000"/>
        </table:table-row>
        <table:table-row table:style-name="ro1">
          <table:table-cell table:style-name="ce56" office:value-type="string">
            <text:p>Rhyno Gun1</text:p>
          </table:table-cell>
          <table:table-cell table:style-name="ce66" table:content-validation-name="val5" table:formula="of:=[.B$62]" office:value-type="string" office:string-value="ST3">
            <text:p>ST3</text:p>
          </table:table-cell>
          <table:table-cell table:style-name="ce70" table:formula="of:=[.C$62]" office:value-type="float" office:value="21500">
            <text:p>21500</text:p>
          </table:table-cell>
          <table:table-cell table:style-name="ce73" table:formula="of:=[.D$62]" office:value-type="float" office:value="6">
            <text:p>6</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723.5">
            <text:p>723,5</text:p>
          </table:table-cell>
          <table:table-cell table:number-columns-repeated="2"/>
          <table:table-cell table:content-validation-name="val10" office:value-type="string">
            <text:p>Heavy</text:p>
          </table:table-cell>
          <table:table-cell table:formula="of:=[.N62]" office:value-type="float" office:value="50">
            <text:p>50</text:p>
          </table:table-cell>
          <table:table-cell table:formula="of:=[.O62]" office:value-type="float" office:value="7">
            <text:p>7</text:p>
          </table:table-cell>
          <table:table-cell/>
          <table:table-cell table:style-name="ce68" table:formula="of:=([.C63]*VLOOKUP([.$B63];[.$A$2:.$N38];11;0)+[.E63]*[.H63]*VLOOKUP([.$B63];[.$A$2:.$N38];12;0))*(1 + ([.D63]-[Variables.$B$7])*VLOOKUP([.$B63];[.$A$2:.$O38];13;0)/100)" office:value-type="float" office:value="5610.96">
            <text:p>5610,96</text:p>
          </table:table-cell>
          <table:table-cell table:style-name="ce68" table:number-columns-repeated="3"/>
          <table:table-cell table:style-name="Default" table:number-columns-repeated="3"/>
          <table:table-cell table:style-name="ce23"/>
          <table:table-cell table:style-name="Default" table:number-columns-repeated="1000"/>
        </table:table-row>
        <table:table-row table:style-name="ro1">
          <table:table-cell table:style-name="ce56" office:value-type="string">
            <text:p>Rhyno Gun2</text:p>
          </table:table-cell>
          <table:table-cell table:style-name="ce66" table:content-validation-name="val5" table:formula="of:=[.B$62]" office:value-type="string" office:string-value="ST3">
            <text:p>ST3</text:p>
          </table:table-cell>
          <table:table-cell table:style-name="ce70" table:formula="of:=[.C$62]" office:value-type="float" office:value="21500">
            <text:p>21500</text:p>
          </table:table-cell>
          <table:table-cell table:style-name="ce73" table:formula="of:=[.D$62]" office:value-type="float" office:value="6">
            <text:p>6</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717.5">
            <text:p>717,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68" table:formula="of:=([.C64]*VLOOKUP([.$B64];[.$A$2:.$N39];11;0)+[.E64]*[.H64]*VLOOKUP([.$B64];[.$A$2:.$N39];12;0))*(1 + ([.D64]-[Variables.$B$7])*VLOOKUP([.$B64];[.$A$2:.$O39];13;0)/100)" office:value-type="float" office:value="5554.8">
            <text:p>5554,8</text:p>
          </table:table-cell>
          <table:table-cell table:style-name="ce68" table:number-columns-repeated="3"/>
          <table:table-cell table:style-name="Default" table:number-columns-repeated="3"/>
          <table:table-cell table:style-name="ce23"/>
          <table:table-cell table:style-name="Default" table:number-columns-repeated="1000"/>
        </table:table-row>
        <table:table-row table:style-name="ro1">
          <table:table-cell table:style-name="ce56" office:value-type="string">
            <text:p>Rhyno Gun3</text:p>
          </table:table-cell>
          <table:table-cell table:style-name="ce66" table:content-validation-name="val5" table:formula="of:=[.B$62]" office:value-type="string" office:string-value="ST3">
            <text:p>ST3</text:p>
          </table:table-cell>
          <table:table-cell table:style-name="ce70" table:formula="of:=[.C$62]" office:value-type="float" office:value="21500">
            <text:p>21500</text:p>
          </table:table-cell>
          <table:table-cell table:style-name="ce73" table:formula="of:=[.D$62]" office:value-type="float" office:value="6">
            <text:p>6</text:p>
          </table:table-cell>
          <table:table-cell office:value-type="float" office:value="400">
            <text:p>4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657.5">
            <text:p>657,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68" table:formula="of:=([.C65]*VLOOKUP([.$B65];[.$A$2:.$N40];11;0)+[.E65]*[.H65]*VLOOKUP([.$B65];[.$A$2:.$N40];12;0))*(1 + ([.D65]-[Variables.$B$7])*VLOOKUP([.$B65];[.$A$2:.$O40];13;0)/100)" office:value-type="float" office:value="4993.2">
            <text:p>4993,2</text:p>
          </table:table-cell>
          <table:table-cell table:style-name="ce68" table:number-columns-repeated="3"/>
          <table:table-cell table:style-name="Default" table:number-columns-repeated="3"/>
          <table:table-cell table:style-name="ce23"/>
          <table:table-cell table:style-name="Default" table:number-columns-repeated="1000"/>
        </table:table-row>
        <table:table-row table:style-name="ro1">
          <table:table-cell table:style-name="ce56" office:value-type="string">
            <office:annotation draw:style-name="gr2" draw:text-style-name="P2" svg:width="4.768cm" svg:height="0.596cm" svg:x="2.858cm" svg:y="30.399cm" draw:caption-point-x="-0.61cm" draw:caption-point-y="1.53cm">
              <dc:creator>AŠ</dc:creator>
              <dc:date>2010-12-22T00:00:00</dc:date>
              <text:p text:style-name="P2"><text:span text:style-name="T1">Counteris Crow ir Avenger.</text:span></text:p>
            </office:annotation>
            <text:p>Dart</text:p>
          </table:table-cell>
          <table:table-cell table:style-name="ce66" table:content-validation-name="val5" office:value-type="string">
            <text:p>ST2</text:p>
          </table:table-cell>
          <table:table-cell table:style-name="ce70" office:value-type="float" office:value="2300">
            <text:p>2300</text:p>
          </table:table-cell>
          <table:table-cell office:value-type="float" office:value="14">
            <office:annotation draw:style-name="gr3" draw:text-style-name="P2" svg:width="6.439cm" svg:height="0.991cm" svg:x="6.204cm" svg:y="30.399cm" draw:caption-point-x="-0.61cm" draw:caption-point-y="1.53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237.5">
            <text:p>237,5</text:p>
          </table:table-cell>
          <table:table-cell office:value-type="float" office:value="1">
            <text:p>1</text:p>
          </table:table-cell>
          <table:table-cell table:formula="of:=IF([.P66]=1; 0; ROUND(([.C66]*[Variables.$B$5]*[Variables.$B$6])/([.P66]-1)))" office:value-type="float" office:value="4206">
            <text:p>4206</text:p>
          </table:table-cell>
          <table:table-cell table:content-validation-name="val10" office:value-type="string">
            <text:p>Light</text:p>
          </table:table-cell>
          <table:table-cell table:formula="of:=[Variables.$B$17]/([.P66]-1)" office:value-type="float" office:value="64.2857142857143">
            <text:p>64,29</text:p>
          </table:table-cell>
          <table:table-cell table:formula="of:=[Variables.$B$18]/([.P66]-1)" office:value-type="float" office:value="9">
            <text:p>9</text:p>
          </table:table-cell>
          <table:table-cell office:value-type="float" office:value="8">
            <text:p>8</text:p>
          </table:table-cell>
          <table:table-cell table:style-name="ce68" table:formula="of:=([.C66]*VLOOKUP([.$B66];[.$A$2:.$N41];11;0)+[.E66]*[.H66]*VLOOKUP([.$B66];[.$A$2:.$N41];12;0))*(1 + ([.D66]-[Variables.$B$7])*VLOOKUP([.$B66];[.$A$2:.$O41];13;0)/100)" office:value-type="float" office:value="3731.2">
            <text:p>3731,2</text:p>
          </table:table-cell>
          <table:table-cell table:style-name="ce68" table:formula="of:=VLOOKUP([.$B66];[.$A$2:.$H53];2;0)*[.$Q66]" office:value-type="float" office:value="10260.8">
            <text:p>10260,8</text:p>
          </table:table-cell>
          <table:table-cell table:style-name="ce68" table:formula="of:=VLOOKUP([.$B66];[.$A$2:.$H53];4;0)*[.$Q66]" office:value-type="float" office:value="13432.32">
            <text:p>13432,32</text:p>
          </table:table-cell>
          <table:table-cell table:style-name="ce68" table:formula="of:=VLOOKUP([.$B66];[.$A$2:.$H53];6;0)*[.$Q66]" office:value-type="float" office:value="839.52">
            <text:p>839,52</text:p>
          </table:table-cell>
          <table:table-cell table:style-name="Default" table:number-columns-repeated="2"/>
          <table:table-cell table:style-name="Default" table:formula="of:=[.C66]*TBLFIND([.$A$1:.$N$27];[.B66]; [.$N$1])" office:value-type="float" office:value="16.1">
            <text:p>16,1</text:p>
          </table:table-cell>
          <table:table-cell table:style-name="ce23" table:formula="of:=[.C66]*TBLFIND([.$A$1:.$O$27];[.B66]; [.$O$1])" office:value-type="float" office:value="48.3">
            <text:p>48,3</text:p>
          </table:table-cell>
          <table:table-cell table:style-name="Default" table:number-columns-repeated="1000"/>
        </table:table-row>
        <table:table-row table:style-name="ro1">
          <table:table-cell table:style-name="ce57" office:value-type="string">
            <office:annotation draw:style-name="gr2" draw:text-style-name="P2" svg:width="5.677cm" svg:height="0.596cm" svg:x="2.858cm" svg:y="30.854cm" draw:caption-point-x="-0.61cm" draw:caption-point-y="1.53cm">
              <dc:creator>AŠ</dc:creator>
              <dc:date>2010-12-22T00:00:00</dc:date>
              <text:p text:style-name="P2"><text:span text:style-name="T1">Counteris Cyrix ir Rhyno.</text:span></text:p>
            </office:annotation>
            <text:p>Avenger</text:p>
          </table:table-cell>
          <table:table-cell table:style-name="ce66" table:content-validation-name="val5" office:value-type="string">
            <text:p>ST2</text:p>
          </table:table-cell>
          <table:table-cell table:style-name="ce69" office:value-type="float" office:value="2000">
            <text:p>2000</text:p>
          </table:table-cell>
          <table:table-cell office:value-type="float" office:value="8">
            <office:annotation draw:style-name="gr4" draw:text-style-name="P2" svg:width="2.899cm" svg:height="1.386cm" svg:x="6.204cm" svg:y="30.854cm" draw:caption-point-x="-0.61cm" draw:caption-point-y="1.53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IF([.P67]=1; 0; ROUND(([.C67]*[Variables.$B$5]*[Variables.$B$6])/([.P67]-1)))" office:value-type="float" office:value="3657">
            <text:p>3657</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68" table:formula="of:=([.C67]*VLOOKUP([.$B67];[.$A$2:.$N42];11;0)+[.E67]*[.H67]*VLOOKUP([.$B67];[.$A$2:.$N42];12;0))*(1 + ([.D67]-[Variables.$B$7])*VLOOKUP([.$B67];[.$A$2:.$O42];13;0)/100)" office:value-type="float" office:value="3213.82">
            <text:p>3213,82</text:p>
          </table:table-cell>
          <table:table-cell table:style-name="ce68" table:formula="of:=VLOOKUP([.$B67];[.$A$2:.$H54];2;0)*[.$Q67]" office:value-type="float" office:value="8838.005">
            <text:p>8838,01</text:p>
          </table:table-cell>
          <table:table-cell table:style-name="ce68" table:formula="of:=VLOOKUP([.$B67];[.$A$2:.$H54];4;0)*[.$Q67]" office:value-type="float" office:value="11569.752">
            <text:p>11569,75</text:p>
          </table:table-cell>
          <table:table-cell table:style-name="ce68" table:formula="of:=VLOOKUP([.$B67];[.$A$2:.$H54];6;0)*[.$Q67]" office:value-type="float" office:value="723.1095">
            <text:p>723,11</text:p>
          </table:table-cell>
          <table:table-cell table:style-name="Default" table:number-columns-repeated="2"/>
          <table:table-cell table:style-name="Default" table:formula="of:=[.C67]*TBLFIND([.$A$1:.$N$27];[.B67]; [.$N$1])" office:value-type="float" office:value="14">
            <text:p>14</text:p>
          </table:table-cell>
          <table:table-cell table:style-name="ce23" table:formula="of:=[.C67]*TBLFIND([.$A$1:.$O$27];[.B67]; [.$O$1])" office:value-type="float" office:value="42">
            <text:p>42</text:p>
          </table:table-cell>
          <table:table-cell table:style-name="Default" table:number-columns-repeated="1000"/>
        </table:table-row>
        <table:table-row table:style-name="ro1">
          <table:table-cell office:value-type="string">
            <text:p>Gnat</text:p>
          </table:table-cell>
          <table:table-cell table:style-name="ce66" table:content-validation-name="val5" office:value-type="string">
            <text:p>T1</text:p>
          </table:table-cell>
          <table:table-cell table:style-name="ce69" office:value-type="float" office:value="125">
            <text:p>125</text:p>
          </table:table-cell>
          <table:table-cell office:value-type="float" office:value="10">
            <office:annotation draw:style-name="gr2" draw:text-style-name="P2" svg:width="3.796cm" svg:height="0.596cm" svg:x="6.204cm" svg:y="31.309cm" draw:caption-point-x="-0.61cm" draw:caption-point-y="1.53cm">
              <dc:creator>AŠ</dc:creator>
              <dc:date>2010-12-22T00:00:00</dc:date>
              <text:p text:style-name="P2"><text:span text:style-name="T1">Tokia pati kaip Trooper</text:span></text:p>
            </office:annotation>
            <text:p>10</text:p>
          </table:table-cell>
          <table:table-cell table:style-name="ce55" office:value-type="float" office:value="15">
            <text:p>15</text:p>
          </table:table-cell>
          <table:table-cell table:style-name="ce55"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8" table:formula="of:=([.C68]*VLOOKUP([.$B68];[.$A$2:.$N43];11;0)+[.E68]*[.H68]*VLOOKUP([.$B68];[.$A$2:.$N43];12;0))*(1 + ([.D68]-[Variables.$B$7])*VLOOKUP([.$B68];[.$A$2:.$O43];13;0)/100)" office:value-type="float" office:value="91">
            <text:p>91</text:p>
          </table:table-cell>
          <table:table-cell table:style-name="ce68" table:formula="of:=VLOOKUP([.$B68];[.$A$2:.$H56];2;0)*[.$Q68]" office:value-type="float" office:value="182">
            <text:p>182</text:p>
          </table:table-cell>
          <table:table-cell table:style-name="ce68" table:formula="of:=VLOOKUP([.$B68];[.$A$2:.$H56];4;0)*[.$Q68]" office:value-type="float" office:value="364">
            <text:p>364</text:p>
          </table:table-cell>
          <table:table-cell table:style-name="ce68" table:formula="of:=VLOOKUP([.$B68];[.$A$2:.$H56];6;0)*[.$Q68]" office:value-type="float" office:value="0">
            <text:p>0</text:p>
          </table:table-cell>
          <table:table-cell table:style-name="Default" table:formula="of:=CEILING([.R68]/[Variables.$B$12];1)+CEILING([.S68]/[Variables.$B$13];1)+CEILING([.T68]/[Variables.$B$14];1)" office:value-type="float" office:value="17">
            <text:p>17</text:p>
          </table:table-cell>
          <table:table-cell table:style-name="Default" table:number-columns-repeated="2"/>
          <table:table-cell table:style-name="ce23"/>
          <table:table-cell table:style-name="Default" table:number-columns-repeated="1000"/>
        </table:table-row>
        <table:table-row table:style-name="ro1">
          <table:table-cell office:value-type="string">
            <text:p>Glancer</text:p>
          </table:table-cell>
          <table:table-cell table:style-name="ce66" table:content-validation-name="val5" office:value-type="string">
            <text:p>T1,5</text:p>
          </table:table-cell>
          <table:table-cell table:style-name="ce70" office:value-type="float" office:value="90">
            <text:p>90</text:p>
          </table:table-cell>
          <table:table-cell office:value-type="float" office:value="8">
            <text:p>8</text:p>
          </table:table-cell>
          <table:table-cell table:style-name="ce73" office:value-type="float" office:value="120">
            <text:p>120</text:p>
          </table:table-cell>
          <table:table-cell table:style-name="ce73"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8" table:formula="of:=([.C69]*VLOOKUP([.$B69];[.$A$2:.$N44];11;0)+[.E69]*[.H69]*VLOOKUP([.$B69];[.$A$2:.$N44];12;0))*(1 + ([.D69]-[Variables.$B$7])*VLOOKUP([.$B69];[.$A$2:.$O44];13;0)/100)" office:value-type="float" office:value="234.78">
            <text:p>234,78</text:p>
          </table:table-cell>
          <table:table-cell table:style-name="ce68" table:formula="of:=VLOOKUP([.$B69];[.$A$2:.$H57];2;0)*[.$Q69]" office:value-type="float" office:value="375.648">
            <text:p>375,65</text:p>
          </table:table-cell>
          <table:table-cell table:style-name="ce68" table:formula="of:=VLOOKUP([.$B69];[.$A$2:.$H57];4;0)*[.$Q69]" office:value-type="float" office:value="751.296">
            <text:p>751,3</text:p>
          </table:table-cell>
          <table:table-cell table:style-name="ce68" table:formula="of:=VLOOKUP([.$B69];[.$A$2:.$H57];6;0)*[.$Q69]" office:value-type="float" office:value="11.739">
            <text:p>11,74</text:p>
          </table:table-cell>
          <table:table-cell table:style-name="Default" table:formula="of:=CEILING([.R69]/[Variables.$B$12];1)+CEILING([.S69]/[Variables.$B$13];1)+CEILING([.T69]/[Variables.$B$14];1)" office:value-type="float" office:value="34">
            <text:p>34</text:p>
          </table:table-cell>
          <table:table-cell table:style-name="Default" table:number-columns-repeated="2"/>
          <table:table-cell table:style-name="ce23"/>
          <table:table-cell table:style-name="Default" table:number-columns-repeated="1000"/>
        </table:table-row>
        <table:table-row table:style-name="ro1">
          <table:table-cell office:value-type="string">
            <text:p>Spudder</text:p>
          </table:table-cell>
          <table:table-cell table:style-name="ce66" table:content-validation-name="val5" office:value-type="string">
            <text:p>T2</text:p>
          </table:table-cell>
          <table:table-cell table:style-name="ce70" office:value-type="float" office:value="500">
            <text:p>500</text:p>
          </table:table-cell>
          <table:table-cell office:value-type="float" office:value="9">
            <text:p>9</text:p>
          </table:table-cell>
          <table:table-cell table:style-name="ce73" office:value-type="float" office:value="18">
            <text:p>18</text:p>
          </table:table-cell>
          <table:table-cell table:style-name="ce73" office:value-type="float" office:value="1">
            <text:p>1</text:p>
          </table:table-cell>
          <table:table-cell table:style-name="ce55" office:value-type="string">
            <text:p>ground</text:p>
          </table:table-cell>
          <table:table-cell office:value-type="float" office:value="5">
            <text:p>5</text:p>
          </table:table-cell>
          <table:table-cell table:content-validation-name="val9" office:value-type="string">
            <text:p>Explosive</text:p>
          </table:table-cell>
          <table:table-cell table:formula="of:=[.C70]*VLOOKUP([.$B70];[.$A$2:.$N45];9;0)+[.E70]*[.H70]*VLOOKUP([.$B70];[.$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8" table:formula="of:=([.C70]*VLOOKUP([.$B70];[.$A$2:.$N45];11;0)+[.E70]*[.H70]*VLOOKUP([.$B70];[.$A$2:.$N45];12;0))*(1 + ([.D70]-[Variables.$B$7])*VLOOKUP([.$B70];[.$A$2:.$O45];13;0)/100)" office:value-type="float" office:value="391.53">
            <text:p>391,53</text:p>
          </table:table-cell>
          <table:table-cell table:style-name="ce68" table:formula="of:=VLOOKUP([.$B70];[.$A$2:.$H58];2;0)*[.$Q70]" office:value-type="float" office:value="587.295">
            <text:p>587,3</text:p>
          </table:table-cell>
          <table:table-cell table:style-name="ce68" table:formula="of:=VLOOKUP([.$B70];[.$A$2:.$H58];4;0)*[.$Q70]" office:value-type="float" office:value="1174.59">
            <text:p>1174,59</text:p>
          </table:table-cell>
          <table:table-cell table:style-name="ce68" table:formula="of:=VLOOKUP([.$B70];[.$A$2:.$H58];6;0)*[.$Q70]" office:value-type="float" office:value="39.153">
            <text:p>39,15</text:p>
          </table:table-cell>
          <table:table-cell table:style-name="Default" table:formula="of:=CEILING([.R70]/[Variables.$B$12];1)+CEILING([.S70]/[Variables.$B$13];1)+CEILING([.T70]/[Variables.$B$14];1)" office:value-type="float" office:value="54">
            <text:p>54</text:p>
          </table:table-cell>
          <table:table-cell table:style-name="Default" table:number-columns-repeated="2"/>
          <table:table-cell table:style-name="ce23"/>
          <table:table-cell table:style-name="Default" table:number-columns-repeated="1000"/>
        </table:table-row>
        <table:table-row table:style-name="ro1">
          <table:table-cell office:value-type="string">
            <text:p>Gnawer</text:p>
          </table:table-cell>
          <table:table-cell table:style-name="ce66" table:content-validation-name="val5" office:value-type="string">
            <text:p>T2</text:p>
          </table:table-cell>
          <table:table-cell table:style-name="ce70" office:value-type="float" office:value="900">
            <text:p>900</text:p>
          </table:table-cell>
          <table:table-cell office:value-type="float" office:value="7">
            <text:p>7</text:p>
          </table:table-cell>
          <table:table-cell table:style-name="ce73" table:formula="of:=AVERAGE([.E72:.E73])" office:value-type="float" office:value="120">
            <text:p>120</text:p>
          </table:table-cell>
          <table:table-cell table:style-name="ce73"/>
          <table:table-cell table:style-name="ce55" office:value-type="string">
            <text:p>ground</text:p>
          </table:table-cell>
          <table:table-cell table:formula="of:=SUM([.H72:.H73])" office:value-type="float" office:value="2">
            <text:p>2</text:p>
          </table:table-cell>
          <table:table-cell table:content-validation-name="val9"/>
          <table:table-cell table:formula="of:=[.C71]*VLOOKUP([.$B71];[.$A$2:.$N46];9;0)+[.E71]*[.H71]*VLOOKUP([.$B71];[.$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68" table:formula="of:=([.C71]*VLOOKUP([.$B71];[.$A$2:.$N46];11;0)+[.E71]*[.H71]*VLOOKUP([.$B71];[.$A$2:.$N46];12;0))*(1 + ([.D71]-[Variables.$B$7])*VLOOKUP([.$B71];[.$A$2:.$O46];13;0)/100)" office:value-type="float" office:value="715.74">
            <text:p>715,74</text:p>
          </table:table-cell>
          <table:table-cell table:style-name="ce68" table:formula="of:=VLOOKUP([.$B71];[.$A$2:.$H60];2;0)*[.$Q71]" office:value-type="float" office:value="1073.61">
            <text:p>1073,61</text:p>
          </table:table-cell>
          <table:table-cell table:style-name="ce68" table:formula="of:=VLOOKUP([.$B71];[.$A$2:.$H60];4;0)*[.$Q71]" office:value-type="float" office:value="2147.22">
            <text:p>2147,22</text:p>
          </table:table-cell>
          <table:table-cell table:style-name="ce68" table:formula="of:=VLOOKUP([.$B71];[.$A$2:.$H60];6;0)*[.$Q71]" office:value-type="float" office:value="71.574">
            <text:p>71,57</text:p>
          </table:table-cell>
          <table:table-cell table:style-name="Default" table:formula="of:=CEILING([.R71]/[Variables.$B$12];1)+CEILING([.S71]/[Variables.$B$13];1)+CEILING([.T71]/[Variables.$B$14];1)" office:value-type="float" office:value="98">
            <text:p>98</text:p>
          </table:table-cell>
          <table:table-cell table:style-name="Default" table:number-columns-repeated="2"/>
          <table:table-cell table:style-name="ce23"/>
          <table:table-cell table:style-name="Default" table:number-columns-repeated="1000"/>
        </table:table-row>
        <table:table-row table:style-name="ro1">
          <table:table-cell office:value-type="string">
            <text:p>Gnawer Gun1</text:p>
          </table:table-cell>
          <table:table-cell table:style-name="ce66" table:content-validation-name="val5" office:value-type="string">
            <text:p>T2</text:p>
          </table:table-cell>
          <table:table-cell table:style-name="ce70" table:formula="of:=[.C71]" office:value-type="float" office:value="900">
            <text:p>900</text:p>
          </table:table-cell>
          <table:table-cell table:formula="of:=[.D71]" office:value-type="float" office:value="7">
            <text:p>7</text:p>
          </table:table-cell>
          <table:table-cell table:style-name="ce73" office:value-type="float" office:value="160">
            <text:p>160</text:p>
          </table:table-cell>
          <table:table-cell table:style-name="ce73"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1]" office:value-type="string" office:string-value="Heavy">
            <text:p>Heavy</text:p>
          </table:table-cell>
          <table:table-cell table:number-columns-repeated="3"/>
          <table:table-cell table:style-name="ce68" table:number-columns-repeated="4"/>
          <table:table-cell table:style-name="Default" table:number-columns-repeated="3"/>
          <table:table-cell table:style-name="ce23"/>
          <table:table-cell table:style-name="Default" table:number-columns-repeated="1000"/>
        </table:table-row>
        <table:table-row table:style-name="ro1">
          <table:table-cell office:value-type="string">
            <text:p>Gnawer Gun2</text:p>
          </table:table-cell>
          <table:table-cell table:style-name="ce66" table:content-validation-name="val5" office:value-type="string">
            <text:p>T2</text:p>
          </table:table-cell>
          <table:table-cell table:style-name="ce70" table:formula="of:=[.C72]" office:value-type="float" office:value="900">
            <text:p>900</text:p>
          </table:table-cell>
          <table:table-cell table:formula="of:=[.D72]" office:value-type="float" office:value="7">
            <text:p>7</text:p>
          </table:table-cell>
          <table:table-cell table:style-name="ce73" office:value-type="float" office:value="80">
            <text:p>80</text:p>
          </table:table-cell>
          <table:table-cell table:style-name="ce73"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2]" office:value-type="string" office:string-value="Heavy">
            <text:p>Heavy</text:p>
          </table:table-cell>
          <table:table-cell table:number-columns-repeated="3"/>
          <table:table-cell table:style-name="ce68" table:number-columns-repeated="4"/>
          <table:table-cell table:style-name="Default" table:number-columns-repeated="3"/>
          <table:table-cell table:style-name="ce23"/>
          <table:table-cell table:style-name="Default" table:number-columns-repeated="1000"/>
        </table:table-row>
        <table:table-row table:style-name="ro1">
          <table:table-cell office:value-type="string">
            <office:annotation draw:style-name="gr2" draw:text-style-name="P2" svg:width="3.37cm" svg:height="0.596cm" svg:x="2.858cm" svg:y="34.041cm" draw:caption-point-x="-0.61cm" draw:caption-point-y="1.529cm">
              <dc:creator>AŠ</dc:creator>
              <dc:date>2010-12-24T00:00:00</dc:date>
              <text:p text:style-name="P2"><text:span text:style-name="T1">NPC Battlecruiser</text:span></text:p>
            </office:annotation>
            <text:p>Demosis</text:p>
          </table:table-cell>
          <table:table-cell table:style-name="ce66" table:content-validation-name="val5" office:value-type="string">
            <text:p>ST3</text:p>
          </table:table-cell>
          <table:table-cell table:style-name="ce70" table:formula="of:=[.C62]*1.25" office:value-type="float" office:value="26875">
            <text:p>26875</text:p>
          </table:table-cell>
          <table:table-cell table:formula="of:=[.D62]+1" office:value-type="float" office:value="7">
            <text:p>7</text:p>
          </table:table-cell>
          <table:table-cell table:style-name="ce73" table:formula="of:=[.E63]*0.7" office:value-type="float" office:value="434">
            <text:p>434</text:p>
          </table:table-cell>
          <table:table-cell table:style-name="ce73" office:value-type="float" office:value="2">
            <text:p>2</text:p>
          </table:table-cell>
          <table:table-cell table:style-name="ce73" office:value-type="string">
            <text:p>space</text:p>
          </table:table-cell>
          <table:table-cell office:value-type="float" office:value="1">
            <text:p>1</text:p>
          </table:table-cell>
          <table:table-cell table:content-validation-name="val9" office:value-type="string">
            <text:p>Explosive</text:p>
          </table:table-cell>
          <table:table-cell table:formula="of:=[.C74]*VLOOKUP([.$B74];[.$A$2:.$N47];9;0)+[.E74]*[.H74]*VLOOKUP([.$B74];[.$A$2:.$N47];10;0)" office:value-type="float" office:value="802.075">
            <text:p>802,08</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68" table:formula="of:=([.C74]*VLOOKUP([.$B74];[.$A$2:.$N47];11;0)+[.E74]*[.H74]*VLOOKUP([.$B74];[.$A$2:.$N47];12;0))*(1 + ([.D74]-[Variables.$B$7])*VLOOKUP([.$B74];[.$A$2:.$O47];13;0)/100)" office:value-type="float" office:value="6644.9665">
            <text:p>6644,97</text:p>
          </table:table-cell>
          <table:table-cell table:style-name="ce68" table:formula="of:=VLOOKUP([.$B74];[.$A$2:.$H61];2;0)*[.$Q74]" office:value-type="float" office:value="14618.9263">
            <text:p>14618,93</text:p>
          </table:table-cell>
          <table:table-cell table:style-name="ce68" table:formula="of:=VLOOKUP([.$B74];[.$A$2:.$H61];4;0)*[.$Q74]" office:value-type="float" office:value="20599.39615">
            <text:p>20599,4</text:p>
          </table:table-cell>
          <table:table-cell table:style-name="ce68" table:formula="of:=VLOOKUP([.$B74];[.$A$2:.$H61];6;0)*[.$Q74]" office:value-type="float" office:value="1328.9933">
            <text:p>1328,99</text:p>
          </table:table-cell>
          <table:table-cell table:style-name="Default" table:number-columns-repeated="2"/>
          <table:table-cell table:style-name="Default" table:formula="of:=[.C74]*TBLFIND([.$A$1:.$N$27];[.B74]; [.$N$1])" office:value-type="float" office:value="53.75">
            <text:p>53,75</text:p>
          </table:table-cell>
          <table:table-cell table:style-name="ce23" table:formula="of:=[.C74]*TBLFIND([.$A$1:.$O$27];[.B74]; [.$O$1])" office:value-type="float" office:value="161.25">
            <text:p>161,25</text:p>
          </table:table-cell>
          <table:table-cell table:style-name="Default" table:number-columns-repeated="1000"/>
        </table:table-row>
        <table:table-row table:style-name="ro1">
          <table:table-cell office:value-type="string">
            <office:annotation draw:style-name="gr4" draw:text-style-name="P2" svg:width="2.899cm" svg:height="0.596cm" svg:x="2.858cm" svg:y="34.496cm" draw:caption-point-x="-0.61cm" draw:caption-point-y="1.529cm">
              <dc:creator>AŠ</dc:creator>
              <dc:date>2010-12-24T00:00:00</dc:date>
              <text:p text:style-name="P2"><text:span text:style-name="T1">NPC Scoutas</text:span></text:p>
            </office:annotation>
            <text:p>Dirac</text:p>
          </table:table-cell>
          <table:table-cell table:style-name="ce66" table:content-validation-name="val5" office:value-type="string">
            <text:p>ST1</text:p>
          </table:table-cell>
          <table:table-cell table:style-name="ce70" table:formula="of:=[.C60]*1.25" office:value-type="float" office:value="2812.5">
            <text:p>2812,5</text:p>
          </table:table-cell>
          <table:table-cell table:formula="of:=[.D60]+1" office:value-type="float" office:value="11">
            <text:p>11</text:p>
          </table:table-cell>
          <table:table-cell table:style-name="ce73" table:formula="of:=[.E60]*0.7" office:value-type="float" office:value="175">
            <text:p>175</text:p>
          </table:table-cell>
          <table:table-cell table:style-name="ce73" office:value-type="float" office:value="1">
            <text:p>1</text:p>
          </table:table-cell>
          <table:table-cell table:style-name="ce73" office:value-type="string">
            <text:p>space</text:p>
          </table:table-cell>
          <table:table-cell office:value-type="float" office:value="1">
            <text:p>1</text:p>
          </table:table-cell>
          <table:table-cell table:content-validation-name="val9" office:value-type="string">
            <text:p>Normal</text:p>
          </table:table-cell>
          <table:table-cell table:formula="of:=[.C75]*VLOOKUP([.$B75];[.$A$2:.$N48];9;0)+[.E75]*[.H75]*VLOOKUP([.$B75];[.$A$2:.$N48];10;0)" office:value-type="float" office:value="122.8125">
            <text:p>12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8" table:formula="of:=([.C75]*VLOOKUP([.$B75];[.$A$2:.$N48];11;0)+[.E75]*[.H75]*VLOOKUP([.$B75];[.$A$2:.$N48];12;0))*(1 + ([.D75]-[Variables.$B$7])*VLOOKUP([.$B75];[.$A$2:.$O48];13;0)/100)" office:value-type="float" office:value="1482.61875">
            <text:p>1482,62</text:p>
          </table:table-cell>
          <table:table-cell table:style-name="ce68" table:formula="of:=VLOOKUP([.$B75];[.$A$2:.$H62];2;0)*[.$Q75]" office:value-type="float" office:value="3706.546875">
            <text:p>3706,55</text:p>
          </table:table-cell>
          <table:table-cell table:style-name="ce68" table:formula="of:=VLOOKUP([.$B75];[.$A$2:.$H62];4;0)*[.$Q75]" office:value-type="float" office:value="5189.165625">
            <text:p>5189,17</text:p>
          </table:table-cell>
          <table:table-cell table:style-name="ce68" table:formula="of:=VLOOKUP([.$B75];[.$A$2:.$H62];6;0)*[.$Q75]" office:value-type="float" office:value="259.45828125">
            <text:p>259,46</text:p>
          </table:table-cell>
          <table:table-cell table:style-name="Default" table:number-columns-repeated="2"/>
          <table:table-cell table:style-name="Default" table:formula="of:=[.C75]*TBLFIND([.$A$1:.$N$27];[.B75]; [.$N$1])" office:value-type="float" office:value="22.5">
            <text:p>22,5</text:p>
          </table:table-cell>
          <table:table-cell table:style-name="ce23" table:formula="of:=[.C75]*TBLFIND([.$A$1:.$O$27];[.B75]; [.$O$1])" office:value-type="float" office:value="67.5">
            <text:p>67,5</text:p>
          </table:table-cell>
          <table:table-cell table:style-name="Default" table:number-columns-repeated="1000"/>
        </table:table-row>
        <table:table-row table:style-name="ro1">
          <table:table-cell office:value-type="string">
            <office:annotation draw:style-name="gr2" draw:text-style-name="P2" svg:width="3.591cm" svg:height="0.596cm" svg:x="2.858cm" svg:y="34.951cm" draw:caption-point-x="-0.61cm" draw:caption-point-y="1.529cm">
              <dc:creator>AŠ</dc:creator>
              <dc:date>2010-12-24T00:00:00</dc:date>
              <text:p text:style-name="P2"><text:span text:style-name="T1">NPC Middle Class</text:span></text:p>
            </office:annotation>
            <text:p>Thor</text:p>
          </table:table-cell>
          <table:table-cell table:style-name="ce66" table:content-validation-name="val5" office:value-type="string">
            <text:p>ST2</text:p>
          </table:table-cell>
          <table:table-cell table:style-name="ce68" table:formula="of:=[.C61]*1.25" office:value-type="float" office:value="4475">
            <text:p>4475</text:p>
          </table:table-cell>
          <table:table-cell table:formula="of:=[.D61]+1" office:value-type="float" office:value="9">
            <text:p>9</text:p>
          </table:table-cell>
          <table:table-cell table:style-name="ce55" table:formula="of:=[.E61]*0.7" office:value-type="float" office:value="308">
            <text:p>308</text:p>
          </table:table-cell>
          <table:table-cell table:style-name="ce55" office:value-type="float" office:value="1">
            <text:p>1</text:p>
          </table:table-cell>
          <table:table-cell table:style-name="ce73" office:value-type="string">
            <text:p>space</text:p>
          </table:table-cell>
          <table:table-cell office:value-type="float" office:value="1">
            <text:p>1</text:p>
          </table:table-cell>
          <table:table-cell table:content-validation-name="val9" office:value-type="string">
            <text:p>Piercing</text:p>
          </table:table-cell>
          <table:table-cell table:formula="of:=[.C76]*VLOOKUP([.$B76];[.$A$2:.$N49];9;0)+[.E76]*[.H76]*VLOOKUP([.$B76];[.$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8" table:formula="of:=([.C76]*VLOOKUP([.$B76];[.$A$2:.$N49];11;0)+[.E76]*[.H76]*VLOOKUP([.$B76];[.$A$2:.$N49];12;0))*(1 + ([.D76]-[Variables.$B$7])*VLOOKUP([.$B76];[.$A$2:.$O49];13;0)/100)" office:value-type="float" office:value="2157.5535">
            <text:p>2157,55</text:p>
          </table:table-cell>
          <table:table-cell table:style-name="ce68" table:formula="of:=VLOOKUP([.$B76];[.$A$2:.$H66];2;0)*[.$Q76]" office:value-type="float" office:value="5933.272125">
            <text:p>5933,27</text:p>
          </table:table-cell>
          <table:table-cell table:style-name="ce68" table:formula="of:=VLOOKUP([.$B76];[.$A$2:.$H66];4;0)*[.$Q76]" office:value-type="float" office:value="7767.1926">
            <text:p>7767,19</text:p>
          </table:table-cell>
          <table:table-cell table:style-name="ce68" table:formula="of:=VLOOKUP([.$B76];[.$A$2:.$H66];6;0)*[.$Q76]" office:value-type="float" office:value="485.4495375">
            <text:p>485,45</text:p>
          </table:table-cell>
          <table:table-cell table:style-name="Default" table:number-columns-repeated="2"/>
          <table:table-cell table:style-name="Default" table:formula="of:=[.C76]*TBLFIND([.$A$1:.$N$27];[.B76]; [.$N$1])" office:value-type="float" office:value="31.325">
            <text:p>31,33</text:p>
          </table:table-cell>
          <table:table-cell table:style-name="ce23" table:formula="of:=[.C76]*TBLFIND([.$A$1:.$O$27];[.B76]; [.$O$1])" office:value-type="float" office:value="93.975">
            <text:p>93,98</text:p>
          </table:table-cell>
          <table:table-cell table:style-name="Default" table:number-columns-repeated="1000"/>
        </table:table-row>
        <table:table-row table:style-name="ro1">
          <table:table-cell office:value-type="string">
            <office:annotation draw:style-name="gr4" draw:text-style-name="P2" svg:width="2.899cm" svg:height="0.991cm" svg:x="2.858cm" svg:y="35.41cm" draw:caption-point-x="-0.61cm" draw:caption-point-y="1.526cm">
              <dc:creator>AŠ</dc:creator>
              <dc:date>2010-12-25T00:00:00</dc:date>
              <text:p text:style-name="P2"><text:span text:style-name="T1">Anti-infanty (Light) tower</text:span></text:p>
            </office:annotation>
            <text:p>Vulcan</text:p>
          </table:table-cell>
          <table:table-cell table:style-name="ce66" table:content-validation-name="val7" office:value-type="string">
            <text:p>Towers</text:p>
          </table:table-cell>
          <table:table-cell table:style-name="ce68" office:value-type="float" office:value="1000">
            <text:p>1000</text:p>
          </table:table-cell>
          <table:table-cell office:value-type="float" office:value="7">
            <text:p>7</text:p>
          </table:table-cell>
          <table:table-cell office:value-type="float" office:value="23">
            <text:p>23</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77]*VLOOKUP([.$B77];[.$A$2:.$N49];9;0)+[.E77]*[.H77]*VLOOKUP([.$B77];[.$A$2:.$N49];10;0)" office:value-type="float" office:value="91.4">
            <text:p>91,4</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8" table:formula="of:=([.C77]*VLOOKUP([.$B77];[.$A$2:.$N50];11;0)+[.E77]*[.H77]*VLOOKUP([.$B77];[.$A$2:.$N50];12;0))*(1 + ([.D77]-[Variables.$B$7])*VLOOKUP([.$B77];[.$A$2:.$O50];13;0)/100)" office:value-type="float" office:value="613.04">
            <text:p>613,04</text:p>
          </table:table-cell>
          <table:table-cell table:style-name="ce68" table:formula="of:=VLOOKUP([.$B77];[.$A$2:.$H67];2;0)*[.$Q77]" office:value-type="float" office:value="3187.808">
            <text:p>3187,81</text:p>
          </table:table-cell>
          <table:table-cell table:style-name="ce68" table:formula="of:=VLOOKUP([.$B77];[.$A$2:.$H67];4;0)*[.$Q77]" office:value-type="float" office:value="3923.456">
            <text:p>3923,46</text:p>
          </table:table-cell>
          <table:table-cell table:style-name="ce68" table:formula="of:=VLOOKUP([.$B77];[.$A$2:.$H67];6;0)*[.$Q77]" office:value-type="float" office:value="306.52">
            <text:p>306,52</text:p>
          </table:table-cell>
          <table:table-cell table:style-name="Default" table:number-columns-repeated="3"/>
          <table:table-cell table:style-name="ce23"/>
          <table:table-cell table:style-name="Default" table:number-columns-repeated="1000"/>
        </table:table-row>
        <table:table-row table:style-name="ro1">
          <table:table-cell office:value-type="string">
            <office:annotation draw:style-name="gr4" draw:text-style-name="P2" svg:width="2.899cm" svg:height="0.991cm" svg:x="2.858cm" svg:y="35.865cm" draw:caption-point-x="-0.61cm" draw:caption-point-y="1.526cm">
              <dc:creator>AŠ</dc:creator>
              <dc:date>2010-12-25T00:00:00</dc:date>
              <text:p text:style-name="P2"><text:span text:style-name="T1">Anti-tank (Normal) tower</text:span></text:p>
            </office:annotation>
            <text:p>Screamer</text:p>
          </table:table-cell>
          <table:table-cell table:style-name="ce66" table:content-validation-name="val7" office:value-type="string">
            <text:p>Towers</text:p>
          </table:table-cell>
          <table:table-cell table:style-name="ce68" office:value-type="float" office:value="1300">
            <text:p>1300</text:p>
          </table:table-cell>
          <table:table-cell office:value-type="float" office:value="10">
            <text:p>10</text:p>
          </table:table-cell>
          <table:table-cell office:value-type="float" office:value="96">
            <text:p>96</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78]*VLOOKUP([.$B78];[.$A$2:.$N49];9;0)+[.E78]*[.H78]*VLOOKUP([.$B78];[.$A$2:.$N49];10;0)" office:value-type="float" office:value="122.6">
            <text:p>122,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8" table:formula="of:=([.C78]*VLOOKUP([.$B78];[.$A$2:.$N51];11;0)+[.E78]*[.H78]*VLOOKUP([.$B78];[.$A$2:.$N51];12;0))*(1 + ([.D78]-[Variables.$B$7])*VLOOKUP([.$B78];[.$A$2:.$O51];13;0)/100)" office:value-type="float" office:value="1034">
            <text:p>1034</text:p>
          </table:table-cell>
          <table:table-cell table:style-name="ce68" table:formula="of:=VLOOKUP([.$B78];[.$A$2:.$H68];2;0)*[.$Q78]" office:value-type="float" office:value="5376.8">
            <text:p>5376,8</text:p>
          </table:table-cell>
          <table:table-cell table:style-name="ce68" table:formula="of:=VLOOKUP([.$B78];[.$A$2:.$H68];4;0)*[.$Q78]" office:value-type="float" office:value="6617.6">
            <text:p>6617,6</text:p>
          </table:table-cell>
          <table:table-cell table:style-name="ce68" table:formula="of:=VLOOKUP([.$B78];[.$A$2:.$H68];6;0)*[.$Q78]" office:value-type="float" office:value="517">
            <text:p>517</text:p>
          </table:table-cell>
          <table:table-cell table:style-name="Default" table:number-columns-repeated="3"/>
          <table:table-cell table:style-name="ce23"/>
          <table:table-cell table:style-name="Default" table:number-columns-repeated="1000"/>
        </table:table-row>
        <table:table-row table:style-name="ro1">
          <table:table-cell office:value-type="string">
            <office:annotation draw:style-name="gr4" draw:text-style-name="P2" svg:width="2.899cm" svg:height="1.386cm" svg:x="2.858cm" svg:y="36.32cm" draw:caption-point-x="-0.61cm" draw:caption-point-y="1.526cm">
              <dc:creator>AŠ</dc:creator>
              <dc:date>2010-12-25T00:00:00</dc:date>
              <text:p text:style-name="P2"><text:span text:style-name="T1">Anti-spaceship (Normal/Heavy) tower</text:span></text:p>
            </office:annotation>
            <text:p>Thunder</text:p>
          </table:table-cell>
          <table:table-cell table:style-name="ce66" table:content-validation-name="val7" office:value-type="string">
            <text:p>Towers</text:p>
          </table:table-cell>
          <table:table-cell table:style-name="ce68" office:value-type="float" office:value="2000">
            <text:p>2000</text:p>
          </table:table-cell>
          <table:table-cell office:value-type="float" office:value="4">
            <text:p>4</text:p>
          </table:table-cell>
          <table:table-cell office:value-type="float" office:value="523">
            <text:p>523</text:p>
          </table:table-cell>
          <table:table-cell office:value-type="float" office:value="1">
            <text:p>1</text:p>
          </table:table-cell>
          <table:table-cell table:style-name="ce73" office:value-type="string">
            <text:p>space</text:p>
          </table:table-cell>
          <table:table-cell office:value-type="float" office:value="1">
            <text:p>1</text:p>
          </table:table-cell>
          <table:table-cell table:content-validation-name="val9" office:value-type="string">
            <text:p>Explosive</text:p>
          </table:table-cell>
          <table:table-cell table:formula="of:=[.C79]*VLOOKUP([.$B79];[.$A$2:.$N49];9;0)+[.E79]*[.H79]*VLOOKUP([.$B79];[.$A$2:.$N49];10;0)" office:value-type="float" office:value="256.9">
            <text:p>256,9</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8" table:formula="of:=([.C79]*VLOOKUP([.$B79];[.$A$2:.$N52];11;0)+[.E79]*[.H79]*VLOOKUP([.$B79];[.$A$2:.$N52];12;0))*(1 + ([.D79]-[Variables.$B$7])*VLOOKUP([.$B79];[.$A$2:.$O52];13;0)/100)" office:value-type="float" office:value="1186.68">
            <text:p>1186,68</text:p>
          </table:table-cell>
          <table:table-cell table:style-name="ce68" table:formula="of:=VLOOKUP([.$B79];[.$A$2:.$H69];2;0)*[.$Q79]" office:value-type="float" office:value="6170.736">
            <text:p>6170,74</text:p>
          </table:table-cell>
          <table:table-cell table:style-name="ce68" table:formula="of:=VLOOKUP([.$B79];[.$A$2:.$H69];4;0)*[.$Q79]" office:value-type="float" office:value="7594.752">
            <text:p>7594,75</text:p>
          </table:table-cell>
          <table:table-cell table:style-name="ce68" table:formula="of:=VLOOKUP([.$B79];[.$A$2:.$H69];6;0)*[.$Q79]" office:value-type="float" office:value="593.34">
            <text:p>593,34</text:p>
          </table:table-cell>
          <table:table-cell table:style-name="Default" table:number-columns-repeated="3"/>
          <table:table-cell table:style-name="ce23"/>
          <table:table-cell table:style-name="Default" table:number-columns-repeated="1000"/>
        </table:table-row>
        <table:table-row table:style-name="ro1">
          <table:table-cell/>
          <table:table-cell table:style-name="ce66" table:content-validation-name="val5" office:value-type="string">
            <text:p>T1</text:p>
          </table:table-cell>
          <table:table-cell table:style-name="ce68"/>
          <table:table-cell table:number-columns-repeated="2"/>
          <table:table-cell table:number-columns-repeated="2"/>
          <table:table-cell/>
          <table:table-cell table:content-validation-name="val9"/>
          <table:table-cell table:formula="of:=[.C80]*VLOOKUP([.$B80];[.$A$2:.$N50];9;0)+[.E80]*[.H80]*VLOOKUP([.$B80];[.$A$2:.$N50];10;0)" office:value-type="float" office:value="0">
            <text:p>0</text:p>
          </table:table-cell>
          <table:table-cell/>
          <table:table-cell table:formula="of:=IF([.P80]=1; 0; ROUND(([.C80]*[Variables.$B$5]*[Variables.$B$6])/([.P80]-1)))" office:value-type="float" office:value="-0">
            <text:p>0</text:p>
          </table:table-cell>
          <table:table-cell table:content-validation-name="val10"/>
          <table:table-cell table:formula="of:=[Variables.$B$17]/([.P80]-1)" office:value-type="float" office:value="-450">
            <text:p>-450</text:p>
          </table:table-cell>
          <table:table-cell table:formula="of:=[Variables.$B$18]/([.P80]-1)" office:value-type="float" office:value="-63">
            <text:p>-63</text:p>
          </table:table-cell>
          <table:table-cell/>
          <table:table-cell table:style-name="ce68" table:formula="of:=([.C80]*VLOOKUP([.$B80];[.$A$2:.$N53];11;0)+[.E80]*[.H80]*VLOOKUP([.$B80];[.$A$2:.$N53];12;0))*(1 + ([.D80]-[Variables.$B$7])*VLOOKUP([.$B80];[.$A$2:.$O53];13;0)/100)" office:value-type="float" office:value="0">
            <text:p>0</text:p>
          </table:table-cell>
          <table:table-cell table:style-name="ce68" table:formula="of:=VLOOKUP([.$B80];[.$A$2:.$H70];2;0)*[.$Q80]" office:value-type="float" office:value="0">
            <text:p>0</text:p>
          </table:table-cell>
          <table:table-cell table:style-name="ce68" table:formula="of:=VLOOKUP([.$B80];[.$A$2:.$H70];4;0)*[.$Q80]" office:value-type="float" office:value="0">
            <text:p>0</text:p>
          </table:table-cell>
          <table:table-cell table:style-name="ce68" table:formula="of:=VLOOKUP([.$B80];[.$A$2:.$H70];6;0)*[.$Q80]" office:value-type="float" office:value="0">
            <text:p>0</text:p>
          </table:table-cell>
          <table:table-cell table:style-name="Default" table:formula="of:=CEILING([.R80]/[Variables.$B$12];1)+CEILING([.S80]/[Variables.$B$13];1)+CEILING([.T80]/[Variables.$B$14];1)" office:value-type="float" office:value="0">
            <text:p>0</text:p>
          </table:table-cell>
          <table:table-cell table:style-name="Default"/>
          <table:table-cell table:style-name="Default" table:formula="of:=[.C80]*TBLFIND([.$A$1:.$N$27];[.B80]; [.$N$1])" office:value-type="float" office:value="0">
            <text:p>0</text:p>
          </table:table-cell>
          <table:table-cell table:style-name="ce23" table:formula="of:=[.C80]*TBLFIND([.$A$1:.$O$27];[.B80]; [.$O$1])" office:value-type="float" office:value="0">
            <text:p>0</text:p>
          </table:table-cell>
          <table:table-cell table:style-name="Default" table:number-columns-repeated="1000"/>
        </table:table-row>
        <table:table-row table:style-name="ro1">
          <table:table-cell table:number-columns-repeated="2"/>
          <table:table-cell table:style-name="ce68"/>
          <table:table-cell table:number-columns-repeated="13"/>
          <table:table-cell table:style-name="ce68" table:number-columns-repeated="4"/>
          <table:table-cell table:style-name="Default" table:number-columns-repeated="1004"/>
        </table:table-row>
        <table:table-row table:style-name="ro9">
          <table:table-cell table:number-columns-repeated="2"/>
          <table:table-cell table:style-name="ce68"/>
          <table:table-cell table:number-columns-repeated="13"/>
          <table:table-cell table:style-name="ce68" table:number-columns-repeated="4"/>
          <table:table-cell table:style-name="Default" table:number-columns-repeated="1004"/>
        </table:table-row>
        <table:table-row table:style-name="ro9">
          <table:table-cell table:style-name="ce46" office:value-type="string">
            <text:p>units_end</text:p>
          </table:table-cell>
          <table:table-cell table:style-name="ce46" table:number-columns-repeated="1023"/>
        </table:table-row>
        <table:table-row table:style-name="ro16">
          <table:table-cell table:style-name="ce58" office:value-type="string">
            <text:p>Source</text:p>
          </table:table-cell>
          <table:table-cell table:style-name="ce58" office:value-type="string" table:number-columns-spanned="2" table:number-rows-spanned="1">
            <text:p>Target</text:p>
          </table:table-cell>
          <table:covered-table-cell table:style-name="ce58"/>
          <table:table-cell table:style-name="ce58" office:value-type="string">
            <text:p>Dmg to Armor</text:p>
          </table:table-cell>
          <table:table-cell table:style-name="ce58" office:value-type="string">
            <text:p>Shots to Kill</text:p>
          </table:table-cell>
          <table:table-cell table:style-name="ce58" office:value-type="string">
            <text:p>S:T <text:s text:c="6"/>M</text:p>
          </table:table-cell>
          <table:table-cell table:style-name="ce58" office:value-type="string">
            <text:p>S:T Energy</text:p>
          </table:table-cell>
          <table:table-cell table:style-name="ce58" office:value-type="string">
            <text:p>S:T <text:s text:c="6"/>Z</text:p>
          </table:table-cell>
          <table:table-cell table:style-name="ce58" office:value-type="string">
            <text:p>S:T DMG</text:p>
          </table:table-cell>
          <table:table-cell table:style-name="ce58" office:value-type="string">
            <text:p>S:T HP</text:p>
          </table:table-cell>
          <table:table-cell table:style-name="ce68"/>
          <table:table-cell/>
          <table:table-cell table:style-name="ce58" table:number-columns-repeated="1012"/>
        </table:table-row>
        <table:table-row table:style-name="ro1">
          <table:table-cell table:content-validation-name="val3" office:value-type="string">
            <text:p>Trooper</text:p>
          </table:table-cell>
          <table:table-cell table:style-name="ce64" table:content-validation-name="val8" office:value-type="string" table:number-columns-spanned="2" table:number-rows-spanned="1">
            <text:p>Gnawer Gun1</text:p>
          </table:table-cell>
          <table:covered-table-cell/>
          <table:table-cell table:style-name="ce23" table:formula="of:=DAMAGETOARMOR([.$A$30:.$C$48]; TBLFIND([.$A$51:.$T$81]; [.$A85]; [.$I$51]); TBLFIND([.$A$51:.$T$81]; [.$B85]; [.$M$51]); TBLFIND([.$A$51:.$T$81]; [.$A85]; [.$E$51]); TBLFIND([.$A$51:.$T$81]; [.$A85]; [.$H$51]))" office:value-type="float" office:value="16">
            <text:p>16</text:p>
          </table:table-cell>
          <table:table-cell table:style-name="ce23" table:formula="of:=TBLFIND([.$A$51:.$X$82]; [.$B85]; [.$C$51])/[.$D85]" office:value-type="float" office:value="56.25">
            <text:p>56,25</text:p>
          </table:table-cell>
          <table:table-cell table:formula="of:=VTBLFIND([.$A85]; [.$A$51:.$T$82]; [.R$51])/VTBLFIND([.$B85]; [.$A$51:.$T$82]; [.R$51])" office:value-type="float" office:value="0">
            <text:p>#DIV/0!</text:p>
          </table:table-cell>
          <table:table-cell table:formula="of:=VTBLFIND([.$A85]; [.$A$51:.$T$82]; [.S$51])/VTBLFIND([.$B85]; [.$A$51:.$T$82]; [.S$51])" office:value-type="float" office:value="0">
            <text:p>#DIV/0!</text:p>
          </table:table-cell>
          <table:table-cell table:formula="of:=VTBLFIND([.$A85]; [.$A$51:.$T$82]; [.T$51])/VTBLFIND([.$B85]; [.$A$51:.$T$82]; [.T$51])" office:value-type="float" office:value="0">
            <text:p>#DIV/0!</text:p>
          </table:table-cell>
          <table:table-cell table:style-name="ce23" table:formula="of:=[.D85]/[.D86]" office:value-type="float" office:value="0.25">
            <text:p>0,25</text:p>
          </table:table-cell>
          <table:table-cell table:style-name="ce23" table:formula="of:=VTBLFIND([.$A85]; [.$A$51:.$T$82]; [.C$51])/VTBLFIND([.$B85]; [.$A$51:.$T$82]; [.C$51])" office:value-type="float" office:value="0.166666666666667">
            <text:p>0,17</text:p>
          </table:table-cell>
          <table:table-cell/>
          <table:table-cell table:style-name="Default"/>
          <table:table-cell table:style-name="ce23"/>
          <table:table-cell table:number-columns-repeated="3"/>
          <table:table-cell table:style-name="ce60"/>
          <table:table-cell table:number-columns-repeated="3"/>
          <table:table-cell table:style-name="Default" table:number-columns-repeated="1004"/>
        </table:table-row>
        <table:table-row table:style-name="ro1">
          <table:table-cell table:style-name="ce59" table:formula="of:=[.B85]" office:value-type="string" office:string-value="Gnawer Gun1">
            <text:p>Gnawer Gun1</text:p>
          </table:table-cell>
          <table:table-cell table:style-name="ce67" table:formula="of:=[.A85]" office:value-type="string" office:string-value="Trooper" table:number-columns-spanned="2" table:number-rows-spanned="1">
            <text:p>Trooper</text:p>
          </table:table-cell>
          <table:covered-table-cell table:style-name="ce59"/>
          <table:table-cell table:style-name="ce74" table:formula="of:=DAMAGETOARMOR([.$A$30:.$C$48]; TBLFIND([.$A$51:.$T$81]; [.$A86]; [.$I$51]); TBLFIND([.$A$51:.$T$81]; [.$B86]; [.$M$51]); TBLFIND([.$A$51:.$T$81]; [.$A86]; [.$E$51]); TBLFIND([.$A$51:.$T$81]; [.$A86]; [.$H$51]))" office:value-type="float" office:value="64">
            <text:p>64</text:p>
          </table:table-cell>
          <table:table-cell table:style-name="ce74" table:formula="of:=TBLFIND([.$A$51:.$X$82]; [.$B86]; [.$C$51])/[.$D86]" office:value-type="float" office:value="2.34375">
            <text:p>2,34</text:p>
          </table:table-cell>
          <table:table-cell table:style-name="ce59" table:formula="of:=VTBLFIND([.$A86]; [.$A$51:.$T$82]; [.R$51])/VTBLFIND([.$B86]; [.$A$51:.$T$82]; [.R$51])" office:value-type="float" office:value="0">
            <text:p>0</text:p>
          </table:table-cell>
          <table:table-cell table:style-name="ce59" table:formula="of:=VTBLFIND([.$A86]; [.$A$51:.$T$82]; [.S$51])/VTBLFIND([.$B86]; [.$A$51:.$T$82]; [.S$51])" office:value-type="float" office:value="0">
            <text:p>0</text:p>
          </table:table-cell>
          <table:table-cell table:style-name="ce59" table:formula="of:=VTBLFIND([.$A86]; [.$A$51:.$T$82]; [.T$51])/VTBLFIND([.$B86]; [.$A$51:.$T$82]; [.T$51])" office:value-type="float" office:value="0">
            <text:p>#DIV/0!</text:p>
          </table:table-cell>
          <table:table-cell table:style-name="ce74" table:formula="of:=[.D86]/[.D85]" office:value-type="float" office:value="4">
            <text:p>4</text:p>
          </table:table-cell>
          <table:table-cell table:style-name="ce74" table:formula="of:=VTBLFIND([.$A86]; [.$A$51:.$T$82]; [.C$51])/VTBLFIND([.$B86]; [.$A$51:.$T$82]; [.C$51])" office:value-type="float" office:value="6">
            <text:p>6</text:p>
          </table:table-cell>
          <table:table-cell/>
          <table:table-cell table:style-name="Default"/>
          <table:table-cell table:number-columns-repeated="4"/>
          <table:table-cell table:style-name="ce60"/>
          <table:table-cell table:number-columns-repeated="3"/>
          <table:table-cell table:style-name="Default" table:number-columns-repeated="1004"/>
        </table:table-row>
        <table:table-row table:style-name="ro1">
          <table:table-cell table:number-columns-repeated="11"/>
          <table:table-cell table:style-name="Default"/>
          <table:table-cell table:number-columns-repeated="8"/>
          <table:table-cell table:style-name="Default" table:number-columns-repeated="1004"/>
        </table:table-row>
        <table:table-row table:style-name="ro17">
          <table:table-cell table:style-name="ce60" office:value-type="string">
            <text:p>Unit name</text:p>
          </table:table-cell>
          <table:table-cell table:style-name="ce60" office:value-type="string">
            <text:p>Metal cost</text:p>
          </table:table-cell>
          <table:table-cell table:style-name="ce60" office:value-type="string">
            <text:p>E. cost</text:p>
          </table:table-cell>
          <table:table-cell table:style-name="ce60" office:value-type="string" table:number-columns-spanned="2" table:number-rows-spanned="1">
            <text:p>Zet. cost</text:p>
          </table:table-cell>
          <table:covered-table-cell table:style-name="ce60"/>
          <table:table-cell table:style-name="ce60" table:number-columns-repeated="6"/>
          <table:table-cell table:style-name="Default"/>
          <table:table-cell table:style-name="ce60" table:number-columns-repeated="2"/>
          <table:table-cell table:number-columns-repeated="2"/>
          <table:table-cell table:style-name="ce60" table:number-columns-repeated="1008"/>
        </table:table-row>
        <table:table-row table:style-name="ro1">
          <table:table-cell table:content-validation-name="val4" office:value-type="string">
            <text:p>Crow</text:p>
          </table:table-cell>
          <table:table-cell table:style-name="ce64" table:formula="of:=TBLFIND([.$A$51:.$V$81]; [.$A$89]; [.R$51])" office:value-type="float" office:value="3843.75">
            <text:p>3843,75</text:p>
          </table:table-cell>
          <table:table-cell table:style-name="ce64" table:formula="of:=TBLFIND([.$A$51:.$V$81]; [.$A$89]; [.S$51])" office:value-type="float" office:value="5381.25">
            <text:p>5381,25</text:p>
          </table:table-cell>
          <table:table-cell table:style-name="ce64" table:formula="of:=TBLFIND([.$A$51:.$V$81]; [.$A$89]; [.T$51])" office:value-type="float" office:value="269.0625" table:number-columns-spanned="2" table:number-rows-spanned="1">
            <text:p>269,06</text:p>
          </table:table-cell>
          <table:covered-table-cell table:style-name="ce64"/>
          <table:table-cell table:style-name="ce64" table:number-columns-repeated="2"/>
          <table:table-cell/>
          <table:table-cell table:style-name="ce64"/>
          <table:table-cell/>
          <table:table-cell table:style-name="ce64"/>
          <table:table-cell table:style-name="Default"/>
          <table:table-cell table:number-columns-repeated="2"/>
          <table:table-cell table:style-name="ce23" table:number-columns-repeated="2"/>
          <table:table-cell table:number-columns-repeated="4"/>
          <table:table-cell table:style-name="Default" table:number-columns-repeated="1004"/>
        </table:table-row>
        <table:table-row table:style-name="ro9">
          <table:table-cell table:number-columns-repeated="11"/>
          <table:table-cell table:style-name="Default"/>
          <table:table-cell table:number-columns-repeated="8"/>
          <table:table-cell table:style-name="Default" table:number-columns-repeated="1004"/>
        </table:table-row>
        <table:table-row table:style-name="ro1">
          <table:table-cell/>
          <table:table-cell table:style-name="ce64" office:value-type="string" table:number-columns-spanned="3" table:number-rows-spanned="1">
            <text:p>In 1 hour</text:p>
          </table:table-cell>
          <table:covered-table-cell table:number-columns-repeated="2"/>
          <table:table-cell/>
          <table:table-cell table:style-name="ce64" office:value-type="string" table:number-columns-spanned="3" table:number-rows-spanned="1">
            <text:p>In 1 day</text:p>
          </table:table-cell>
          <table:covered-table-cell table:style-name="ce64"/>
          <table:covered-table-cell/>
          <table:table-cell/>
          <table:table-cell table:style-name="ce64" office:value-type="string" table:number-columns-spanned="3" table:number-rows-spanned="1">
            <text:p>In 1 week</text:p>
          </table:table-cell>
          <table:covered-table-cell/>
          <table:covered-table-cell table:style-name="Default"/>
          <table:table-cell/>
          <table:table-cell table:style-name="ce64" office:value-type="string" table:number-columns-spanned="4" table:number-rows-spanned="1">
            <text:p>In 1 month</text:p>
          </table:table-cell>
          <table:covered-table-cell table:number-columns-repeated="3"/>
          <table:table-cell table:number-columns-repeated="3"/>
          <table:table-cell table:style-name="Default" table:number-columns-repeated="1004"/>
        </table:table-row>
        <table:table-row table:style-name="ro18">
          <table:table-cell table:style-name="ce60" office:value-type="string">
            <text:p>Level</text:p>
          </table:table-cell>
          <table:table-cell table:style-name="ce60" office:value-type="string">
            <text:p>MEX</text:p>
          </table:table-cell>
          <table:table-cell table:style-name="ce60" office:value-type="string">
            <text:p>Col.</text:p>
          </table:table-cell>
          <table:table-cell table:style-name="ce60" office:value-type="string">
            <text:p>ZEX</text:p>
          </table:table-cell>
          <table:table-cell/>
          <table:table-cell table:style-name="ce60" office:value-type="string">
            <text:p>MEX</text:p>
          </table:table-cell>
          <table:table-cell table:style-name="ce60" office:value-type="string">
            <text:p>Col.</text:p>
          </table:table-cell>
          <table:table-cell table:style-name="ce60" office:value-type="string">
            <text:p>ZEX</text:p>
          </table:table-cell>
          <table:table-cell/>
          <table:table-cell table:style-name="ce60" office:value-type="string">
            <text:p>MEX</text:p>
          </table:table-cell>
          <table:table-cell table:style-name="ce60" office:value-type="string">
            <text:p>Col.</text:p>
          </table:table-cell>
          <table:table-cell table:style-name="ce60" office:value-type="string">
            <text:p>ZEX</text:p>
          </table:table-cell>
          <table:table-cell table:style-name="ce60"/>
          <table:table-cell table:style-name="ce60" office:value-type="string">
            <text:p>MEX</text:p>
          </table:table-cell>
          <table:table-cell table:style-name="ce60" office:value-type="string">
            <text:p>Col.</text:p>
          </table:table-cell>
          <table:table-cell table:style-name="ce60"/>
          <table:table-cell table:style-name="ce60" office:value-type="string">
            <text:p>ZEX</text:p>
          </table:table-cell>
          <table:table-cell table:number-columns-repeated="2"/>
          <table:table-cell table:style-name="ce60" table:number-columns-repeated="1005"/>
        </table:table-row>
        <table:table-row table:style-name="ro1">
          <table:table-cell table:style-name="ce61" office:value-type="string">
            <text:p>T1</text:p>
          </table:table-cell>
          <table:table-cell table:number-columns-repeated="10"/>
          <table:table-cell table:style-name="Default"/>
          <table:table-cell table:number-columns-repeated="8"/>
          <table:table-cell table:style-name="Default" table:number-columns-repeated="1004"/>
        </table:table-row>
        <table:table-row table:style-name="ro1">
          <table:table-cell table:style-name="ce62" office:value-type="float" office:value="1">
            <text:p>1</text:p>
          </table:table-cell>
          <table:table-cell table:style-name="ce23" table:formula="of:=SUPERFORMULA([.$A94];[Main.$C$3:.$M$3]) * SHOURS(1) / [.$B$89]" office:value-type="float" office:value="0.00515121951219512">
            <text:p>0,01</text:p>
          </table:table-cell>
          <table:table-cell table:style-name="ce71" table:formula="of:=SUPERFORMULA([.$A94];[Main.$C$16:.$M$16]) * SHOURS(1) / [.$C$89]" office:value-type="float" office:value="0.00802787456445993">
            <text:p>0,01</text:p>
          </table:table-cell>
          <table:table-cell table:formula="of:=SUPERFORMULA([.$A94];[Main.$C$33:.$M$33]) * SHOURS(1) / [.$D$89]" office:value-type="float" office:value="0.0200696864111498">
            <text:p>0,02</text:p>
          </table:table-cell>
          <table:table-cell/>
          <table:table-cell table:style-name="ce23" table:formula="of:=SUPERFORMULA([.$A94];[Main.$C$3:.$M$3]) * SDAYS(1) / [.$B$89]" office:value-type="float" office:value="0.123629268292683">
            <text:p>0,12</text:p>
          </table:table-cell>
          <table:table-cell table:style-name="ce71" table:formula="of:=SUPERFORMULA([.$A94];[Main.$C$16:.$M$16]) * SDAYS(1) / [.$C$89]" office:value-type="float" office:value="0.192668989547038">
            <text:p>0,19</text:p>
          </table:table-cell>
          <table:table-cell table:formula="of:=SUPERFORMULA([.$A94];[Main.$C$33:.$M$33]) * SDAYS(1) / [.$D$89]" office:value-type="float" office:value="0.481672473867596">
            <text:p>0,48</text:p>
          </table:table-cell>
          <table:table-cell/>
          <table:table-cell table:style-name="ce23" table:formula="of:=SUPERFORMULA([.$A94];[Main.$C$3:.$M$3]) * SWEEKS(1) / [.$B$89]" office:value-type="float" office:value="0.865404878048781">
            <text:p>0,87</text:p>
          </table:table-cell>
          <table:table-cell table:style-name="ce64" table:formula="of:=SUPERFORMULA([.$A94];[Main.$C$16:.$M$16]) * SWEEKS(1) / [.$C$89]" office:value-type="float" office:value="1.34868292682927">
            <text:p>1,35</text:p>
          </table:table-cell>
          <table:table-cell table:style-name="ce23" table:formula="of:=SUPERFORMULA([.$A94];[Main.$C$33:.$M$33]) * SWEEKS(1) / [.$D$89]" office:value-type="float" office:value="3.37170731707317">
            <text:p>3,37</text:p>
          </table:table-cell>
          <table:table-cell/>
          <table:table-cell table:style-name="ce23" table:formula="of:=SUPERFORMULA([.$A94];[Main.$C$3:.$M$3]) * SMONTHS(1) / [.$B$89]" office:value-type="float" office:value="3.70887804878049">
            <text:p>3,71</text:p>
          </table:table-cell>
          <table:table-cell table:style-name="ce64" table:formula="of:=SUPERFORMULA([.$A94];[Main.$C$16:.$M$16]) * SMONTHS(1) / [.$C$89]" office:value-type="float" office:value="5.78006968641115">
            <text:p>5,78</text:p>
          </table:table-cell>
          <table:table-cell table:style-name="ce64"/>
          <table:table-cell table:style-name="ce23" table:formula="of:=SUPERFORMULA([.$A94];[Main.$C$33:.$M$33]) * SMONTHS(1) / [.$D$89]" office:value-type="float" office:value="14.4501742160279">
            <text:p>14,45</text:p>
          </table:table-cell>
          <table:table-cell table:number-columns-repeated="3"/>
          <table:table-cell table:style-name="Default" table:number-columns-repeated="1004"/>
        </table:table-row>
        <table:table-row table:style-name="ro1">
          <table:table-cell office:value-type="float" office:value="2">
            <text:p>2</text:p>
          </table:table-cell>
          <table:table-cell table:style-name="ce23" table:formula="of:=SUPERFORMULA([.$A95];[Main.$C$3:.$M$3]) * SHOURS(1) / [.$B$89]" office:value-type="float" office:value="0.0103696609990584">
            <text:p>0,01</text:p>
          </table:table-cell>
          <table:table-cell table:style-name="ce71" table:formula="of:=SUPERFORMULA([.$A95];[Main.$C$16:.$M$16]) * SHOURS(1) / [.$C$89]" office:value-type="float" office:value="0.016247811913686">
            <text:p>0,02</text:p>
          </table:table-cell>
          <table:table-cell table:formula="of:=SUPERFORMULA([.$A95];[Main.$C$33:.$M$33]) * SHOURS(1) / [.$D$89]" office:value-type="float" office:value="0.0403314356070658">
            <text:p>0,04</text:p>
          </table:table-cell>
          <table:table-cell/>
          <table:table-cell table:style-name="ce23" table:formula="of:=SUPERFORMULA([.$A95];[Main.$C$3:.$M$3]) * SDAYS(1) / [.$B$89]" office:value-type="float" office:value="0.248871863977401">
            <text:p>0,25</text:p>
          </table:table-cell>
          <table:table-cell table:style-name="ce71" table:formula="of:=SUPERFORMULA([.$A95];[Main.$C$16:.$M$16]) * SDAYS(1) / [.$C$89]" office:value-type="float" office:value="0.389947485928463">
            <text:p>0,39</text:p>
          </table:table-cell>
          <table:table-cell table:formula="of:=SUPERFORMULA([.$A95];[Main.$C$33:.$M$33]) * SDAYS(1) / [.$D$89]" office:value-type="float" office:value="0.967954454569578">
            <text:p>0,97</text:p>
          </table:table-cell>
          <table:table-cell/>
          <table:table-cell table:style-name="ce23" table:formula="of:=SUPERFORMULA([.$A95];[Main.$C$3:.$M$3]) * SWEEKS(1) / [.$B$89]" office:value-type="float" office:value="1.74210304784181">
            <text:p>1,74</text:p>
          </table:table-cell>
          <table:table-cell table:style-name="ce64" table:formula="of:=SUPERFORMULA([.$A95];[Main.$C$16:.$M$16]) * SWEEKS(1) / [.$C$89]" office:value-type="float" office:value="2.72963240149924">
            <text:p>2,73</text:p>
          </table:table-cell>
          <table:table-cell table:style-name="ce23" table:formula="of:=SUPERFORMULA([.$A95];[Main.$C$33:.$M$33]) * SWEEKS(1) / [.$D$89]" office:value-type="float" office:value="6.77568118198705">
            <text:p>6,78</text:p>
          </table:table-cell>
          <table:table-cell/>
          <table:table-cell table:style-name="ce23" table:formula="of:=SUPERFORMULA([.$A95];[Main.$C$3:.$M$3]) * SMONTHS(1) / [.$B$89]" office:value-type="float" office:value="7.46615591932204">
            <text:p>7,47</text:p>
          </table:table-cell>
          <table:table-cell table:style-name="ce64" table:formula="of:=SUPERFORMULA([.$A95];[Main.$C$16:.$M$16]) * SMONTHS(1) / [.$C$89]" office:value-type="float" office:value="11.6984245778539">
            <text:p>11,7</text:p>
          </table:table-cell>
          <table:table-cell table:style-name="ce64"/>
          <table:table-cell table:style-name="ce23" table:formula="of:=SUPERFORMULA([.$A95];[Main.$C$33:.$M$33]) * SMONTHS(1) / [.$D$89]" office:value-type="float" office:value="29.0386336370873">
            <text:p>29,04</text:p>
          </table:table-cell>
          <table:table-cell table:number-columns-repeated="3"/>
          <table:table-cell table:style-name="Default" table:number-columns-repeated="1004"/>
        </table:table-row>
        <table:table-row table:style-name="ro1">
          <table:table-cell office:value-type="float" office:value="4">
            <text:p>4</text:p>
          </table:table-cell>
          <table:table-cell table:style-name="ce23" table:formula="of:=SUPERFORMULA([.$A96];[Main.$C$3:.$M$3]) * SHOURS(1) / [.$B$89]" office:value-type="float" office:value="0.020883415455214">
            <text:p>0,02</text:p>
          </table:table-cell>
          <table:table-cell table:style-name="ce71" table:formula="of:=SUPERFORMULA([.$A96];[Main.$C$16:.$M$16]) * SHOURS(1) / [.$C$89]" office:value-type="float" office:value="0.0329073194190782">
            <text:p>0,03</text:p>
          </table:table-cell>
          <table:table-cell table:formula="of:=SUPERFORMULA([.$A96];[Main.$C$33:.$M$33]) * SHOURS(1) / [.$D$89]" office:value-type="float" office:value="0.0810745668058378">
            <text:p>0,08</text:p>
          </table:table-cell>
          <table:table-cell/>
          <table:table-cell table:style-name="ce23" table:formula="of:=SUPERFORMULA([.$A96];[Main.$C$3:.$M$3]) * SDAYS(1) / [.$B$89]" office:value-type="float" office:value="0.501201970925135">
            <text:p>0,5</text:p>
          </table:table-cell>
          <table:table-cell table:style-name="ce71" table:formula="of:=SUPERFORMULA([.$A96];[Main.$C$16:.$M$16]) * SDAYS(1) / [.$C$89]" office:value-type="float" office:value="0.789775666057877">
            <text:p>0,79</text:p>
          </table:table-cell>
          <table:table-cell table:formula="of:=SUPERFORMULA([.$A96];[Main.$C$33:.$M$33]) * SDAYS(1) / [.$D$89]" office:value-type="float" office:value="1.94578960334011">
            <text:p>1,95</text:p>
          </table:table-cell>
          <table:table-cell/>
          <table:table-cell table:style-name="ce23" table:formula="of:=SUPERFORMULA([.$A96];[Main.$C$3:.$M$3]) * SWEEKS(1) / [.$B$89]" office:value-type="float" office:value="3.50841379647595">
            <text:p>3,51</text:p>
          </table:table-cell>
          <table:table-cell table:style-name="ce64" table:formula="of:=SUPERFORMULA([.$A96];[Main.$C$16:.$M$16]) * SWEEKS(1) / [.$C$89]" office:value-type="float" office:value="5.52842966240514">
            <text:p>5,53</text:p>
          </table:table-cell>
          <table:table-cell table:style-name="ce23" table:formula="of:=SUPERFORMULA([.$A96];[Main.$C$33:.$M$33]) * SWEEKS(1) / [.$D$89]" office:value-type="float" office:value="13.6205272233808">
            <text:p>13,62</text:p>
          </table:table-cell>
          <table:table-cell/>
          <table:table-cell table:style-name="ce23" table:formula="of:=SUPERFORMULA([.$A96];[Main.$C$3:.$M$3]) * SMONTHS(1) / [.$B$89]" office:value-type="float" office:value="15.0360591277541">
            <text:p>15,04</text:p>
          </table:table-cell>
          <table:table-cell table:style-name="ce64" table:formula="of:=SUPERFORMULA([.$A96];[Main.$C$16:.$M$16]) * SMONTHS(1) / [.$C$89]" office:value-type="float" office:value="23.6932699817363">
            <text:p>23,69</text:p>
          </table:table-cell>
          <table:table-cell table:style-name="ce64"/>
          <table:table-cell table:style-name="ce23" table:formula="of:=SUPERFORMULA([.$A96];[Main.$C$33:.$M$33]) * SMONTHS(1) / [.$D$89]" office:value-type="float" office:value="58.3736881002032">
            <text:p>58,37</text:p>
          </table:table-cell>
          <table:table-cell table:number-columns-repeated="3"/>
          <table:table-cell table:style-name="Default" table:number-columns-repeated="1004"/>
        </table:table-row>
        <table:table-row table:style-name="ro1">
          <table:table-cell office:value-type="float" office:value="7">
            <text:p>7</text:p>
          </table:table-cell>
          <table:table-cell table:style-name="ce23" table:formula="of:=SUPERFORMULA([.$A97];[Main.$C$3:.$M$3]) * SHOURS(1) / [.$B$89]" office:value-type="float" office:value="0.0367627075004598">
            <text:p>0,04</text:p>
          </table:table-cell>
          <table:table-cell table:style-name="ce71" table:formula="of:=SUPERFORMULA([.$A97];[Main.$C$16:.$M$16]) * SHOURS(1) / [.$C$89]" office:value-type="float" office:value="0.0582070388514878">
            <text:p>0,06</text:p>
          </table:table-cell>
          <table:table-cell table:formula="of:=SUPERFORMULA([.$A97];[Main.$C$33:.$M$33]) * SHOURS(1) / [.$D$89]" office:value-type="float" office:value="0.142499721778317">
            <text:p>0,14</text:p>
          </table:table-cell>
          <table:table-cell/>
          <table:table-cell table:style-name="ce23" table:formula="of:=SUPERFORMULA([.$A97];[Main.$C$3:.$M$3]) * SDAYS(1) / [.$B$89]" office:value-type="float" office:value="0.882304980011035">
            <text:p>0,88</text:p>
          </table:table-cell>
          <table:table-cell table:style-name="ce71" table:formula="of:=SUPERFORMULA([.$A97];[Main.$C$16:.$M$16]) * SDAYS(1) / [.$C$89]" office:value-type="float" office:value="1.39696893243571">
            <text:p>1,4</text:p>
          </table:table-cell>
          <table:table-cell table:formula="of:=SUPERFORMULA([.$A97];[Main.$C$33:.$M$33]) * SDAYS(1) / [.$D$89]" office:value-type="float" office:value="3.41999332267961">
            <text:p>3,42</text:p>
          </table:table-cell>
          <table:table-cell/>
          <table:table-cell table:style-name="ce23" table:formula="of:=SUPERFORMULA([.$A97];[Main.$C$3:.$M$3]) * SWEEKS(1) / [.$B$89]" office:value-type="float" office:value="6.17613486007724">
            <text:p>6,18</text:p>
          </table:table-cell>
          <table:table-cell table:style-name="ce64" table:formula="of:=SUPERFORMULA([.$A97];[Main.$C$16:.$M$16]) * SWEEKS(1) / [.$C$89]" office:value-type="float" office:value="9.77878252704996">
            <text:p>9,78</text:p>
          </table:table-cell>
          <table:table-cell table:style-name="ce23" table:formula="of:=SUPERFORMULA([.$A97];[Main.$C$33:.$M$33]) * SWEEKS(1) / [.$D$89]" office:value-type="float" office:value="23.9399532587573">
            <text:p>23,94</text:p>
          </table:table-cell>
          <table:table-cell/>
          <table:table-cell table:style-name="ce23" table:formula="of:=SUPERFORMULA([.$A97];[Main.$C$3:.$M$3]) * SMONTHS(1) / [.$B$89]" office:value-type="float" office:value="26.469149400331">
            <text:p>26,47</text:p>
          </table:table-cell>
          <table:table-cell table:style-name="ce64" table:formula="of:=SUPERFORMULA([.$A97];[Main.$C$16:.$M$16]) * SMONTHS(1) / [.$C$89]" office:value-type="float" office:value="41.9090679730712">
            <text:p>41,91</text:p>
          </table:table-cell>
          <table:table-cell table:style-name="ce64"/>
          <table:table-cell table:style-name="ce23" table:formula="of:=SUPERFORMULA([.$A97];[Main.$C$33:.$M$33]) * SMONTHS(1) / [.$D$89]" office:value-type="float" office:value="102.599799680388">
            <text:p>102,6</text:p>
          </table:table-cell>
          <table:table-cell table:number-columns-repeated="3"/>
          <table:table-cell table:style-name="Default" table:number-columns-repeated="1004"/>
        </table:table-row>
        <table:table-row table:style-name="ro1">
          <table:table-cell table:style-name="ce61" office:value-type="string">
            <text:p>T2</text:p>
          </table:table-cell>
          <table:table-cell table:number-columns-repeated="10"/>
          <table:table-cell table:style-name="Default"/>
          <table:table-cell table:number-columns-repeated="8"/>
          <table:table-cell table:style-name="Default" table:number-columns-repeated="1004"/>
        </table:table-row>
        <table:table-row table:style-name="ro1">
          <table:table-cell office:value-type="float" office:value="1">
            <text:p>1</text:p>
          </table:table-cell>
          <table:table-cell table:formula="of:=SUPERFORMULA([.$A94];[Main.$C$9:.$M$9]) * SHOURS(1) / [.$B$89]" office:value-type="float" office:value="0.0379317073170732">
            <text:p>0,04</text:p>
          </table:table-cell>
          <table:table-cell table:style-name="ce64" table:formula="of:=SUPERFORMULA([.$A94];[Main.$C$21:.$M$21]) * SHOURS(1) / [.$C$89]" office:value-type="float" office:value="0.0661592392648889">
            <text:p>0,07</text:p>
          </table:table-cell>
          <table:table-cell table:formula="of:=SUPERFORMULA([.$A94];[Main.$C$39:.$M$39]) * SHOURS(1) / [.$D$89]" office:value-type="float" office:value="0.139149825783972">
            <text:p>0,14</text:p>
          </table:table-cell>
          <table:table-cell/>
          <table:table-cell table:formula="of:=SUPERFORMULA([.$A94];[Main.$C$9:.$M$9]) * SDAYS(1) / [.$B$89]" office:value-type="float" office:value="0.910360975609756">
            <text:p>0,91</text:p>
          </table:table-cell>
          <table:table-cell table:style-name="ce64" table:formula="of:=SUPERFORMULA([.$A94];[Main.$C$21:.$M$21]) * SDAYS(1) / [.$C$89]" office:value-type="float" office:value="1.58782174235733">
            <text:p>1,59</text:p>
          </table:table-cell>
          <table:table-cell table:formula="of:=SUPERFORMULA([.$A94];[Main.$C$39:.$M$39]) * SDAYS(1) / [.$D$89]" office:value-type="float" office:value="3.33959581881533">
            <text:p>3,34</text:p>
          </table:table-cell>
          <table:table-cell/>
          <table:table-cell table:style-name="ce23" table:formula="of:=SUPERFORMULA([.$A99];[Main.$C$9:.$M$9]) * SWEEKS(1) / [.$B$89]" office:value-type="float" office:value="6.37252682926829">
            <text:p>6,37</text:p>
          </table:table-cell>
          <table:table-cell table:style-name="ce64" table:formula="of:=SUPERFORMULA([.$A99];[Main.$C$21:.$M$21]) * SWEEKS(1) / [.$C$89]" office:value-type="float" office:value="11.1147521965013">
            <text:p>11,11</text:p>
          </table:table-cell>
          <table:table-cell table:style-name="ce23" table:formula="of:=SUPERFORMULA([.$A99];[Main.$C$39:.$M$39]) * SWEEKS(1) / [.$D$89]" office:value-type="float" office:value="23.3771707317073">
            <text:p>23,38</text:p>
          </table:table-cell>
          <table:table-cell/>
          <table:table-cell table:style-name="ce23" table:formula="of:=SUPERFORMULA([.$A99];[Main.$C$9:.$M$9]) * SMONTHS(1) / [.$B$89]" office:value-type="float" office:value="27.3108292682927">
            <text:p>27,31</text:p>
          </table:table-cell>
          <table:table-cell table:style-name="ce64" table:formula="of:=SUPERFORMULA([.$A99];[Main.$C$21:.$M$21]) * SMONTHS(1) / [.$C$89]" office:value-type="float" office:value="47.63465227072">
            <text:p>47,63</text:p>
          </table:table-cell>
          <table:table-cell table:style-name="ce64"/>
          <table:table-cell table:style-name="ce23" table:formula="of:=SUPERFORMULA([.$A99];[Main.$C$39:.$M$39]) * SMONTHS(1) / [.$D$89]" office:value-type="float" office:value="100.18787456446">
            <text:p>100,19</text:p>
          </table:table-cell>
          <table:table-cell table:number-columns-repeated="3"/>
          <table:table-cell table:style-name="Default" table:number-columns-repeated="1004"/>
        </table:table-row>
        <table:table-row table:style-name="ro1">
          <table:table-cell office:value-type="float" office:value="2">
            <text:p>2</text:p>
          </table:table-cell>
          <table:table-cell table:formula="of:=SUPERFORMULA([.$A95];[Main.$C$9:.$M$9]) * SHOURS(1) / [.$B$89]" office:value-type="float" office:value="0.0497055854628203">
            <text:p>0,05</text:p>
          </table:table-cell>
          <table:table-cell table:style-name="ce64" table:formula="of:=SUPERFORMULA([.$A95];[Main.$C$21:.$M$21]) * SHOURS(1) / [.$C$89]" office:value-type="float" office:value="0.0812019842406075">
            <text:p>0,08</text:p>
          </table:table-cell>
          <table:table-cell table:formula="of:=SUPERFORMULA([.$A95];[Main.$C$39:.$M$39]) * SHOURS(1) / [.$D$89]" office:value-type="float" office:value="0.217611074368458">
            <text:p>0,22</text:p>
          </table:table-cell>
          <table:table-cell/>
          <table:table-cell table:formula="of:=SUPERFORMULA([.$A95];[Main.$C$9:.$M$9]) * SDAYS(1) / [.$B$89]" office:value-type="float" office:value="1.19293405110769">
            <text:p>1,19</text:p>
          </table:table-cell>
          <table:table-cell table:style-name="ce64" table:formula="of:=SUPERFORMULA([.$A95];[Main.$C$21:.$M$21]) * SDAYS(1) / [.$C$89]" office:value-type="float" office:value="1.94884762177458">
            <text:p>1,95</text:p>
          </table:table-cell>
          <table:table-cell table:formula="of:=SUPERFORMULA([.$A95];[Main.$C$39:.$M$39]) * SDAYS(1) / [.$D$89]" office:value-type="float" office:value="5.222665784843">
            <text:p>5,22</text:p>
          </table:table-cell>
          <table:table-cell/>
          <table:table-cell table:style-name="ce23" table:formula="of:=SUPERFORMULA([.$A100];[Main.$C$9:.$M$9]) * SWEEKS(1) / [.$B$89]" office:value-type="float" office:value="8.35053835775382">
            <text:p>8,35</text:p>
          </table:table-cell>
          <table:table-cell table:style-name="ce64" table:formula="of:=SUPERFORMULA([.$A100];[Main.$C$21:.$M$21]) * SWEEKS(1) / [.$C$89]" office:value-type="float" office:value="13.6419333524221">
            <text:p>13,64</text:p>
          </table:table-cell>
          <table:table-cell table:style-name="ce23" table:formula="of:=SUPERFORMULA([.$A100];[Main.$C$39:.$M$39]) * SWEEKS(1) / [.$D$89]" office:value-type="float" office:value="36.558660493901">
            <text:p>36,56</text:p>
          </table:table-cell>
          <table:table-cell/>
          <table:table-cell table:style-name="ce23" table:formula="of:=SUPERFORMULA([.$A100];[Main.$C$9:.$M$9]) * SMONTHS(1) / [.$B$89]" office:value-type="float" office:value="35.7880215332307">
            <text:p>35,79</text:p>
          </table:table-cell>
          <table:table-cell table:style-name="ce64" table:formula="of:=SUPERFORMULA([.$A100];[Main.$C$21:.$M$21]) * SMONTHS(1) / [.$C$89]" office:value-type="float" office:value="58.4654286532374">
            <text:p>58,47</text:p>
          </table:table-cell>
          <table:table-cell table:style-name="ce64"/>
          <table:table-cell table:style-name="ce23" table:formula="of:=SUPERFORMULA([.$A100];[Main.$C$39:.$M$39]) * SMONTHS(1) / [.$D$89]" office:value-type="float" office:value="156.67997354529">
            <text:p>156,68</text:p>
          </table:table-cell>
          <table:table-cell table:number-columns-repeated="3"/>
          <table:table-cell table:style-name="Default" table:number-columns-repeated="1004"/>
        </table:table-row>
        <table:table-row table:style-name="ro1">
          <table:table-cell office:value-type="float" office:value="3">
            <text:p>3</text:p>
          </table:table-cell>
          <table:table-cell table:formula="of:=SUPERFORMULA([.$A96];[Main.$C$9:.$M$9]) * SHOURS(1) / [.$B$89]" office:value-type="float" office:value="0.0768">
            <text:p>0,08</text:p>
          </table:table-cell>
          <table:table-cell table:style-name="ce64" table:formula="of:=SUPERFORMULA([.$A96];[Main.$C$21:.$M$21]) * SHOURS(1) / [.$C$89]" office:value-type="float" office:value="0.114876877390991">
            <text:p>0,11</text:p>
          </table:table-cell>
          <table:table-cell table:formula="of:=SUPERFORMULA([.$A96];[Main.$C$39:.$M$39]) * SHOURS(1) / [.$D$89]" office:value-type="float" office:value="0.408465320557566">
            <text:p>0,41</text:p>
          </table:table-cell>
          <table:table-cell/>
          <table:table-cell table:formula="of:=SUPERFORMULA([.$A96];[Main.$C$9:.$M$9]) * SDAYS(1) / [.$B$89]" office:value-type="float" office:value="1.8432">
            <text:p>1,84</text:p>
          </table:table-cell>
          <table:table-cell table:style-name="ce64" table:formula="of:=SUPERFORMULA([.$A96];[Main.$C$21:.$M$21]) * SDAYS(1) / [.$C$89]" office:value-type="float" office:value="2.75704505738378">
            <text:p>2,76</text:p>
          </table:table-cell>
          <table:table-cell table:formula="of:=SUPERFORMULA([.$A96];[Main.$C$39:.$M$39]) * SDAYS(1) / [.$D$89]" office:value-type="float" office:value="9.80316769338159">
            <text:p>9,8</text:p>
          </table:table-cell>
          <table:table-cell/>
          <table:table-cell table:style-name="ce23" table:formula="of:=SUPERFORMULA([.$A101];[Main.$C$9:.$M$9]) * SWEEKS(1) / [.$B$89]" office:value-type="float" office:value="10.5406913725223">
            <text:p>10,54</text:p>
          </table:table-cell>
          <table:table-cell table:style-name="ce64" table:formula="of:=SUPERFORMULA([.$A101];[Main.$C$21:.$M$21]) * SWEEKS(1) / [.$C$89]" office:value-type="float" office:value="16.3865857044575">
            <text:p>16,39</text:p>
          </table:table-cell>
          <table:table-cell table:style-name="ce23" table:formula="of:=SUPERFORMULA([.$A101];[Main.$C$39:.$M$39]) * SWEEKS(1) / [.$D$89]" office:value-type="float" office:value="51.7823318927558">
            <text:p>51,78</text:p>
          </table:table-cell>
          <table:table-cell/>
          <table:table-cell table:style-name="ce23" table:formula="of:=SUPERFORMULA([.$A101];[Main.$C$9:.$M$9]) * SMONTHS(1) / [.$B$89]" office:value-type="float" office:value="45.174391596524">
            <text:p>45,17</text:p>
          </table:table-cell>
          <table:table-cell table:style-name="ce64" table:formula="of:=SUPERFORMULA([.$A101];[Main.$C$21:.$M$21]) * SMONTHS(1) / [.$C$89]" office:value-type="float" office:value="70.2282244476751">
            <text:p>70,23</text:p>
          </table:table-cell>
          <table:table-cell table:style-name="ce64"/>
          <table:table-cell table:style-name="ce23" table:formula="of:=SUPERFORMULA([.$A101];[Main.$C$39:.$M$39]) * SMONTHS(1) / [.$D$89]" office:value-type="float" office:value="221.924279540382">
            <text:p>221,92</text:p>
          </table:table-cell>
          <table:table-cell table:number-columns-repeated="3"/>
          <table:table-cell table:style-name="Default" table:number-columns-repeated="1004"/>
        </table:table-row>
        <table:table-row table:style-name="ro1">
          <table:table-cell office:value-type="float" office:value="4">
            <text:p>4</text:p>
          </table:table-cell>
          <table:table-cell table:formula="of:=SUPERFORMULA([.$A97];[Main.$C$9:.$M$9]) * SHOURS(1) / [.$B$89]" office:value-type="float" office:value="0.123910850756961">
            <text:p>0,12</text:p>
          </table:table-cell>
          <table:table-cell table:style-name="ce64" table:formula="of:=SUPERFORMULA([.$A97];[Main.$C$21:.$M$21]) * SHOURS(1) / [.$C$89]" office:value-type="float" office:value="0.17155988674258">
            <text:p>0,17</text:p>
          </table:table-cell>
          <table:table-cell table:formula="of:=SUPERFORMULA([.$A97];[Main.$C$39:.$M$39]) * SHOURS(1) / [.$D$89]" office:value-type="float" office:value="0.754706006840901">
            <text:p>0,75</text:p>
          </table:table-cell>
          <table:table-cell/>
          <table:table-cell table:formula="of:=SUPERFORMULA([.$A97];[Main.$C$9:.$M$9]) * SDAYS(1) / [.$B$89]" office:value-type="float" office:value="2.97386041816707">
            <text:p>2,97</text:p>
          </table:table-cell>
          <table:table-cell table:style-name="ce64" table:formula="of:=SUPERFORMULA([.$A97];[Main.$C$21:.$M$21]) * SDAYS(1) / [.$C$89]" office:value-type="float" office:value="4.11743728182192">
            <text:p>4,12</text:p>
          </table:table-cell>
          <table:table-cell table:formula="of:=SUPERFORMULA([.$A97];[Main.$C$39:.$M$39]) * SDAYS(1) / [.$D$89]" office:value-type="float" office:value="18.1129441641816">
            <text:p>18,11</text:p>
          </table:table-cell>
          <table:table-cell/>
          <table:table-cell table:style-name="ce23" table:formula="of:=SUPERFORMULA([.$A102];[Main.$C$9:.$M$9]) * SWEEKS(1) / [.$B$89]" office:value-type="float" office:value="12.9024">
            <text:p>12,9</text:p>
          </table:table-cell>
          <table:table-cell table:style-name="ce64" table:formula="of:=SUPERFORMULA([.$A102];[Main.$C$21:.$M$21]) * SWEEKS(1) / [.$C$89]" office:value-type="float" office:value="19.2993154016864">
            <text:p>19,3</text:p>
          </table:table-cell>
          <table:table-cell table:style-name="ce23" table:formula="of:=SUPERFORMULA([.$A102];[Main.$C$39:.$M$39]) * SWEEKS(1) / [.$D$89]" office:value-type="float" office:value="68.6221738536711">
            <text:p>68,62</text:p>
          </table:table-cell>
          <table:table-cell/>
          <table:table-cell table:style-name="ce23" table:formula="of:=SUPERFORMULA([.$A102];[Main.$C$9:.$M$9]) * SMONTHS(1) / [.$B$89]" office:value-type="float" office:value="55.296">
            <text:p>55,3</text:p>
          </table:table-cell>
          <table:table-cell table:style-name="ce64" table:formula="of:=SUPERFORMULA([.$A102];[Main.$C$21:.$M$21]) * SMONTHS(1) / [.$C$89]" office:value-type="float" office:value="82.7113517215133">
            <text:p>82,71</text:p>
          </table:table-cell>
          <table:table-cell table:style-name="ce64"/>
          <table:table-cell table:style-name="ce23" table:formula="of:=SUPERFORMULA([.$A102];[Main.$C$39:.$M$39]) * SMONTHS(1) / [.$D$89]" office:value-type="float" office:value="294.095030801448">
            <text:p>294,1</text:p>
          </table:table-cell>
          <table:table-cell table:number-columns-repeated="3"/>
          <table:table-cell table:style-name="Default" table:number-columns-repeated="1004"/>
        </table:table-row>
      </table:table>
      <table:table table:name="Kreives" table:style-name="ta1" table:print="false">
        <office:forms form:automatic-focus="false" form:apply-design-mode="false"/>
        <table:table-column table:style-name="co14" table:default-cell-style-name="ce10"/>
        <table:table-column table:style-name="co14" table:default-cell-style-name="Default"/>
        <table:table-column table:style-name="co14" table:default-cell-style-name="ce22"/>
        <table:table-column table:style-name="co14" table:number-columns-repeated="7" table:default-cell-style-name="Default"/>
        <table:table-column table:style-name="co14" table:number-columns-repeated="2" table:default-cell-style-name="ce44"/>
        <table:table-column table:style-name="co14" table:number-columns-repeated="2" table:default-cell-style-name="ce48"/>
        <table:table-row table:style-name="ro1">
          <table:table-cell table:style-name="ce87" office:value-type="string" table:number-columns-spanned="2" table:number-rows-spanned="1">
            <text:p>Pavadinimas:</text:p>
          </table:table-cell>
          <table:covered-table-cell table:style-name="ce88"/>
          <table:table-cell table:style-name="ce89" table:content-validation-name="val11" office:value-type="string" table:number-columns-spanned="3" table:number-rows-spanned="1">
            <text:p>Colector tier1 rate'ai</text:p>
          </table:table-cell>
          <table:covered-table-cell table:style-name="ce90"/>
          <table:covered-table-cell/>
          <table:table-cell table:number-columns-repeated="2"/>
          <table:table-cell table:style-name="ce91" table:number-columns-repeated="5"/>
          <table:table-cell table:style-name="Default" table:number-columns-repeated="2"/>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ext:p>pow (c)</text:p>
          </table:table-cell>
          <table:table-cell table:style-name="ce33"/>
          <table:table-cell table:style-name="ce34"/>
          <table:table-cell table:style-name="ce20" office:value-type="string">
            <text:p>exp (d)</text:p>
          </table:table-cell>
          <table:table-cell table:style-name="ce42" table:number-columns-repeated="2"/>
          <table:table-cell table:style-name="ce43"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row>
        <table:table-row table:style-name="ro1">
          <table:table-cell office:value-type="float" office:value="1">
            <text:p>1</text:p>
          </table:table-cell>
          <table:table-cell table:formula="of:=VLOOKUP([.$C$1];[Main.$B$2:Main.$K$332]; 2; 0)/60" office:value-type="float" office:value="0">
            <text:p>#N/A</text:p>
          </table:table-cell>
          <table:table-cell table:formula="of:=VLOOKUP([.$C$1];[Main.$B$2:Main.$K$332]; 3; 0)*([.$A3]+VLOOKUP([.$C$1];[Main.$B$2:Main.$K$332];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32]; 2; 0)/60" office:value-type="float" office:value="0">
            <text:p>#N/A</text:p>
          </table:table-cell>
          <table:table-cell table:formula="of:=VLOOKUP([.$C$1];[Main.$B$2:Main.$K$332]; 3; 0)*([.$A4]+VLOOKUP([.$C$1];[Main.$B$2:Main.$K$332];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32]; 2; 0)/60" office:value-type="float" office:value="0">
            <text:p>#N/A</text:p>
          </table:table-cell>
          <table:table-cell table:formula="of:=VLOOKUP([.$C$1];[Main.$B$2:Main.$K$332]; 3; 0)*([.$A5]+VLOOKUP([.$C$1];[Main.$B$2:Main.$K$332];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32]; 2; 0)/60" office:value-type="float" office:value="0">
            <text:p>#N/A</text:p>
          </table:table-cell>
          <table:table-cell table:formula="of:=VLOOKUP([.$C$1];[Main.$B$2:Main.$K$332]; 3; 0)*([.$A6]+VLOOKUP([.$C$1];[Main.$B$2:Main.$K$332];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32]; 2; 0)/60" office:value-type="float" office:value="0">
            <text:p>#N/A</text:p>
          </table:table-cell>
          <table:table-cell table:formula="of:=VLOOKUP([.$C$1];[Main.$B$2:Main.$K$332]; 3; 0)*([.$A7]+VLOOKUP([.$C$1];[Main.$B$2:Main.$K$332];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32]; 2; 0)/60" office:value-type="float" office:value="0">
            <text:p>#N/A</text:p>
          </table:table-cell>
          <table:table-cell table:formula="of:=VLOOKUP([.$C$1];[Main.$B$2:Main.$K$332]; 3; 0)*([.$A8]+VLOOKUP([.$C$1];[Main.$B$2:Main.$K$332];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32]; 2; 0)/60" office:value-type="float" office:value="0">
            <text:p>#N/A</text:p>
          </table:table-cell>
          <table:table-cell table:formula="of:=VLOOKUP([.$C$1];[Main.$B$2:Main.$K$332]; 3; 0)*([.$A9]+VLOOKUP([.$C$1];[Main.$B$2:Main.$K$332];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32]; 2; 0)/60" office:value-type="float" office:value="0">
            <text:p>#N/A</text:p>
          </table:table-cell>
          <table:table-cell table:formula="of:=VLOOKUP([.$C$1];[Main.$B$2:Main.$K$332]; 3; 0)*([.$A10]+VLOOKUP([.$C$1];[Main.$B$2:Main.$K$332];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32]; 2; 0)/60" office:value-type="float" office:value="0">
            <text:p>#N/A</text:p>
          </table:table-cell>
          <table:table-cell table:formula="of:=VLOOKUP([.$C$1];[Main.$B$2:Main.$K$332]; 3; 0)*([.$A11]+VLOOKUP([.$C$1];[Main.$B$2:Main.$K$332];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32]; 2; 0)/60" office:value-type="float" office:value="0">
            <text:p>#N/A</text:p>
          </table:table-cell>
          <table:table-cell table:formula="of:=VLOOKUP([.$C$1];[Main.$B$2:Main.$K$332]; 3; 0)*([.$A12]+VLOOKUP([.$C$1];[Main.$B$2:Main.$K$332];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34:.$E$336"/>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10">2011-01-10</text:date>, <text:time>10:40: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1-10T10:40:34</dc:date>
    <dc:creator>Artūras Šlajus</dc:creator>
    <meta:editing-duration>PT62H10M28S</meta:editing-duration>
    <meta:editing-cycles>320</meta:editing-cycles>
    <meta:generator>OpenOffice.org/3.2$Linux OpenOffice.org_project/320m19$Build-9505</meta:generator>
    <meta:document-statistic meta:table-count="5" meta:cell-count="4748"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mult1, level2, coefs2, mult2, num_levels)
	value1 = superformula(level1, coefs1) * mult1
	value2 = superformula(level2, coefs2) * mult2
	diff = value2 - value1
	dim res(8) as Double
	res(0) = value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or damage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